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A3000001088E4B0FD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52cm" svg:stroke-color="#579d1c" draw:marker-start-width="0.427cm" draw:marker-end-width="0.427cm" draw:fill="none" draw:textarea-horizontal-align="justify" draw:textarea-vertical-align="middle" draw:auto-grow-height="false" fo:padding-top="0.2cm" fo:padding-bottom="0.2cm" fo:padding-left="0.325cm" fo:padding-right="0.325cm"/>
    </style:style>
    <style:style style:name="gr3" style:family="graphic" style:parent-style-name="objectwithoutfill">
      <style:graphic-properties svg:stroke-width="0.102cm" svg:stroke-color="#579d1c" draw:marker-start-width="0.352cm" draw:marker-end="Arrow" draw:marker-end-width="0.452cm" draw:fill="none" draw:textarea-vertical-align="middle" fo:padding-top="0.175cm" fo:padding-bottom="0.175cm" fo:padding-left="0.3cm" fo:padding-right="0.3cm"/>
    </style:style>
    <style:style style:name="gr4" style:family="graphic" style:parent-style-name="objectwithoutfill">
      <style:graphic-properties draw:stroke="dash"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solid" draw:fill-color="#004586" draw:opacity="100%" draw:auto-grow-height="true" draw:auto-grow-width="false" fo:max-height="0cm" fo:min-height="0cm" draw:shadow-opacity="100%"/>
    </style:style>
    <style:style style:name="gr7" style:family="graphic" style:parent-style-name="standard">
      <style:graphic-properties draw:stroke="none" svg:stroke-color="#000000" draw:fill="solid" draw:fill-color="#579d1c" draw:opacity="100%" draw:auto-grow-height="true" draw:auto-grow-width="false" fo:max-height="0cm" fo:min-height="0cm" draw:shadow-opacity="100%"/>
    </style:style>
    <style:style style:name="gr8" style:family="graphic" style:parent-style-name="objectwithoutfill">
      <style:graphic-properties svg:stroke-color="#004586" draw:marker-end="Arrow" draw:marker-end-width="0.3cm" draw:fill="none" draw:textarea-vertical-align="middle"/>
    </style:style>
    <style:style style:name="gr9" style:family="graphic" style:parent-style-name="objectwithoutfill">
      <style:graphic-properties svg:stroke-color="#579d1c" draw:marker-end="Arrow" draw:marker-end-width="0.3cm" draw:fill="none" draw:textarea-vertical-align="middle"/>
    </style:style>
    <style:style style:name="gr10" style:family="graphic" style:parent-style-name="standard">
      <style:graphic-properties svg:stroke-width="0.152cm" svg:stroke-color="#0084d1" draw:marker-start-width="0.427cm" draw:marker-end-width="0.427cm" draw:fill="none" draw:textarea-horizontal-align="justify" draw:textarea-vertical-align="middle" draw:auto-grow-height="false" fo:padding-top="0.2cm" fo:padding-bottom="0.2cm" fo:padding-left="0.325cm" fo:padding-right="0.325cm"/>
    </style:style>
    <style:style style:name="gr11"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12" style:family="graphic" style:parent-style-name="standard">
      <style:graphic-properties draw:stroke="none" svg:stroke-color="#000000" draw:fill="solid" draw:fill-color="#0084d1" draw:opacity="100%" draw:auto-grow-height="true" draw:auto-grow-width="false" fo:max-height="0cm" fo:min-height="0cm" draw:shadow-opacity="100%"/>
    </style:style>
    <style:style style:name="gr13" style:family="graphic" style:parent-style-name="objectwithoutfill">
      <style:graphic-properties svg:stroke-color="#0084d1" draw:marker-end="Arrow" draw:marker-end-width="0.3cm" draw:fill="none" draw:textarea-vertical-align="middle"/>
    </style:style>
    <style:style style:name="gr14" style:family="graphic" style:parent-style-name="standard">
      <style:graphic-properties draw:stroke="none" svg:stroke-color="#000000" draw:fill="solid" draw:fill-color="#c5000b" draw:opacity="100%" draw:auto-grow-height="true" draw:auto-grow-width="false" fo:max-height="0cm" fo:min-height="0cm" draw:shadow-opacity="100%"/>
    </style:style>
    <style:style style:name="gr15" style:family="graphic" style:parent-style-name="objectwithoutfill">
      <style:graphic-properties svg:stroke-color="#c5000b" draw:marker-end="Arrow" draw:marker-end-width="0.3cm" draw:fill="none" draw:textarea-vertical-align="middle"/>
    </style:style>
    <style:style style:name="gr16"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17"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18" style:family="graphic" style:parent-style-name="standard">
      <style:graphic-properties svg:stroke-width="0.152cm" draw:marker-start-width="0.427cm" draw:marker-end-width="0.427cm" draw:fill="solid" draw:fill-color="#aecf00" draw:opacity="100%" draw:textarea-horizontal-align="justify" draw:textarea-vertical-align="middle" draw:auto-grow-height="false" fo:padding-top="0.2cm" fo:padding-bottom="0.2cm" fo:padding-left="0.325cm" fo:padding-right="0.325cm" draw:shadow-opacity="100%"/>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21" style:family="graphic" style:parent-style-name="objectwithoutfill">
      <style:graphic-properties svg:stroke-width="0.051cm" draw:marker-start="Arrowheads_20_3" draw:marker-start-width="0.276cm" draw:marker-end="" draw:marker-end-width="0.376cm" draw:fill="none" draw:textarea-vertical-align="middle" fo:padding-top="0.15cm" fo:padding-bottom="0.15cm" fo:padding-left="0.275cm" fo:padding-right="0.275cm"/>
    </style:style>
    <style:style style:name="gr22" style:family="graphic" style:parent-style-name="standard">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23" style:family="graphic" style:parent-style-name="standard">
      <style:graphic-properties draw:stroke="none" svg:stroke-color="#000000" draw:fill="none" draw:fill-color="#ffffff" draw:auto-grow-height="true" draw:auto-grow-width="false" fo:max-height="0cm" fo:min-height="7.878cm"/>
    </style:style>
    <style:style style:name="gr24" style:family="graphic" style:parent-style-name="standard">
      <style:graphic-properties draw:stroke="none" svg:stroke-color="#000000" draw:fill="none" draw:fill-color="#ffffff" draw:auto-grow-height="true" draw:auto-grow-width="false" fo:max-height="0cm" fo:min-height="15.752cm"/>
    </style:style>
    <style:style style:name="gr25" style:family="graphic" style:parent-style-name="standard">
      <style:graphic-properties draw:stroke="none" svg:stroke-color="#000000" draw:fill="none" draw:fill-color="#ffffff" draw:auto-grow-height="true" draw:auto-grow-width="false" fo:max-height="0cm" fo:min-height="9.402cm"/>
    </style:style>
    <style:style style:name="gr26" style:family="graphic" style:parent-style-name="standard">
      <style:graphic-properties draw:stroke="none" svg:stroke-color="#000000" draw:fill="none" draw:fill-color="#ffffff" draw:auto-grow-height="true" draw:auto-grow-width="false" fo:max-height="0cm" fo:min-height="1.274cm"/>
    </style:style>
    <style:style style:name="gr27" style:family="graphic" style:parent-style-name="standard" style:list-style-name="L2">
      <style:graphic-properties draw:stroke="none" svg:stroke-color="#000000" draw:fill="none" draw:fill-color="#ffffff" draw:auto-grow-height="true" draw:auto-grow-width="false" fo:max-height="0cm" fo:min-height="3.605cm"/>
    </style:style>
    <style:style style:name="gr28" style:family="graphic" style:parent-style-name="standard">
      <style:graphic-properties draw:stroke="none" svg:stroke-color="#000000" draw:fill="none" draw:fill-color="#ffffff" draw:auto-grow-height="true" draw:auto-grow-width="false" fo:max-height="0cm" fo:min-height="3.052cm"/>
    </style:style>
    <style:style style:name="gr29" style:family="graphic" style:parent-style-name="standard">
      <style:graphic-properties draw:stroke="none" svg:stroke-color="#000000" draw:fill="none" draw:fill-color="#ffffff" draw:auto-grow-height="true" draw:auto-grow-width="false" fo:max-height="0cm" fo:min-height="6.862cm"/>
    </style:style>
    <style:style style:name="gr30" style:family="graphic" style:parent-style-name="standard">
      <style:graphic-properties draw:stroke="none" svg:stroke-color="#000000" draw:fill="none" draw:fill-color="#ffffff" draw:auto-grow-height="true" draw:auto-grow-width="false" fo:max-height="0cm" fo:min-height="15.991cm"/>
    </style:style>
    <style:style style:name="gr31" style:family="graphic" style:parent-style-name="objectwithoutfill">
      <style:graphic-properties draw:stroke="solid"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32" style:family="graphic" style:parent-style-name="standard">
      <style:graphic-properties draw:stroke="none" svg:stroke-color="#000000" draw:fill="none" draw:fill-color="#ffffff" draw:auto-grow-height="true" draw:auto-grow-width="false" fo:max-height="0cm" fo:min-height="0.766cm"/>
    </style:style>
    <style:style style:name="gr33" style:family="graphic" style:parent-style-name="standard">
      <style:graphic-properties draw:stroke="none" svg:stroke-color="#000000" draw:fill="solid" draw:fill-color="#004586" draw:opacity="50%" draw:auto-grow-height="true" draw:auto-grow-width="false" fo:max-height="0cm" fo:min-height="0cm" draw:shadow-opacity="50%"/>
    </style:style>
    <style:style style:name="gr34" style:family="graphic" style:parent-style-name="objectwithoutfill">
      <style:graphic-properties draw:stroke="dash" draw:stroke-dash="Fine_20_Dashed_20__28_var_29_" svg:stroke-width="0cm" draw:marker-start="" draw:marker-start-width="0.124cm" draw:marker-end="Arrowheads_20_3" draw:marker-end-width="0.077cm" draw:fill="none" draw:textarea-vertical-align="middle" fo:padding-top="0.125cm" fo:padding-bottom="0.125cm" fo:padding-left="0.25cm" fo:padding-right="0.25cm"/>
    </style:style>
    <style:style style:name="gr35" style:family="graphic" style:parent-style-name="standard">
      <style:graphic-properties draw:stroke="none" svg:stroke-color="#000000" draw:fill="none" draw:fill-color="#ffffff" draw:auto-grow-height="true" draw:auto-grow-width="false" fo:max-height="0cm" fo:min-height="2.036cm"/>
    </style:style>
    <style:style style:name="gr36" style:family="graphic" style:parent-style-name="standard" style:list-style-name="L2">
      <style:graphic-properties draw:stroke="none" svg:stroke-color="#000000" draw:fill="none" draw:fill-color="#ffffff" draw:auto-grow-height="true" draw:auto-grow-width="false" fo:max-height="0cm" fo:min-height="1.274cm"/>
    </style:style>
    <style:style style:name="gr37" style:family="graphic" style:parent-style-name="objectwithoutfill">
      <style:graphic-properties draw:stroke="dash"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0.709cm"/>
    </style:style>
    <style:style style:name="gr39" style:family="graphic" style:parent-style-name="standard">
      <style:graphic-properties draw:stroke="none" svg:stroke-color="#000000" draw:fill="solid" draw:fill-color="#579d1c" draw:opacity="100%" draw:auto-grow-height="true" draw:auto-grow-width="false" fo:max-height="0cm" fo:min-height="0.709cm" draw:shadow-opacity="100%"/>
    </style:style>
    <style:style style:name="gr40" style:family="graphic" style:parent-style-name="standard">
      <style:graphic-properties draw:stroke="none" svg:stroke-color="#000000" draw:fill="solid" draw:fill-color="#004586" draw:opacity="100%" draw:auto-grow-height="true" draw:auto-grow-width="false" fo:max-height="0cm" fo:min-height="0.466cm" draw:shadow-opacity="100%"/>
    </style:style>
    <style:style style:name="gr41" style:family="graphic" style:parent-style-name="standard">
      <style:graphic-properties draw:stroke="none" svg:stroke-color="#000000" draw:fill="solid" draw:fill-color="#c5000b" draw:opacity="100%" draw:auto-grow-height="true" draw:auto-grow-width="false" fo:max-height="0cm" fo:min-height="0.709cm" draw:shadow-opacity="100%"/>
    </style:style>
    <style:style style:name="gr42" style:family="graphic" style:parent-style-name="standard">
      <style:graphic-properties draw:stroke="none" draw:fill="none" fo:min-height="0.867cm"/>
    </style:style>
    <style:style style:name="gr43" style:family="graphic" style:parent-style-name="objectwithoutfill">
      <style:graphic-properties draw:stroke="dash" draw:stroke-dash="Fine_20_Dashed_20__28_var_29_" svg:stroke-color="#c5000b" draw:marker-end="Arrow" draw:marker-end-width="0.3cm" draw:fill="none" draw:textarea-vertical-align="middle"/>
    </style:style>
    <style:style style:name="gr44" style:family="graphic" style:parent-style-name="objectwithoutfill">
      <style:graphic-properties svg:stroke-width="0.152cm" svg:stroke-color="#c5000b" draw:marker-start-width="0.427cm" draw:marker-end-width="0.427cm" draw:fill="none" draw:textarea-vertical-align="middle" fo:padding-top="0.2cm" fo:padding-bottom="0.2cm" fo:padding-left="0.325cm" fo:padding-right="0.325cm"/>
    </style:style>
    <style:style style:name="gr45" style:family="graphic" style:parent-style-name="standard">
      <style:graphic-properties draw:textarea-horizontal-align="left" draw:textarea-vertical-align="top" draw:auto-grow-height="false"/>
    </style:style>
    <style:style style:name="gr46" style:family="graphic" style:parent-style-name="standard">
      <style:graphic-properties draw:textarea-horizontal-align="justify" draw:textarea-vertical-align="middle" draw:auto-grow-height="false"/>
    </style:style>
    <style:style style:name="gr47" style:family="graphic" style:parent-style-name="standard">
      <style:graphic-properties svg:stroke-width="0.152cm" svg:stroke-color="#c5000b" draw:marker-start-width="0.427cm" draw:marker-end-width="0.427cm" draw:fill="none" draw:textarea-horizontal-align="justify" draw:textarea-vertical-align="middle" draw:auto-grow-height="false" fo:padding-top="0.2cm" fo:padding-bottom="0.2cm" fo:padding-left="0.325cm" fo:padding-right="0.325cm"/>
    </style:style>
    <style:style style:name="gr48" style:family="graphic" style:parent-style-name="objectwithoutfill">
      <style:graphic-properties draw:stroke="solid" draw:stroke-dash="Fine_20_Dashed" svg:stroke-width="0.102cm" svg:stroke-color="#c5000b" draw:marker-start-width="0.352cm" draw:marker-end="Arrow" draw:marker-end-width="0.452cm" draw:fill="none" draw:textarea-vertical-align="middle" fo:padding-top="0.175cm" fo:padding-bottom="0.175cm" fo:padding-left="0.3cm" fo:padding-right="0.3cm"/>
    </style:style>
    <style:style style:name="gr49" style:family="graphic" style:parent-style-name="standard">
      <style:graphic-properties draw:stroke="none" svg:stroke-color="#000000" draw:fill="none" draw:fill-color="#ffffff" draw:auto-grow-height="true" draw:auto-grow-width="false" fo:max-height="0cm" fo:min-height="10.315cm"/>
    </style:style>
    <style:style style:name="gr50" style:family="graphic" style:parent-style-name="standard">
      <style:graphic-properties svg:stroke-width="0.152cm" svg:stroke-color="#ff420e" draw:marker-start-width="0.427cm" draw:marker-end-width="0.427cm" draw:fill="none" draw:textarea-horizontal-align="justify" draw:textarea-vertical-align="middle" draw:auto-grow-height="false" fo:padding-top="0.2cm" fo:padding-bottom="0.2cm" fo:padding-left="0.325cm" fo:padding-right="0.325cm"/>
    </style:style>
    <style:style style:name="gr51"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52"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53" style:family="graphic" style:parent-style-name="objectwithoutfill">
      <style:graphic-properties svg:stroke-width="0.152cm" svg:stroke-color="#579d1c" draw:marker-start-width="0.427cm" draw:marker-end="Arrow" draw:marker-end-width="0.527cm" draw:fill="none" draw:textarea-vertical-align="middle" fo:padding-top="0.2cm" fo:padding-bottom="0.2cm" fo:padding-left="0.325cm" fo:padding-right="0.325cm"/>
    </style:style>
    <style:style style:name="gr54" style:family="graphic" style:parent-style-name="objectwithoutfill">
      <style:graphic-properties svg:stroke-width="0.152cm" svg:stroke-color="#579d1c" draw:marker-start="Arrow" draw:marker-start-width="0.527cm" draw:marker-end="Arrow" draw:marker-end-width="0.527cm" draw:fill="none" draw:textarea-vertical-align="middle" fo:padding-top="0.2cm" fo:padding-bottom="0.2cm" fo:padding-left="0.325cm" fo:padding-right="0.325cm"/>
    </style:style>
    <style:style style:name="gr55" style:family="graphic" style:parent-style-name="standard">
      <style:graphic-properties draw:stroke="none" svg:stroke-color="#000000" draw:fill="none" draw:fill-color="#ffffff" draw:auto-grow-height="true" draw:auto-grow-width="false" fo:max-height="0cm" fo:min-height="1.02cm"/>
    </style:style>
    <style:style style:name="gr56" style:family="graphic" style:parent-style-name="objectwithoutfill">
      <style:graphic-properties svg:stroke-width="0.102cm" svg:stroke-color="#c5000b" draw:marker-start-width="0.352cm" draw:marker-end-width="0.352cm" draw:fill="none" draw:textarea-vertical-align="middle" fo:padding-top="0.175cm" fo:padding-bottom="0.175cm" fo:padding-left="0.3cm" fo:padding-right="0.3cm"/>
    </style:style>
    <style:style style:name="gr57" style:family="graphic" style:parent-style-name="objectwithoutfill">
      <style:graphic-properties draw:stroke="solid"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58" style:family="graphic" style:parent-style-name="objectwithoutfill">
      <style:graphic-properties draw:stroke="dash" draw:stroke-dash="Ultrafine_20_2_20_Dots_20_3_20_Dashes" svg:stroke-width="0.102cm" svg:stroke-color="#579d1c" draw:marker-start-width="0.352cm" draw:marker-end="Arrow" draw:marker-end-width="0.452cm" draw:fill="none" draw:textarea-vertical-align="middle" fo:padding-top="0.175cm" fo:padding-bottom="0.175cm" fo:padding-left="0.3cm" fo:padding-right="0.3cm"/>
    </style:style>
    <style:style style:name="gr59" style:family="graphic" style:parent-style-name="objectwithoutfill">
      <style:graphic-properties draw:stroke="dash" draw:stroke-dash="Ultrafine_20_2_20_Dots_20_3_20_Dashes" svg:stroke-width="0.102cm" svg:stroke-color="#0084d1" draw:marker-start-width="0.352cm" draw:marker-end="Arrow" draw:marker-end-width="0.452cm" draw:fill="none" draw:textarea-vertical-align="middle" fo:padding-top="0.175cm" fo:padding-bottom="0.175cm" fo:padding-left="0.3cm" fo:padding-right="0.3cm"/>
    </style:style>
    <style:style style:name="gr60" style:family="graphic" style:parent-style-name="standard">
      <style:graphic-properties draw:stroke="none" draw:fill="none" fo:min-height="3.56cm"/>
    </style:style>
    <style:style style:name="gr61" style:family="graphic" style:parent-style-name="standard">
      <style:graphic-properties draw:stroke="none" draw:fill="none" fo:min-height="5.472cm"/>
    </style:style>
    <style:style style:name="gr62" style:family="graphic" style:parent-style-name="standard">
      <style:graphic-properties draw:stroke="none" draw:fill="none" fo:min-height="5.084cm"/>
    </style:style>
    <style:style style:name="gr63" style:family="graphic" style:parent-style-name="standard">
      <style:graphic-properties svg:stroke-width="0.152cm" svg:stroke-color="#579d1c" draw:marker-start-width="0.427cm" draw:marker-end-width="0.427cm" draw:fill="none" draw:opacity="100%" draw:textarea-horizontal-align="justify" draw:textarea-vertical-align="middle" draw:auto-grow-height="false" fo:padding-top="0.2cm" fo:padding-bottom="0.2cm" fo:padding-left="0.325cm" fo:padding-right="0.325cm" draw:shadow-offset-x="0.203cm" draw:shadow-offset-y="0.203cm" draw:shadow-opacity="100%"/>
    </style:style>
    <style:style style:name="gr64" style:family="graphic" style:parent-style-name="objectwithoutfill">
      <style:graphic-properties draw:stroke="solid" draw:stroke-dash="Fine_20_Dashed" svg:stroke-width="0.102cm" svg:stroke-color="#0084d1" draw:marker-start-width="0.352cm" draw:marker-end="Arrow" draw:marker-end-width="0.452cm" draw:fill="none" draw:textarea-vertical-align="middle" fo:padding-top="0.175cm" fo:padding-bottom="0.175cm" fo:padding-left="0.3cm" fo:padding-right="0.3cm"/>
    </style:style>
    <style:style style:name="gr65" style:family="graphic" style:parent-style-name="objectwithoutfill">
      <style:graphic-properties draw:stroke="solid" draw:stroke-dash="Fine_20_Dotted" svg:stroke-width="0.102cm" svg:stroke-color="#0084d1" draw:marker-start-width="0.352cm" draw:marker-end="Arrow" draw:marker-end-width="0.4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_20__28_var_29_" svg:stroke-width="0.102cm" svg:stroke-color="#579d1c" draw:marker-start-width="0.352cm" draw:marker-end="Arrow" draw:marker-end-width="0.452cm" draw:fill="none" draw:textarea-vertical-align="middle" fo:padding-top="0.175cm" fo:padding-bottom="0.175cm" fo:padding-left="0.3cm" fo:padding-right="0.3cm"/>
    </style:style>
    <style:style style:name="gr67" style:family="graphic" style:parent-style-name="objectwithoutfill">
      <style:graphic-properties draw:stroke="dash"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68" style:family="graphic" style:parent-style-name="standard">
      <style:graphic-properties draw:stroke="none" draw:fill="none" fo:min-height="3.306cm"/>
    </style:style>
    <style:style style:name="gr69" style:family="graphic" style:parent-style-name="standard">
      <style:graphic-properties draw:stroke="none" svg:stroke-color="#000000" draw:fill="solid" draw:fill-color="#ff950e" draw:opacity="100%" draw:auto-grow-height="true" draw:auto-grow-width="false" fo:max-height="0cm" fo:min-height="0cm" draw:shadow-opacity="100%"/>
    </style:style>
    <style:style style:name="gr70" style:family="graphic" style:parent-style-name="standard">
      <style:graphic-properties svg:stroke-width="0.152cm" svg:stroke-color="#ff950e" draw:marker-start-width="0.427cm" draw:marker-end-width="0.427cm" draw:fill="none" draw:textarea-horizontal-align="justify" draw:textarea-vertical-align="middle" draw:auto-grow-height="false" fo:padding-top="0.2cm" fo:padding-bottom="0.2cm" fo:padding-left="0.325cm" fo:padding-right="0.325cm"/>
    </style:style>
    <style:style style:name="gr71" style:family="graphic" style:parent-style-name="standard">
      <style:graphic-properties svg:stroke-width="0.152cm" svg:stroke-color="#00ae00" draw:marker-start-width="0.427cm" draw:marker-end-width="0.427cm" draw:fill="none" draw:textarea-horizontal-align="justify" draw:textarea-vertical-align="middle" draw:auto-grow-height="false" fo:padding-top="0.2cm" fo:padding-bottom="0.2cm" fo:padding-left="0.325cm" fo:padding-right="0.325cm"/>
    </style:style>
    <style:style style:name="gr72" style:family="graphic" style:parent-style-name="objectwithoutfill">
      <style:graphic-properties draw:stroke="solid" draw:stroke-dash="Ultrafine_20_2_20_Dots_20_3_20_Dashes" svg:stroke-width="0.051cm" svg:stroke-color="#ff950e" draw:marker-start-width="0.276cm" draw:marker-end="Arrow" draw:marker-end-width="0.376cm" draw:fill="none" draw:textarea-vertical-align="middle" fo:padding-top="0.15cm" fo:padding-bottom="0.15cm" fo:padding-left="0.275cm" fo:padding-right="0.275cm"/>
    </style:style>
    <style:style style:name="gr73" style:family="graphic" style:parent-style-name="objectwithoutfill">
      <style:graphic-properties draw:stroke="solid" draw:stroke-dash="Ultrafine_20_2_20_Dots_20_3_20_Dashes" svg:stroke-width="0.051cm" svg:stroke-color="#00ae00" draw:marker-start-width="0.276cm" draw:marker-end="Arrow" draw:marker-end-width="0.376cm" draw:fill="none" draw:textarea-vertical-align="middle" fo:padding-top="0.15cm" fo:padding-bottom="0.15cm" fo:padding-left="0.275cm" fo:padding-right="0.275cm"/>
    </style:style>
    <style:style style:name="gr74" style:family="graphic" style:parent-style-name="standard">
      <style:graphic-properties draw:stroke="none" svg:stroke-color="#000000" draw:fill="solid" draw:fill-color="#00ae00" draw:opacity="100%" draw:auto-grow-height="true" draw:auto-grow-width="false" fo:max-height="0cm" fo:min-height="0cm" draw:shadow-opacity="100%"/>
    </style:style>
    <style:style style:name="gr75" style:family="graphic" style:parent-style-name="standard">
      <style:graphic-properties draw:stroke="dash" draw:stroke-dash="Ultrafine_20_2_20_Dots_20_3_20_Dashes" draw:textarea-horizontal-align="justify" draw:textarea-vertical-align="middle" draw:auto-grow-height="false" fo:min-height="0cm" fo:min-width="0cm" fo:wrap-option="no-wrap"/>
    </style:style>
    <style:style style:name="gr76" style:family="graphic" style:parent-style-name="objectwithoutfill">
      <style:graphic-properties draw:stroke="solid" draw:stroke-dash="Ultrafine_20_2_20_Dots_20_3_20_Dashes" svg:stroke-width="0.051cm" svg:stroke-color="#c5000b" draw:marker-start-width="0.276cm" draw:marker-end="Arrow" draw:marker-end-width="0.376cm" draw:fill="none" draw:textarea-vertical-align="middle" fo:padding-top="0.15cm" fo:padding-bottom="0.15cm" fo:padding-left="0.275cm" fo:padding-right="0.275cm"/>
    </style:style>
    <style:style style:name="gr77" style:family="graphic" style:parent-style-name="standard">
      <style:graphic-properties draw:stroke="none" draw:fill="none" fo:min-height="2.443cm"/>
    </style:style>
    <style:style style:name="gr78" style:family="graphic" style:parent-style-name="standard">
      <style:graphic-properties draw:stroke="none" draw:fill="none" fo:min-height="1.675cm"/>
    </style:style>
    <style:style style:name="gr79" style:family="graphic" style:parent-style-name="standard">
      <style:graphic-properties draw:stroke="none" draw:stroke-dash="Ultrafine_20_2_20_Dots_20_3_20_Dashes" draw:fill="none" fo:min-height="0.867cm"/>
    </style:style>
    <style:style style:name="gr80" style:family="graphic" style:parent-style-name="objectwithoutfill">
      <style:graphic-properties draw:stroke="solid" draw:stroke-dash="Ultrafine_20_2_20_Dots_20_3_20_Dashes" svg:stroke-width="0.102cm" svg:stroke-color="#800000" draw:marker-start-width="0.352cm" draw:marker-end-width="0.352cm" draw:fill="none" draw:textarea-vertical-align="middle" fo:padding-top="0.175cm" fo:padding-bottom="0.175cm" fo:padding-left="0.3cm" fo:padding-right="0.3cm"/>
    </style:style>
    <style:style style:name="gr81" style:family="graphic" style:parent-style-name="standard">
      <style:graphic-properties draw:stroke="none" draw:stroke-dash="Ultrafine_20_2_20_Dots_20_3_20_Dashes" draw:fill="none" fo:min-height="1.732cm"/>
    </style:style>
    <style:style style:name="gr82" style:family="graphic" style:parent-style-name="objectwithoutfill">
      <style:graphic-properties draw:stroke="solid"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83" style:family="graphic" style:parent-style-name="standard">
      <style:graphic-properties draw:stroke="none" draw:stroke-dash="Ultrafine_20_2_20_Dots_20_3_20_Dashes" draw:fill="none" fo:min-height="2.99cm"/>
    </style:style>
    <style:style style:name="gr84" style:family="graphic" style:parent-style-name="objectwithoutfill">
      <style:graphic-properties draw:stroke="dash" draw:stroke-dash="Fine_20_Dashed" svg:stroke-width="0.102cm" svg:stroke-color="#ff950e" draw:marker-start-width="0.352cm" draw:marker-end="Arrow" draw:marker-end-width="0.452cm" draw:fill="none" draw:textarea-vertical-align="middle" fo:padding-top="0.175cm" fo:padding-bottom="0.175cm" fo:padding-left="0.3cm" fo:padding-right="0.3cm"/>
    </style:style>
    <style:style style:name="gr85" style:family="graphic" style:parent-style-name="objectwithoutfill">
      <style:graphic-properties draw:stroke="dash" draw:stroke-dash="Fine_20_Dashed" svg:stroke-width="0.102cm" svg:stroke-color="#00ae00" draw:marker-start-width="0.352cm" draw:marker-end="Arrow" draw:marker-end-width="0.452cm" draw:fill="none" draw:textarea-vertical-align="middle" fo:padding-top="0.175cm" fo:padding-bottom="0.175cm" fo:padding-left="0.3cm" fo:padding-right="0.3cm"/>
    </style:style>
    <style:style style:name="pr1" style:family="presentation" style:parent-style-name="Bticino-title">
      <style:graphic-properties fo:min-height="1.702cm"/>
    </style:style>
    <style:style style:name="pr2" style:family="presentation" style:parent-style-name="Bticino-title">
      <style:graphic-properties draw:stroke="none" draw:fill="none" fo:min-height="1.733cm"/>
    </style:style>
    <style:style style:name="pr3" style:family="presentation" style:parent-style-name="Bticino-notes">
      <style:graphic-properties draw:fill-color="#ffffff" draw:auto-grow-height="true" fo:min-height="12.56cm"/>
    </style:style>
    <style:style style:name="pr4" style:family="presentation" style:parent-style-name="Bticino-outline1">
      <style:graphic-properties fo:min-height="15.244cm"/>
    </style:style>
    <style:style style:name="pr5" style:family="presentation" style:parent-style-name="Bticino-outline1" style:list-style-name="L2">
      <style:graphic-properties fo:min-height="15.244cm"/>
    </style:style>
    <style:style style:name="P1" style:family="paragraph">
      <style:text-properties fo:font-family="'Ubuntu Condensed'" style:font-pitch="variable" fo:font-size="72pt" style:font-size-asian="72pt" style:font-size-complex="72pt"/>
    </style:style>
    <style:style style:name="P2" style:family="paragraph">
      <style:text-properties fo:font-size="12pt"/>
    </style:style>
    <style:style style:name="P3" style:family="paragraph">
      <style:paragraph-properties fo:text-align="center"/>
      <style:text-properties fo:font-family="'Ubuntu Condensed'" style:font-pitch="variable"/>
    </style:style>
    <style:style style:name="P4" style:family="paragraph">
      <style:text-properties fo:font-family="'Ubuntu Condensed'" style:font-pitch="variable"/>
    </style:style>
    <style:style style:name="P5" style:family="paragraph">
      <style:text-properties fo:font-family="'Ubuntu Condensed'" style:font-pitch="variable" fo:font-size="18pt"/>
    </style:style>
    <style:style style:name="P6" style:family="paragraph">
      <style:paragraph-properties fo:text-align="center"/>
    </style:style>
    <style:style style:name="P7" style:family="paragraph">
      <style:paragraph-properties fo:text-align="center"/>
      <style:text-properties fo:color="#ffffff" fo:font-family="'Ubuntu Condensed'" style:font-pitch="variable" fo:font-size="18pt"/>
    </style:style>
    <style:style style:name="P8" style:family="paragraph">
      <style:paragraph-properties fo:text-align="center"/>
      <style:text-properties fo:color="#7e0021" fo:font-family="'Ubuntu Condensed'" style:font-pitch="variable" fo:font-weight="bold" style:font-weight-asian="bold" style:font-weight-complex="bold"/>
    </style:style>
    <style:style style:name="P9" style:family="paragraph">
      <style:paragraph-properties fo:text-align="start"/>
    </style:style>
    <style:style style:name="P10" style:family="paragraph">
      <style:paragraph-properties fo:text-align="start"/>
      <style:text-properties fo:color="#00ff00" fo:font-family="'Ubuntu Condensed'" style:font-pitch="variable" fo:font-weight="bold" style:font-weight-asian="bold" style:font-weight-complex="bold"/>
    </style:style>
    <style:style style:name="P11" style:family="paragraph">
      <style:text-properties fo:font-family="'Ubuntu Condensed'" style:font-style-name="Regular" style:font-pitch="variable" fo:font-size="32pt" style:font-size-asian="32pt" style:font-weight-asian="normal" style:font-size-complex="32pt" style:font-weight-complex="normal"/>
    </style:style>
    <style:style style:name="P12" style:family="paragraph">
      <style:text-properties fo:font-family="'Ubuntu Condensed'" style:font-pitch="variable" fo:font-size="32pt" style:font-size-asian="32pt" style:font-size-complex="32pt"/>
    </style:style>
    <style:style style:name="P13" style:family="paragraph">
      <style:text-properties fo:font-family="Ubuntu" style:font-pitch="variable" fo:font-size="32pt" style:font-size-asian="32pt" style:font-size-complex="32pt"/>
    </style:style>
    <style:style style:name="P14" style:family="paragraph">
      <style:text-properties fo:font-family="'Ubuntu Condensed'" style:font-pitch="variable" fo:font-size="18pt" fo:font-weight="bold" style:font-weight-asian="bold" style:font-weight-complex="bold"/>
    </style:style>
    <style:style style:name="P15" style:family="paragraph">
      <style:paragraph-properties fo:text-align="start"/>
      <style:text-properties fo:color="#00ff00" fo:font-family="'Ubuntu Condensed'" style:font-pitch="variable" fo:font-size="18pt" fo:font-weight="bold" style:font-weight-asian="bold" style:font-weight-complex="bold"/>
    </style:style>
    <style:style style:name="P16" style:family="paragraph">
      <style:paragraph-properties fo:text-align="center"/>
      <style:text-properties fo:font-family="'Ubuntu Condensed'" style:font-pitch="variable" fo:font-size="13pt" style:font-size-asian="13pt" style:font-size-complex="13pt"/>
    </style:style>
    <style:style style:name="P17" style:family="paragraph">
      <style:text-properties fo:font-size="16pt" style:font-size-asian="16pt" style:font-size-complex="16pt"/>
    </style:style>
    <style:style style:name="P18" style:family="paragraph">
      <style:text-properties fo:font-family="'Ubuntu Condensed'" style:font-pitch="variable" fo:font-size="16pt" style:font-size-asian="16pt" style:font-size-complex="16pt"/>
    </style:style>
    <style:style style:name="P19" style:family="paragraph">
      <style:text-properties style:text-line-through-style="none"/>
    </style:style>
    <style:style style:name="P20" style:family="paragraph">
      <style:text-properties style:text-line-through-style="none" fo:font-family="'Ubuntu Condensed'" style:font-pitch="variable" fo:font-size="18pt" fo:font-weight="bold" style:font-weight-asian="bold" style:font-weight-complex="bold"/>
    </style:style>
    <style:style style:name="P21" style:family="paragraph">
      <style:text-properties style:text-line-through-style="none" fo:font-size="18pt" style:font-size-asian="18pt" style:font-weight-asian="normal" style:font-size-complex="18pt" style:font-weight-complex="normal"/>
    </style:style>
    <style:style style:name="P22" style:family="paragraph">
      <style:text-properties style:text-line-through-style="none" fo:font-family="'Ubuntu Condensed'" style:font-pitch="variable" fo:font-size="18pt" fo:font-weight="bold" style:font-size-asian="18pt" style:font-weight-asian="normal" style:font-size-complex="18pt" style:font-weight-complex="normal"/>
    </style:style>
    <style:style style:name="P23" style:family="paragraph">
      <style:text-properties fo:font-family="'Ubuntu Condensed'" style:font-pitch="variable" fo:font-size="15pt" style:font-size-asian="15pt" style:font-size-complex="15pt"/>
    </style:style>
    <style:style style:name="P24" style:family="paragraph">
      <style:text-properties fo:font-family="'Ubuntu Condensed'" style:font-pitch="variable" fo:font-size="18pt" style:font-size-asian="18pt" style:font-size-complex="18pt"/>
    </style:style>
    <style:style style:name="P25" style:family="paragraph">
      <style:text-properties fo:font-family="Ubuntu" style:font-pitch="variable" fo:font-size="18pt" style:font-size-asian="18pt" style:font-size-complex="18pt"/>
    </style:style>
    <style:style style:name="P26" style:family="paragraph">
      <style:text-properties fo:font-family="Ubuntu" style:font-pitch="variable" fo:font-size="22pt" style:font-size-asian="22pt" style:font-size-complex="22pt"/>
    </style:style>
    <style:style style:name="P27" style:family="paragraph">
      <style:text-properties fo:font-family="Ubuntu" style:font-pitch="variable" fo:font-size="22pt" style:text-underline-style="solid" style:text-underline-width="auto" style:text-underline-color="font-color" style:font-size-asian="22pt" style:font-size-complex="22pt"/>
    </style:style>
    <style:style style:name="P28" style:family="paragraph">
      <style:paragraph-properties fo:text-align="center"/>
      <style:text-properties fo:color="#ffffff" fo:font-family="UnPilgi" style:font-pitch="variable" fo:font-size="18pt"/>
    </style:style>
    <style:style style:name="P29" style:family="paragraph">
      <style:text-properties fo:color="#ffffff" fo:font-family="'Ubuntu Condensed'" style:font-pitch="variable" fo:font-size="15pt" fo:font-weight="bold" style:font-size-asian="15pt" style:font-weight-asian="bold" style:font-size-complex="15pt" style:font-weight-complex="bold"/>
    </style:style>
    <style:style style:name="P30" style:family="paragraph">
      <style:paragraph-properties fo:text-align="center"/>
      <style:text-properties fo:color="#ffffff" fo:font-family="'Ubuntu Condensed'" style:font-pitch="variable" fo:font-size="18pt" fo:font-weight="bold" style:font-weight-asian="bold" style:font-weight-complex="bold"/>
    </style:style>
    <style:style style:name="P31" style:family="paragraph">
      <style:paragraph-properties fo:text-align="center"/>
      <style:text-properties fo:color="#ffffff" fo:font-family="UnPilgi" style:font-pitch="variable" fo:font-size="18pt" fo:font-weight="bold" style:font-weight-asian="bold" style:font-weight-complex="bold"/>
    </style:style>
    <style:style style:name="T1" style:family="text">
      <style:text-properties fo:font-family="'Ubuntu Condensed'" style:font-pitch="variable" fo:font-size="72pt" style:font-size-asian="72pt" style:font-size-complex="72pt"/>
    </style:style>
    <style:style style:name="T2" style:family="text">
      <style:text-properties fo:font-family="Ubuntu" style:font-pitch="variable"/>
    </style:style>
    <style:style style:name="T3" style:family="text">
      <style:text-properties fo:font-family="'Ubuntu Condensed'" style:font-pitch="variable"/>
    </style:style>
    <style:style style:name="T4" style:family="text">
      <style:text-properties fo:color="#dd4814" fo:font-family="'Ubuntu Condensed'" style:font-pitch="variable"/>
    </style:style>
    <style:style style:name="T5" style:family="text">
      <style:text-properties fo:font-size="18pt"/>
    </style:style>
    <style:style style:name="T6" style:family="text">
      <style:text-properties fo:color="#ffffff" fo:font-size="18pt"/>
    </style:style>
    <style:style style:name="T7" style:family="text">
      <style:text-properties fo:font-family="'Ubuntu Condensed'" style:font-pitch="variable" fo:font-size="18pt"/>
    </style:style>
    <style:style style:name="T8" style:family="text">
      <style:text-properties fo:color="#7e0021" fo:font-family="'Ubuntu Condensed'" style:font-pitch="variable" fo:font-weight="bold" style:font-weight-asian="bold" style:font-weight-complex="bold"/>
    </style:style>
    <style:style style:name="T9" style:family="text">
      <style:text-properties fo:color="#0000ff" fo:font-family="'Ubuntu Condensed'" style:font-pitch="variable"/>
    </style:style>
    <style:style style:name="T10" style:family="text">
      <style:text-properties fo:color="#00ff00" fo:font-family="'Ubuntu Condensed'" style:font-pitch="variable" fo:font-weight="bold" style:font-weight-asian="bold" style:font-weight-complex="bold"/>
    </style:style>
    <style:style style:name="T11" style:family="text">
      <style:text-properties fo:color="#0000ff" fo:font-family="'Ubuntu Condensed'" style:font-pitch="variable" fo:font-weight="bold" style:font-weight-asian="bold" style:font-weight-complex="bold"/>
    </style:style>
    <style:style style:name="T12" style:family="text">
      <style:text-properties fo:color="#000000" fo:font-family="'Ubuntu Condensed'" style:font-pitch="variable"/>
    </style:style>
    <style:style style:name="T13" style:family="text">
      <style:text-properties fo:color="#0000ff" fo:font-family="Ubuntu" style:font-pitch="variable"/>
    </style:style>
    <style:style style:name="T14" style:family="text">
      <style:text-properties fo:font-family="'Ubuntu Condensed'" style:font-style-name="Regular" style:font-pitch="variable" fo:font-size="32pt" style:font-size-asian="32pt" style:font-weight-asian="normal" style:font-size-complex="32pt" style:font-weight-complex="normal"/>
    </style:style>
    <style:style style:name="T15" style:family="text">
      <style:text-properties fo:font-family="'Ubuntu Condensed'" style:font-style-name="Regular" style:font-pitch="variable" fo:font-size="28pt" style:font-size-asian="28pt" style:font-weight-asian="normal" style:font-size-complex="28pt" style:font-weight-complex="normal"/>
    </style:style>
    <style:style style:name="T16" style:family="text">
      <style:text-properties fo:font-family="'Ubuntu Condensed'" style:font-style-name="Regular" style:font-pitch="variable" fo:font-size="28pt" fo:font-weight="bold" style:font-size-asian="28pt" style:font-weight-asian="bold" style:font-size-complex="28pt" style:font-weight-complex="bold"/>
    </style:style>
    <style:style style:name="T17" style:family="text">
      <style:text-properties fo:color="#0000ff" fo:font-family="'Ubuntu Condensed'" style:font-style-name="Regular" style:font-pitch="variable" fo:font-size="28pt" fo:font-weight="bold" style:font-size-asian="28pt" style:font-weight-asian="bold" style:font-size-complex="28pt" style:font-weight-complex="bold"/>
    </style:style>
    <style:style style:name="T18" style:family="text">
      <style:text-properties fo:color="#0000ff" fo:font-family="'Ubuntu Condensed'" style:font-style-name="Regular" style:font-pitch="variable" fo:font-size="32pt" style:font-size-asian="32pt" style:font-weight-asian="normal" style:font-size-complex="32pt" style:font-weight-complex="normal"/>
    </style:style>
    <style:style style:name="T19" style:family="text">
      <style:text-properties fo:color="#000000" fo:font-family="'Ubuntu Condensed'" style:font-style-name="Regular" style:font-pitch="variable" fo:font-size="28pt" style:font-size-asian="28pt" style:font-weight-asian="normal" style:font-size-complex="28pt" style:font-weight-complex="normal"/>
    </style:style>
    <style:style style:name="T20" style:family="text">
      <style:text-properties fo:color="#ffff00" fo:font-family="'Ubuntu Condensed'" style:font-pitch="variable" fo:font-weight="bold" style:font-weight-asian="bold" style:font-weight-complex="bold"/>
    </style:style>
    <style:style style:name="T21" style:family="text">
      <style:text-properties fo:font-family="'Ubuntu Condensed'" style:font-pitch="variable" fo:font-size="32pt" style:font-size-asian="32pt" style:font-size-complex="32pt"/>
    </style:style>
    <style:style style:name="T22" style:family="text">
      <style:text-properties fo:color="#0000ff" fo:font-family="'Ubuntu Condensed'" style:font-pitch="variable" fo:font-size="32pt" fo:font-weight="bold" style:font-size-asian="32pt" style:font-weight-asian="bold" style:font-size-complex="32pt" style:font-weight-complex="bold"/>
    </style:style>
    <style:style style:name="T23" style:family="text">
      <style:text-properties fo:font-family="'Ubuntu Condensed'" style:font-pitch="variable" fo:font-size="22pt" style:font-size-asian="22pt" style:font-size-complex="22pt"/>
    </style:style>
    <style:style style:name="T24" style:family="text">
      <style:text-properties fo:font-family="'Ubuntu Condensed'" style:font-pitch="variable" fo:font-size="22pt" fo:font-weight="bold" style:font-size-asian="22pt" style:font-weight-asian="bold" style:font-size-complex="22pt" style:font-weight-complex="bold"/>
    </style:style>
    <style:style style:name="T25" style:family="text">
      <style:text-properties fo:color="#0000ff" fo:font-family="'Ubuntu Condensed'" style:font-pitch="variable" fo:font-size="32pt" style:font-size-asian="32pt" style:font-size-complex="32pt"/>
    </style:style>
    <style:style style:name="T26" style:family="text">
      <style:text-properties fo:color="#0000ff" fo:font-family="'Ubuntu Condensed'" style:font-pitch="variable" fo:font-size="22pt" style:font-size-asian="22pt" style:font-size-complex="22pt"/>
    </style:style>
    <style:style style:name="T27" style:family="text">
      <style:text-properties fo:font-family="'Ubuntu Condensed'" style:font-pitch="variable" fo:font-size="26pt" style:font-size-asian="26pt" style:font-size-complex="26pt"/>
    </style:style>
    <style:style style:name="T28" style:family="text">
      <style:text-properties fo:color="#0000ff" fo:font-family="'Ubuntu Condensed'" style:font-pitch="variable" fo:font-size="22pt" fo:font-weight="normal" style:font-size-asian="22pt" style:font-weight-asian="normal" style:font-size-complex="22pt" style:font-weight-complex="normal"/>
    </style:style>
    <style:style style:name="T29" style:family="text">
      <style:text-properties fo:color="#000000" fo:font-family="'Ubuntu Condensed'" style:font-pitch="variable" fo:font-size="22pt" style:font-size-asian="22pt" style:font-size-complex="22pt"/>
    </style:style>
    <style:style style:name="T30" style:family="text">
      <style:text-properties fo:color="#00ff00" fo:font-family="'Ubuntu Condensed'" style:font-pitch="variable" style:text-underline-style="solid" style:text-underline-width="auto" style:text-underline-color="font-color" fo:font-weight="bold" style:font-weight-asian="bold" style:font-weight-complex="bold"/>
    </style:style>
    <style:style style:name="T31" style:family="text">
      <style:text-properties fo:color="#00ff00" fo:font-family="'Ubuntu Condensed'" style:font-pitch="variable" style:text-underline-style="none" fo:font-weight="bold" style:font-weight-asian="bold" style:font-weight-complex="bold"/>
    </style:style>
    <style:style style:name="T32" style:family="text">
      <style:text-properties fo:font-family="Ubuntu" style:font-pitch="variable" fo:font-size="22pt" style:font-size-asian="22pt" style:font-size-complex="22pt"/>
    </style:style>
    <style:style style:name="T33" style:family="text">
      <style:text-properties fo:font-family="Ubuntu" style:font-pitch="variable" fo:font-size="32pt" style:font-size-asian="32pt" style:font-size-complex="32pt"/>
    </style:style>
    <style:style style:name="T34" style:family="text">
      <style:text-properties fo:color="#0000ff" fo:font-family="'Ubuntu Condensed'" style:font-pitch="variable" fo:font-size="22pt" fo:font-weight="bold" style:font-size-asian="22pt" style:font-weight-asian="bold" style:font-size-complex="22pt" style:font-weight-complex="bold"/>
    </style:style>
    <style:style style:name="T35" style:family="text">
      <style:text-properties fo:color="#e6e6ff" fo:font-family="'Ubuntu Condensed'" style:font-pitch="variable" fo:font-weight="bold" style:font-weight-asian="bold" style:font-weight-complex="bold"/>
    </style:style>
    <style:style style:name="T36" style:family="text">
      <style:text-properties fo:color="#00ffff" fo:font-family="'Ubuntu Condensed'" style:font-pitch="variable" fo:font-weight="bold" style:font-weight-asian="bold" style:font-weight-complex="bold"/>
    </style:style>
    <style:style style:name="T37" style:family="text">
      <style:text-properties fo:color="#579d1c" fo:font-family="'Ubuntu Condensed'" style:font-pitch="variable" fo:font-size="22pt" fo:font-weight="normal" style:font-size-asian="22pt" style:font-weight-asian="normal" style:font-size-complex="22pt" style:font-weight-complex="normal"/>
    </style:style>
    <style:style style:name="T38" style:family="text">
      <style:text-properties fo:color="#579d1c" fo:font-family="'Ubuntu Condensed'" style:font-pitch="variable" fo:font-size="22pt" style:font-size-asian="22pt" style:font-size-complex="22pt"/>
    </style:style>
    <style:style style:name="T39" style:family="text">
      <style:text-properties fo:font-size="18pt" fo:font-weight="bold" style:font-weight-asian="bold" style:font-weight-complex="bold"/>
    </style:style>
    <style:style style:name="T40" style:family="text">
      <style:text-properties fo:color="#000000" fo:font-family="'Ubuntu Condensed'" style:font-pitch="variable" fo:font-size="32pt" style:font-size-asian="32pt" style:font-size-complex="32pt"/>
    </style:style>
    <style:style style:name="T41" style:family="text">
      <style:text-properties fo:color="#00ff00" fo:font-family="'Ubuntu Condensed'" style:font-pitch="variable" fo:font-size="18pt" fo:font-weight="bold" style:font-weight-asian="bold" style:font-weight-complex="bold"/>
    </style:style>
    <style:style style:name="T42" style:family="text">
      <style:text-properties fo:color="#ffff00" fo:font-family="'Ubuntu Condensed'" style:font-pitch="variable" fo:font-size="18pt" fo:font-weight="bold" style:font-weight-asian="bold" style:font-weight-complex="bold"/>
    </style:style>
    <style:style style:name="T43" style:family="text">
      <style:text-properties fo:color="#000000" fo:font-family="Ubuntu" style:font-pitch="variable" fo:font-size="32pt" style:font-size-asian="32pt" style:font-size-complex="32pt"/>
    </style:style>
    <style:style style:name="T44" style:family="text">
      <style:text-properties fo:font-family="'Ubuntu Condensed'" style:font-pitch="variable" fo:font-size="13pt" style:font-size-asian="13pt" style:font-size-complex="13pt"/>
    </style:style>
    <style:style style:name="T45" style:family="text">
      <style:text-properties fo:color="#000000" fo:font-family="'Ubuntu Condensed'" style:font-pitch="variable" fo:font-size="13pt" style:font-size-asian="13pt" style:font-size-complex="13pt"/>
    </style:style>
    <style:style style:name="T46" style:family="text">
      <style:text-properties fo:color="#0000ff" fo:font-family="'Ubuntu Condensed'" style:font-pitch="variable" fo:font-size="13pt" style:font-size-asian="13pt" style:font-size-complex="13pt"/>
    </style:style>
    <style:style style:name="T47" style:family="text">
      <style:text-properties fo:font-family="'Ubuntu Condensed'" style:font-pitch="variable" fo:font-size="18pt" fo:font-weight="bold" style:font-weight-asian="bold" style:font-weight-complex="bold"/>
    </style:style>
    <style:style style:name="T48" style:family="text">
      <style:text-properties fo:color="#0000ff" style:text-line-through-style="solid" style:text-line-through-type="double" fo:font-family="'Ubuntu Condensed'" style:font-pitch="variable" fo:font-size="13pt" style:font-size-asian="13pt" style:font-weight-asian="normal" style:font-size-complex="13pt" style:font-weight-complex="normal"/>
    </style:style>
    <style:style style:name="T49" style:family="text">
      <style:text-properties fo:color="#0000ff" style:text-line-through-style="none" fo:font-family="'Ubuntu Condensed'" style:font-pitch="variable" fo:font-size="13pt" style:font-size-asian="13pt" style:font-weight-asian="normal" style:font-size-complex="13pt" style:font-weight-complex="normal"/>
    </style:style>
    <style:style style:name="T50" style:family="text">
      <style:text-properties fo:color="#000000" fo:font-family="'Ubuntu Condensed'" style:font-pitch="variable" fo:font-size="22pt" fo:font-weight="normal" style:font-size-asian="22pt" style:font-weight-asian="normal" style:font-size-complex="22pt" style:font-weight-complex="normal"/>
    </style:style>
    <style:style style:name="T51" style:family="text">
      <style:text-properties fo:color="#00ff00" fo:font-family="'Ubuntu Condensed'" style:font-pitch="variable" fo:font-weight="normal" style:font-weight-asian="normal" style:font-weight-complex="normal"/>
    </style:style>
    <style:style style:name="T52" style:family="text">
      <style:text-properties fo:color="#00ff00" fo:font-family="'Ubuntu Condensed'" style:font-pitch="variable"/>
    </style:style>
    <style:style style:name="T53" style:family="text">
      <style:text-properties fo:color="#000000" fo:font-family="'Ubuntu Condensed'" style:font-pitch="variable" fo:font-size="22pt" fo:font-weight="bold" style:font-size-asian="22pt" style:font-weight-asian="bold" style:font-size-complex="22pt" style:font-weight-complex="bold"/>
    </style:style>
    <style:style style:name="T54" style:family="text">
      <style:text-properties fo:font-size="16pt" style:font-size-asian="16pt" style:font-size-complex="16pt"/>
    </style:style>
    <style:style style:name="T55" style:family="text">
      <style:text-properties style:text-line-through-style="none" fo:font-size="18pt" fo:font-weight="bold" style:font-weight-asian="bold" style:font-weight-complex="bold"/>
    </style:style>
    <style:style style:name="T56" style:family="text">
      <style:text-properties style:text-line-through-style="none" fo:font-size="18pt" fo:font-weight="bold" style:font-size-asian="18pt" style:font-weight-asian="normal" style:font-size-complex="18pt" style:font-weight-complex="normal"/>
    </style:style>
    <style:style style:name="T57" style:family="text">
      <style:text-properties fo:font-family="'Ubuntu Condensed'" style:font-pitch="variable" fo:font-size="15pt" style:font-size-asian="15pt" style:font-size-complex="15pt"/>
    </style:style>
    <style:style style:name="T58" style:family="text">
      <style:text-properties fo:color="#00ff00" fo:font-family="'Ubuntu Condensed'" style:font-pitch="variable" fo:font-size="18pt" fo:font-weight="normal" style:font-weight-asian="normal" style:font-weight-complex="normal"/>
    </style:style>
    <style:style style:name="T59" style:family="text">
      <style:text-properties fo:color="#00ff00" fo:font-family="'Ubuntu Condensed'" style:font-pitch="variable" fo:font-size="18pt"/>
    </style:style>
    <style:style style:name="T60" style:family="text">
      <style:text-properties fo:color="#00dcff" fo:font-family="'Ubuntu Condensed'" style:font-pitch="variable" fo:font-size="18pt" fo:font-weight="normal" style:font-weight-asian="normal" style:font-weight-complex="normal"/>
    </style:style>
    <style:style style:name="T61" style:family="text">
      <style:text-properties fo:color="#0000ff" fo:font-family="'Ubuntu Condensed'" style:font-pitch="variable" fo:font-size="13pt" fo:font-weight="bold" style:font-size-asian="13pt" style:font-weight-asian="bold" style:font-size-complex="13pt" style:font-weight-complex="bold"/>
    </style:style>
    <style:style style:name="T62" style:family="text">
      <style:text-properties fo:font-family="'Ubuntu Condensed'" style:font-pitch="variable" fo:font-size="18pt" style:font-size-asian="18pt" style:font-size-complex="18pt"/>
    </style:style>
    <style:style style:name="T63" style:family="text">
      <style:text-properties fo:color="#0000ff" fo:font-family="'Ubuntu Condensed'" style:font-pitch="variable" fo:font-size="18pt" fo:font-weight="bold" style:font-size-asian="18pt" style:font-weight-asian="bold" style:font-size-complex="18pt" style:font-weight-complex="bold"/>
    </style:style>
    <style:style style:name="T64" style:family="text">
      <style:text-properties fo:color="#0084d1" fo:font-family="'Ubuntu Condensed'" style:font-pitch="variable" fo:font-size="18pt" fo:font-weight="normal" style:font-weight-asian="normal" style:font-weight-complex="normal"/>
    </style:style>
    <style:style style:name="T65" style:family="text">
      <style:text-properties fo:color="#00cccc" fo:font-family="'Ubuntu Condensed'" style:font-pitch="variable" fo:font-size="18pt" fo:font-weight="normal" style:font-weight-asian="normal" style:font-weight-complex="normal"/>
    </style:style>
    <style:style style:name="T66" style:family="text">
      <style:text-properties fo:color="#00cccc" fo:font-family="'Ubuntu Condensed'" style:font-pitch="variable" fo:font-size="18pt" fo:font-weight="bold" style:font-weight-asian="bold" style:font-weight-complex="bold"/>
    </style:style>
    <style:style style:name="T67" style:family="text">
      <style:text-properties fo:color="#00ff00" fo:font-family="'Ubuntu Condensed'" style:font-pitch="variable" fo:font-size="18pt" fo:font-weight="bold" style:font-weight-asian="bold" style:font-weight-complex="bold"/>
    </style:style>
    <style:style style:name="T68" style:family="text">
      <style:text-properties fo:color="#33a3a3" fo:font-family="'Ubuntu Condensed'" style:font-pitch="variable" fo:font-size="20pt" fo:font-weight="bold" style:font-size-asian="20pt" style:font-weight-asian="bold" style:font-size-complex="20pt" style:font-weight-complex="bold"/>
    </style:style>
    <style:style style:name="T69" style:family="text">
      <style:text-properties fo:font-family="'Ubuntu Condensed'" style:font-pitch="variable" fo:font-size="22pt" style:text-underline-style="solid" style:text-underline-width="auto" style:text-underline-color="font-color" style:font-size-asian="22pt" style:font-size-complex="22pt"/>
    </style:style>
    <style:style style:name="T70" style:family="text">
      <style:text-properties fo:font-family="'Ubuntu Condensed'" style:font-pitch="variable" fo:font-size="22pt" style:text-underline-style="none" style:font-size-asian="22pt" style:font-size-complex="22pt"/>
    </style:style>
    <style:style style:name="T71" style:family="text">
      <style:text-properties fo:font-family="'Ubuntu Condensed'" style:font-pitch="variable" fo:font-size="22pt" style:text-underline-style="none" fo:font-weight="bold" style:font-size-asian="22pt" style:font-weight-asian="bold" style:font-size-complex="22pt" style:font-weight-complex="bold"/>
    </style:style>
    <style:style style:name="T72" style:family="text">
      <style:text-properties fo:color="#ffffff" fo:font-family="'Ubuntu Condensed'" style:font-pitch="variable" fo:font-size="15pt" fo:font-weight="bold" style:font-size-asian="15pt" style:font-weight-asian="bold" style:font-size-complex="15pt" style:font-weight-complex="bold"/>
    </style:style>
    <style:style style:name="T73" style:family="text">
      <style:text-properties fo:color="#0000ff" fo:font-family="'Ubuntu Condensed'" style:font-pitch="variable" fo:font-size="22pt" style:text-underline-style="none" fo:font-weight="bold" style:font-size-asian="22pt" style:font-weight-asian="bold" style:font-size-complex="22pt" style:font-weight-complex="bold"/>
    </style:style>
    <style:style style:name="T74" style:family="text">
      <style:text-properties fo:color="#0000ff" fo:font-family="'Ubuntu Condensed'" style:font-pitch="variable" fo:font-size="22pt" style:text-underline-style="none" style:font-size-asian="22pt" style:font-size-complex="22pt"/>
    </style:style>
    <style:style style:name="T75" style:family="text">
      <style:text-properties fo:color="#000000" fo:font-family="Ubuntu" style:font-pitch="variable" fo:font-size="32pt" style:text-underline-style="none" style:font-size-asian="32pt" style:font-size-complex="32pt"/>
    </style:style>
    <style:style style:name="T76" style:family="text">
      <style:text-properties fo:color="#ffffff" fo:font-size="18pt" fo:font-weight="bold" style:font-weight-asian="bold" style:font-weight-complex="bold"/>
    </style:style>
    <style:style style:name="T77" style:family="text">
      <style:text-properties fo:color="#000000" fo:font-family="'Ubuntu Condensed'" style:font-pitch="variable" fo:font-size="22pt" style:text-underline-style="none" style:font-size-asian="22pt" style:font-size-complex="2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Bticino" presentation:presentation-page-layout-name="AL1T1">
        <office:forms form:automatic-focus="false" form:apply-design-mode="false"/>
        <draw:frame presentation:style-name="pr1" draw:layer="layout" svg:width="25.184cm" svg:height="1.732cm" svg:x="1.398cm" svg:y="0.823cm" presentation:class="title" presentation:placeholder="true" presentation:user-transformed="true">
          <draw:text-box/>
        </draw:frame>
        <draw:frame presentation:style-name="pr2" draw:text-style-name="P1" draw:layer="layout" svg:width="10.922cm" svg:height="2.835cm" svg:x="8.128cm" svg:y="8.595cm">
          <draw:text-box>
            <text:p><text:span text:style-name="T1">Corso Git</text:span></text:p>
          </draw:text-box>
        </draw:frame>
        <presentation:notes draw:style-name="dp2">
          <draw:page-thumbnail draw:style-name="gr1" draw:layer="layout" svg:width="13.957cm" svg:height="10.465cm" svg:x="3.809cm" svg:y="2.121cm" draw:page-number="1" presentation:class="page"/>
          <draw:frame presentation:style-name="pr3" draw:text-style-name="P2" draw:layer="layout" svg:width="17.259cm" svg:height="12.56cm" svg:x="2.16cm" svg:y="13.268cm" presentation:class="notes" presentation:placeholder="true">
            <draw:text-box/>
          </draw:frame>
        </presentation:notes>
      </draw:page>
      <draw:page draw:name="page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4" draw:layer="layout" svg:width="25.018cm" svg:height="15.494cm" svg:x="1.398cm" svg:y="3.048cm" presentation:class="outline" presentation:user-transformed="true">
          <draw:text-box>
            <text:list text:style-name="L2">
              <text:list-item>
                <text:p><text:s/><text:span text:style-name="T2">Git: vedremo come <text:s/>utilizzarlo da linea di comando</text:span></text:p>
              </text:list-item>
              <text:list-item>
                <text:p><text:span text:style-name="T2"><text:s/></text:span><text:span text:style-name="T2">Esistono molti ottimi client grafici, sia stand-alone che integrati nelle maggiori piattaforme di sviluppo (Eclipse, IntelliJIdea, NetBeans...)</text:span></text:p>
              </text:list-item>
              <text:list-item>
                <text:p><text:span text:style-name="T2"><text:s/></text:span><text:span text:style-name="T2">Dopo aver compreso l'utilizzo dei comandi principali, sarà più semplice utilizzare un client grafico di proprio gusto</text:span></text:p>
                <text:p/>
              </text:list-item>
            </text:list>
            <text:p/>
          </draw:text-box>
        </draw:frame>
        <presentation:notes draw:style-name="dp2">
          <draw:page-thumbnail draw:style-name="gr1" draw:layer="layout" svg:width="13.957cm" svg:height="10.465cm" svg:x="3.809cm" svg:y="2.121cm" draw:page-number="2" presentation:class="page"/>
          <draw:frame presentation:style-name="pr3" draw:text-style-name="P2" draw:layer="layout" svg:width="17.259cm" svg:height="12.56cm" svg:x="2.16cm" svg:y="13.268cm" presentation:class="notes" presentation:placeholder="true">
            <draw:text-box/>
          </draw:frame>
        </presentation:notes>
      </draw:page>
      <draw:page draw:name="page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4" draw:layer="layout" svg:width="25.018cm" svg:height="15.494cm" svg:x="1.398cm" svg:y="3.048cm" presentation:class="outline" presentation:user-transformed="true">
          <draw:text-box>
            <text:list text:style-name="L2">
              <text:list-item>
                <text:p><text:s/><text:span text:style-name="T2">Git: impostazioni preliminari</text:span></text:p>
              </text:list-item>
              <text:list-item>
                <text:p><text:span text:style-name="T2"><text:s/></text:span><text:span text:style-name="T2">Per spiegare tutte le possibilità di configurazione di Git occorrerebbe più tempo (e pazienza). Le essenziali, per iniziare, sono:</text:span></text:p>
              </text:list-item>
              <text:list-item>
                <text:p><text:span text:style-name="T2"><text:s/></text:span><text:span text:style-name="T3">git config --global user.name "</text:span><text:span text:style-name="T4">Tuo Nome</text:span><text:span text:style-name="T3">"</text:span></text:p>
              </text:list-item>
              <text:list-item>
                <text:p><text:span text:style-name="T2"><text:s/></text:span><text:span text:style-name="T3">git config --global user.email "</text:span><text:span text:style-name="T3"><text:a xlink:href="mailto:tuo_email@bticino.it" xlink:type="simple">tuo_email@bticino.it</text:a></text:span><text:span text:style-name="T3">"</text:span></text:p>
                <text:p><text:span text:style-name="T2">In questo modo Git conosce il nome di chi ha creato una commit</text:span></text:p>
              </text:list-item>
            </text:list>
            <text:p/>
          </draw:text-box>
        </draw:frame>
        <presentation:notes draw:style-name="dp2">
          <draw:page-thumbnail draw:style-name="gr1" draw:layer="layout" svg:width="13.957cm" svg:height="10.465cm" svg:x="3.809cm" svg:y="2.121cm" draw:page-number="3" presentation:class="page"/>
          <draw:frame presentation:style-name="pr3" draw:text-style-name="P2" draw:layer="layout" svg:width="17.259cm" svg:height="12.56cm" svg:x="2.16cm" svg:y="13.268cm" presentation:class="notes" presentation:placeholder="true">
            <draw:text-box/>
          </draw:frame>
        </presentation:notes>
      </draw:page>
      <draw:page draw:name="page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4" draw:layer="layout" svg:width="25.018cm" svg:height="15.494cm" svg:x="1.398cm" svg:y="3.048cm" presentation:class="outline" presentation:user-transformed="true">
          <draw:text-box>
            <text:list text:style-name="L3">
              <text:list-item>
                <text:p>Terminologia</text:p>
              </text:list-item>
            </text:list>
          </draw:text-box>
        </draw:frame>
        <draw:custom-shape draw:style-name="gr2" draw:text-style-name="P3"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 draw:id="id4"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 draw:id="id6"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 draw:id="id1"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1.344cm" svg:x2="5.948cm" svg:y2="11.344cm">
          <text:p/>
        </draw:line>
        <draw:line draw:style-name="gr3" draw:text-style-name="P4" draw:layer="layout" svg:x1="6.864cm" svg:y1="11.344cm" svg:x2="8.748cm" svg:y2="11.344cm">
          <text:p/>
        </draw:line>
        <draw:line draw:style-name="gr4" draw:text-style-name="P4" draw:layer="layout" svg:x1="9.764cm" svg:y1="11.344cm" svg:x2="14.148cm" svg:y2="11.344cm">
          <text:p/>
        </draw:line>
        <draw:frame draw:style-name="gr5" draw:text-style-name="P5" draw:layer="layout" svg:width="3.302cm" svg:height="0.959cm" draw:transform="rotate (1.5707963267949) translate (3.074cm 15.457cm)">
          <draw:text-box>
            <text:p><text:span text:style-name="T5">Commit 1</text:span></text:p>
          </draw:text-box>
        </draw:frame>
        <draw:frame draw:style-name="gr5" draw:text-style-name="P5" draw:layer="layout" svg:width="3.302cm" svg:height="0.959cm" draw:transform="rotate (1.54095119658579) translate (5.925cm 15.543cm)">
          <draw:text-box>
            <text:p><text:span text:style-name="T5">Commit 2</text:span></text:p>
          </draw:text-box>
        </draw:frame>
        <draw:frame draw:style-name="gr5" draw:text-style-name="P5" draw:layer="layout" svg:width="3.302cm" svg:height="0.959cm" draw:transform="rotate (1.5707963267949) translate (8.774cm 15.558cm)">
          <draw:text-box>
            <text:p><text:span text:style-name="T5">Commit 3</text:span></text:p>
          </draw:text-box>
        </draw:frame>
        <draw:frame draw:style-name="gr5" draw:text-style-name="P5" draw:layer="layout" svg:width="3.302cm" svg:height="0.959cm" draw:transform="rotate (1.5707963267949) translate (14.174cm 15.458cm)">
          <draw:text-box>
            <text:p><text:span text:style-name="T5">Commit n</text:span></text:p>
          </draw:text-box>
        </draw:frame>
        <draw:frame draw:style-name="gr6" draw:text-style-name="P7" xml:id="id2" draw:id="id2" draw:layer="layout" svg:width="3.17cm" svg:height="0.959cm" svg:x="17.588cm" svg:y="10.266cm">
          <draw:text-box>
            <text:p text:style-name="P6"><text:span text:style-name="T6">HEAD</text:span></text:p>
          </draw:text-box>
        </draw:frame>
        <draw:frame draw:style-name="gr7" draw:text-style-name="P7" xml:id="id3" draw:id="id3" draw:layer="layout" svg:width="3.302cm" svg:height="0.959cm" svg:x="17.556cm" svg:y="11.536cm">
          <draw:text-box>
            <text:p text:style-name="P6"><text:span text:style-name="T6">MASTER</text:span></text:p>
          </draw:text-box>
        </draw:frame>
        <draw:connector draw:style-name="gr8" draw:text-style-name="P4" draw:layer="layout" draw:type="curve" svg:x1="15.164cm" svg:y1="11.344cm" svg:x2="17.588cm" svg:y2="10.745cm" draw:start-shape="id1" draw:start-glue-point="10" draw:end-shape="id2" svg:d="m15164 11344c1876 0 665-599 2424-599" svg:viewBox="0 0 2425 600">
          <text:p/>
        </draw:connector>
        <draw:connector draw:style-name="gr9" draw:text-style-name="P4" draw:layer="layout" draw:type="curve" svg:x1="15.164cm" svg:y1="11.344cm" svg:x2="17.556cm" svg:y2="12.015cm" draw:start-shape="id1" draw:start-glue-point="10" draw:end-shape="id3" draw:end-glue-point="3" svg:d="m15164 11344c1852 0 657 671 2392 671" svg:viewBox="0 0 2393 672">
          <text:p/>
        </draw:connector>
        <draw:frame draw:style-name="gr5" draw:text-style-name="P5" draw:layer="layout" svg:width="4.572cm" svg:height="0.959cm" svg:x="21.082cm" svg:y="10.328cm">
          <draw:text-box>
            <text:p><text:span text:style-name="T5">Ultima commit</text:span></text:p>
          </draw:text-box>
        </draw:frame>
        <draw:frame draw:style-name="gr5" draw:text-style-name="P5" draw:layer="layout" svg:width="5.588cm" svg:height="0.959cm" svg:x="21.082cm" svg:y="11.529cm">
          <draw:text-box>
            <text:p><text:span text:style-name="T5">Branch principale</text:span></text:p>
          </draw:text-box>
        </draw:frame>
        <draw:custom-shape draw:style-name="gr10" draw:text-style-name="P3" xml:id="id5" draw:id="id5" draw:layer="layout" svg:width="1.016cm" svg:height="1.016cm" svg:x="8.7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016cm" svg:height="1.016cm" svg:x="11.3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016cm" svg:height="1.016cm" svg:x="14.1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4" draw:layer="layout" draw:type="curve" svg:x1="6.456cm" svg:y1="10.836cm" svg:x2="8.748cm" svg:y2="7.644cm" draw:start-shape="id4" draw:start-glue-point="4" draw:end-shape="id5" draw:end-glue-point="6" svg:d="m6456 10836c0-2128 764-3192 2292-3192" svg:viewBox="0 0 2293 3193">
          <text:p/>
        </draw:connector>
        <draw:line draw:style-name="gr11" draw:text-style-name="P4" draw:layer="layout" svg:x1="9.764cm" svg:y1="7.62cm" svg:x2="11.348cm" svg:y2="7.62cm">
          <text:p/>
        </draw:line>
        <draw:line draw:style-name="gr11" draw:text-style-name="P4" draw:layer="layout" svg:x1="12.464cm" svg:y1="7.62cm" svg:x2="14.048cm" svg:y2="7.62cm">
          <text:p/>
        </draw:line>
        <draw:frame draw:style-name="gr12" draw:text-style-name="P7" draw:layer="layout" svg:width="3.17cm" svg:height="0.959cm" svg:x="17.588cm" svg:y="7.167cm">
          <draw:text-box>
            <text:p text:style-name="P6"><text:span text:style-name="T6">DEV</text:span></text:p>
          </draw:text-box>
        </draw:frame>
        <draw:line draw:style-name="gr13" draw:text-style-name="P4" draw:layer="layout" svg:x1="15.164cm" svg:y1="7.62cm" svg:x2="17.588cm" svg:y2="7.62cm">
          <text:p/>
        </draw:line>
        <draw:frame draw:style-name="gr5" draw:text-style-name="P5" draw:layer="layout" svg:width="5.842cm" svg:height="0.959cm" svg:x="21.082cm" svg:y="7.23cm">
          <draw:text-box>
            <text:p><text:span text:style-name="T5">Branch alternativa</text:span></text:p>
          </draw:text-box>
        </draw:frame>
        <draw:frame draw:style-name="gr14" draw:text-style-name="P7" xml:id="id7" draw:id="id7" draw:layer="layout" svg:width="2.19cm" svg:height="0.959cm" svg:x="10.922cm" svg:y="9.144cm">
          <draw:text-box>
            <text:p text:style-name="P6"><text:span text:style-name="T6">V1.0</text:span></text:p>
          </draw:text-box>
        </draw:frame>
        <draw:connector draw:style-name="gr15" draw:text-style-name="P4" draw:layer="layout" draw:type="curve" svg:x1="9.256cm" svg:y1="10.836cm" svg:x2="10.922cm" svg:y2="9.623cm" draw:start-shape="id6" draw:start-glue-point="4" draw:end-shape="id7" draw:end-glue-point="3" svg:d="m9256 10836c0-809 555-1213 1666-1213" svg:viewBox="0 0 1667 1214">
          <text:p/>
        </draw:connector>
        <draw:frame draw:style-name="gr5" draw:text-style-name="P5" draw:layer="layout" svg:width="2.012cm" svg:height="0.959cm" svg:x="13.228cm" svg:y="9.144cm">
          <draw:text-box>
            <text:p><text:span text:style-name="T5">Tag</text:span></text:p>
          </draw:text-box>
        </draw:frame>
        <presentation:notes draw:style-name="dp2">
          <draw:page-thumbnail draw:style-name="gr1" draw:layer="layout" svg:width="13.957cm" svg:height="10.465cm" svg:x="3.809cm" svg:y="2.121cm" draw:page-number="4" presentation:class="page"/>
          <draw:frame presentation:style-name="pr3" draw:text-style-name="P2" draw:layer="layout" svg:width="17.259cm" svg:height="12.56cm" svg:x="2.16cm" svg:y="13.268cm" presentation:class="notes" presentation:placeholder="true">
            <draw:text-box/>
          </draw:frame>
        </presentation:notes>
      </draw:page>
      <draw:page draw:name="page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4" draw:layer="layout" svg:width="25.018cm" svg:height="15.494cm" svg:x="1.398cm" svg:y="3.048cm" presentation:class="outline" presentation:user-transformed="true">
          <draw:text-box>
            <text:list text:style-name="L3">
              <text:list-item>
                <text:p>Aree di lavoro</text:p>
              </text:list-item>
            </text:list>
          </draw:text-box>
        </draw:frame>
        <draw:custom-shape draw:style-name="gr16" draw:text-style-name="P6" xml:id="id8" draw:id="id8" draw:layer="layout" svg:width="5.334cm" svg:height="8.636cm" svg:x="3.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xml:id="id9" draw:id="id9" draw:layer="layout" svg:width="5.334cm" svg:height="8.636cm" svg:x="11.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xml:id="id10" draw:id="id10" draw:layer="layout" svg:width="5.334cm" svg:height="8.636cm" svg:x="19.1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5" draw:layer="layout" svg:width="4.735cm" svg:height="0.959cm" svg:x="3.239cm" svg:y="10.668cm">
          <draw:text-box>
            <text:p><text:span text:style-name="T7">Working directory</text:span></text:p>
          </draw:text-box>
        </draw:frame>
        <draw:frame draw:style-name="gr19" draw:text-style-name="P5" draw:layer="layout" svg:width="3.44cm" svg:height="0.959cm" svg:x="11.972cm" svg:y="10.669cm">
          <draw:text-box>
            <text:p><text:span text:style-name="T7">Staging area</text:span></text:p>
          </draw:text-box>
        </draw:frame>
        <draw:frame draw:style-name="gr19" draw:text-style-name="P5" draw:layer="layout" svg:width="3.491cm" svg:height="0.959cm" svg:x="20.072cm" svg:y="10.67cm">
          <draw:text-box>
            <text:p><text:span text:style-name="T7">Commit area</text:span></text:p>
          </draw:text-box>
        </draw:frame>
        <draw:connector draw:style-name="gr20" draw:layer="layout" draw:type="curve" draw:line-skew="-0.914cm" svg:x1="5.715cm" svg:y1="6.604cm" svg:x2="13.715cm" svg:y2="6.604cm" draw:start-shape="id8" draw:start-glue-point="0" draw:end-shape="id9" draw:end-glue-point="0" svg:d="m5715 6604c0-2235 8000-2235 8000 0" svg:viewBox="0 0 8001 1677">
          <text:p/>
        </draw:connector>
        <draw:connector draw:style-name="gr20" draw:layer="layout" draw:type="curve" draw:line-skew="-0.914cm" svg:x1="13.715cm" svg:y1="6.604cm" svg:x2="21.815cm" svg:y2="6.604cm" draw:start-shape="id9" draw:end-shape="id10" draw:end-glue-point="0" svg:d="m13715 6604c0-2235 8100-2235 8100 0" svg:viewBox="0 0 8101 1677">
          <text:p/>
        </draw:connector>
        <draw:connector draw:style-name="gr21" draw:layer="layout" draw:type="curve" draw:line-skew="1.167cm" svg:x1="5.715cm" svg:y1="15.24cm" svg:x2="13.715cm" svg:y2="15.24cm" draw:start-shape="id8" draw:end-shape="id9" draw:end-glue-point="2" svg:d="m5715 15240c0 2616 8000 2616 8000 0" svg:viewBox="0 0 8001 1963">
          <text:p/>
        </draw:connector>
        <draw:connector draw:style-name="gr21" draw:layer="layout" draw:type="curve" draw:line-skew="1.167cm" svg:x1="13.715cm" svg:y1="15.24cm" svg:x2="21.815cm" svg:y2="15.24cm" draw:start-shape="id9" draw:start-glue-point="2" draw:end-shape="id10" draw:end-glue-point="2" svg:d="m13715 15240c0 2616 8100 2616 8100 0" svg:viewBox="0 0 8101 1963">
          <text:p/>
        </draw:connector>
        <presentation:notes draw:style-name="dp2">
          <draw:page-thumbnail draw:style-name="gr1" draw:layer="layout" svg:width="13.957cm" svg:height="10.465cm" svg:x="3.809cm" svg:y="2.121cm" draw:page-number="5" presentation:class="page"/>
          <draw:frame presentation:style-name="pr3" draw:text-style-name="P2" draw:layer="layout" svg:width="17.259cm" svg:height="12.56cm" svg:x="2.16cm" svg:y="13.268cm" presentation:class="notes" presentation:placeholder="true">
            <draw:text-box/>
          </draw:frame>
        </presentation:notes>
      </draw:page>
      <draw:page draw:name="page6"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4" draw:layer="layout" svg:width="25.018cm" svg:height="1.27cm" svg:x="1.398cm" svg:y="3.048cm" presentation:class="outline" presentation:user-transformed="true">
          <draw:text-box>
            <text:list text:style-name="L3">
              <text:list-item>
                <text:p>SandBox</text:p>
              </text:list-item>
            </text:list>
          </draw:text-box>
        </draw:frame>
        <draw:frame presentation:style-name="pr4" draw:text-style-name="P8" draw:layer="layout" svg:width="25.018cm" svg:height="1.27cm" svg:x="1.398cm" svg:y="9.848cm" presentation:class="outline" presentation:user-transformed="true">
          <draw:text-box>
            <text:list text:style-name="L3">
              <text:list-item>
                <text:p text:style-name="P6"><text:span text:style-name="T8">http://10.31.61.8/webTerminal</text:span></text:p>
              </text:list-item>
            </text:list>
          </draw:text-box>
        </draw:frame>
        <draw:frame presentation:style-name="pr4" draw:text-style-name="P8" draw:layer="layout" svg:width="25.018cm" svg:height="1.27cm" svg:x="1.398cm" svg:y="7.948cm" presentation:class="outline" presentation:user-transformed="true">
          <draw:text-box>
            <text:list text:style-name="L3">
              <text:list-item>
                <text:p text:style-name="P6"><text:span text:style-name="T8">ssh &lt;user&gt;@10.31.61.8</text:span></text:p>
              </text:list-item>
            </text:list>
          </draw:text-box>
        </draw:frame>
        <presentation:notes draw:style-name="dp2">
          <draw:page-thumbnail draw:style-name="gr1" draw:layer="layout" svg:width="13.957cm" svg:height="10.465cm" svg:x="3.809cm" svg:y="2.121cm" draw:page-number="6" presentation:class="page"/>
          <draw:frame presentation:style-name="pr3" draw:text-style-name="P2" draw:layer="layout" svg:width="17.259cm" svg:height="12.56cm" svg:x="2.16cm" svg:y="13.268cm" presentation:class="notes" presentation:placeholder="true">
            <draw:text-box/>
          </draw:frame>
        </presentation:notes>
      </draw:page>
      <draw:page draw:name="page7"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4" draw:layer="layout" svg:width="25.018cm" svg:height="17.018cm" svg:x="1.398cm" svg:y="3.048cm" presentation:class="outline" presentation:user-transformed="true">
          <draw:text-box>
            <text:list text:style-name="L2">
              <text:list-item>
                <text:p><text:s/><text:span text:style-name="T3">Primo passo: creiamo un nuovo progetto</text:span></text:p>
                <text:list>
                  <text:list-item>
                    <text:p><text:span text:style-name="T3"><text:s/></text:span><text:span text:style-name="T3">Creiamo una directory($ mkdir </text:span><text:span text:style-name="T9">ciaomondo</text:span><text:span text:style-name="T3">)</text:span></text:p>
                  </text:list-item>
                  <text:list-item>
                    <text:p><text:span text:style-name="T3"><text:s/></text:span><text:span text:style-name="T3">Posizioniamoci lì ($ cd ciaomondo)</text:span></text:p>
                  </text:list-item>
                  <text:list-item>
                    <text:p><text:span text:style-name="T3"><text:s/></text:span><text:span text:style-name="T3">Creiamo un file (anche vuoto), chiamandolo hello.txt ( </text:span><text:span text:style-name="T9">$touch hello.txt</text:span><text:span text:style-name="T3">)</text:span></text:p>
                  </text:list-item>
                </text:list>
              </text:list-item>
              <text:list-item>
                <text:p><text:span text:style-name="T3"><text:s/></text:span><text:span text:style-name="T3">Secondo passo: Creiamo il repository Git</text:span></text:p>
                <text:list>
                  <text:list-item>
                    <text:p><text:span text:style-name="T9">$git init</text:span></text:p>
                  </text:list-item>
                </text:list>
              </text:list-item>
            </text:list>
            <text:p/>
          </draw:text-box>
        </draw:frame>
        <draw:custom-shape draw:style-name="gr22" draw:text-style-name="P10" draw:layer="layout" svg:width="24.384cm" svg:height="3.81cm" svg:x="2.032cm" svg:y="16.256cm">
          <text:p text:style-name="P9"><text:span text:style-name="T10">$ git init</text:span></text:p>
          <text:p text:style-name="P9"><text:span text:style-name="T10">Initialized empty Git repository in /home/&lt;user&gt;/ciaomondo/.git/</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7" presentation:class="page"/>
          <draw:frame presentation:style-name="pr3" draw:text-style-name="P2" draw:layer="layout" svg:width="17.259cm" svg:height="12.56cm" svg:x="2.16cm" svg:y="13.268cm" presentation:class="notes" presentation:placeholder="true">
            <draw:text-box/>
          </draw:frame>
        </presentation:notes>
      </draw:page>
      <draw:page draw:name="page8" draw:style-name="dp1" draw:master-page-name="Bticino" presentation:presentation-page-layout-name="AL1T1">
        <draw:frame presentation:style-name="pr1" draw:layer="layout" svg:width="25.184cm" svg:height="1.732cm" svg:x="1.398cm" svg:y="0.823cm" presentation:class="title">
          <draw:text-box>
            <text:p>Corso Git</text:p>
          </draw:text-box>
        </draw:frame>
        <draw:frame presentation:style-name="pr4" draw:layer="layout" svg:width="25.018cm" svg:height="5.08cm" svg:x="1.398cm" svg:y="3.048cm" presentation:class="outline" presentation:user-transformed="true">
          <draw:text-box>
            <text:list text:style-name="L2">
              <text:list-item>
                <text:p><text:s/><text:span text:style-name="T3">Terzo passo: aggiungiamo il file al repository</text:span></text:p>
              </text:list-item>
            </text:list>
            <text:list text:style-name="L3">
              <text:list-item>
                <text:list>
                  <text:list-item>
                    <text:p><text:span text:style-name="T3"><text:s/></text:span><text:span text:style-name="T11">$git add hello.txt</text:span></text:p>
                  </text:list-item>
                  <text:list-item>
                    <text:p><text:span text:style-name="T3"><text:s/></text:span><text:span text:style-name="T11">$git commit -m "First Commit"</text:span></text:p>
                  </text:list-item>
                </text:list>
              </text:list-item>
            </text:list>
            <text:list text:style-name="L2">
              <text:list-item>
                <text:list>
                  <text:list-header>
                    <text:p/>
                  </text:list-header>
                </text:list>
              </text:list-item>
            </text:list>
          </draw:text-box>
        </draw:frame>
        <draw:custom-shape draw:style-name="gr22" draw:text-style-name="P10" draw:layer="layout" svg:width="24.384cm" svg:height="12.11cm" svg:x="2.032cm" svg:y="7.956cm">
          <text:p text:style-name="P9"><text:span text:style-name="T10">$ git add hello.txt</text:span></text:p>
          <text:p text:style-name="P9"><text:span text:style-name="T10"/></text:p>
          <text:p text:style-name="P9"><text:span text:style-name="T10">$ git commit -m "First Commit"</text:span></text:p>
          <text:p text:style-name="P9"><text:span text:style-name="T10">*** Please tell me who you are.</text:span></text:p>
          <text:p text:style-name="P9"><text:span text:style-name="T10"/></text:p>
          <text:p text:style-name="P9"><text:span text:style-name="T10">Run</text:span></text:p>
          <text:p text:style-name="P9"><text:span text:style-name="T10"/></text:p>
          <text:p text:style-name="P9"><text:span text:style-name="T10"><text:s text:c="2"/></text:span><text:span text:style-name="T10">git config --global user.email "you@example.com"</text:span></text:p>
          <text:p text:style-name="P9"><text:span text:style-name="T10"><text:s text:c="2"/></text:span><text:span text:style-name="T10">git config --global user.name "Your Name"</text:span></text:p>
          <text:p text:style-name="P9"><text:span text:style-name="T10"/></text:p>
          <text:p text:style-name="P9"><text:span text:style-name="T10">to set your account's default identity.</text:span></text:p>
          <text:p text:style-name="P9"><text:span text:style-name="T10">Omit --global to set the identity only in this repository.</text:span></text:p>
          <text:p text:style-name="P9"><text:span text:style-name="T10"/></text:p>
          <text:p text:style-name="P9"><text:span text:style-name="T10">fatal: empty ident name (for &lt;tester@luigi-laptop.(none)&gt;) not allowed</text:span></text:p>
          <text:p text:style-name="P9"><text:span text:style-name="T10">$</text:span></text:p>
          <text:p text:style-name="P9"><text:span text:style-name="T10"/></text:p>
          <text:p text:style-name="P9"><text:span text:style-name="T10"/></text:p>
          <text:p text:style-name="P9"><text:span text:style-name="T10"/></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8" presentation:class="page"/>
          <draw:frame presentation:style-name="pr3" draw:text-style-name="P2" draw:layer="layout" svg:width="17.259cm" svg:height="12.56cm" svg:x="2.16cm" svg:y="13.268cm" presentation:class="notes" presentation:placeholder="true">
            <draw:text-box/>
          </draw:frame>
        </presentation:notes>
      </draw:page>
      <draw:page draw:name="page9" draw:style-name="dp1" draw:master-page-name="Bticino" presentation:presentation-page-layout-name="AL1T1">
        <draw:frame presentation:style-name="pr1" draw:layer="layout" svg:width="25.184cm" svg:height="1.732cm" svg:x="1.398cm" svg:y="0.823cm" presentation:class="title">
          <draw:text-box>
            <text:p>Corso Git</text:p>
          </draw:text-box>
        </draw:frame>
        <draw:frame presentation:style-name="pr4" draw:layer="layout" svg:width="25.018cm" svg:height="17.018cm" svg:x="1.398cm" svg:y="3.048cm" presentation:class="outline" presentation:user-transformed="true">
          <draw:text-box>
            <text:list text:style-name="L2">
              <text:list-item>
                <text:p><text:s/><text:span text:style-name="T3">Quarto passo: dopo esserci dichiarati, facciamo una commit e verifichiamo che cosa è successo</text:span></text:p>
              </text:list-item>
            </text:list>
            <text:list text:style-name="L3">
              <text:list-item>
                <text:list>
                  <text:list-item>
                    <text:p><text:span text:style-name="T3"><text:s/></text:span><text:span text:style-name="T9">$git status</text:span></text:p>
                  </text:list-item>
                </text:list>
                <text:p><text:span text:style-name="T9"/></text:p>
              </text:list-item>
              <text:list-item>
                <text:p><text:span text:style-name="T9"/></text:p>
              </text:list-item>
              <text:list-item>
                <text:p><text:span text:style-name="T9"/></text:p>
              </text:list-item>
              <text:list-item>
                <text:p><text:span text:style-name="T9"/></text:p>
              </text:list-item>
              <text:list-item>
                <text:p><text:span text:style-name="T9"/></text:p>
              </text:list-item>
              <text:list-item>
                <text:p><text:span text:style-name="T12">Il comando risponde dicendoci che non ci sono modifiche pendenti. Ciò significa che il repository ha tutto lo stato corrente della directory di lavoro. Non ci sono modifiche in sospeso da registrare.</text:span></text:p>
              </text:list-item>
              <text:list-item>
                <text:p><text:span text:style-name="T12"/></text:p>
              </text:list-item>
              <text:list-item>
                <text:p><text:span text:style-name="T12">Noi useremo il comando git status per continuare a verificare lo stato di allineamento tra il repository e la directory di lavoro.</text:span></text:p>
              </text:list-item>
              <text:list-item>
                <text:p><text:span text:style-name="T12"/></text:p>
                <text:list>
                  <text:list-header>
                    <text:p><text:span text:style-name="T13"/></text:p>
                  </text:list-header>
                </text:list>
              </text:list-item>
            </text:list>
          </draw:text-box>
        </draw:frame>
        <draw:custom-shape draw:style-name="gr22" draw:text-style-name="P10" draw:layer="layout" svg:width="24.384cm" svg:height="5.644cm" svg:x="1.732cm" svg:y="7.056cm">
          <text:p text:style-name="P9"><text:span text:style-name="T10">$ git commit -m “First commit”</text:span></text:p>
          <text:p text:style-name="P9"><text:span text:style-name="T10">[master 7c96e0f] First commit</text:span></text:p>
          <text:p text:style-name="P9"><text:span text:style-name="T10"><text:s/></text:span><text:span text:style-name="T10">1 file changed, 1 insertion(+)</text:span></text:p>
          <text:p text:style-name="P9"><text:span text:style-name="T10">$ git status</text:span></text:p>
          <text:p text:style-name="P9"><text:span text:style-name="T10"># On branch master</text:span></text:p>
          <text:p text:style-name="P9"><text:span text:style-name="T10">nothing to commit, working directory clean</text:span></text:p>
          <text:p text:style-name="P9"><text:span text:style-name="T10"/></text:p>
          <text:p text:style-name="P9"><text:span text:style-name="T10"/></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9" presentation:class="page"/>
          <draw:frame presentation:style-name="pr3" draw:text-style-name="P2" draw:layer="layout" svg:width="17.259cm" svg:height="12.56cm" svg:x="2.16cm" svg:y="13.268cm" presentation:class="notes" presentation:placeholder="true">
            <draw:text-box/>
          </draw:frame>
        </presentation:notes>
      </draw:page>
      <draw:page draw:name="page10" draw:style-name="dp1" draw:master-page-name="Bticino" presentation:presentation-page-layout-name="AL1T1">
        <draw:frame presentation:style-name="pr1" draw:layer="layout" svg:width="25.184cm" svg:height="1.732cm" svg:x="1.398cm" svg:y="0.823cm" presentation:class="title">
          <draw:text-box>
            <text:p>Corso Git</text:p>
          </draw:text-box>
        </draw:frame>
        <draw:frame presentation:style-name="pr5" draw:text-style-name="P11" draw:layer="layout" svg:width="25.018cm" svg:height="17.542cm" svg:x="1.398cm" svg:y="2.948cm" presentation:class="outline" presentation:user-transformed="true">
          <draw:text-box>
            <text:list text:style-name="L2">
              <text:list-item>
                <text:p><text:span text:style-name="T14"><text:s/></text:span><text:span text:style-name="T15">Modifichiamo il file hello.txt: </text:span><text:span text:style-name="T16"><text:s/></text:span><text:span text:style-name="T17">$&lt;edit&gt; hello.txt</text:span></text:p>
              </text:list-item>
            </text:list>
            <text:list text:style-name="L3">
              <text:list-header>
                <text:p><text:span text:style-name="T18"/></text:p>
              </text:list-header>
              <text:list-item>
                <text:p><text:span text:style-name="T18"/></text:p>
              </text:list-item>
              <text:list-item>
                <text:p><text:span text:style-name="T19"/></text:p>
              </text:list-item>
              <text:list-item>
                <text:p><text:span text:style-name="T19">Verifichiamo lo stato del repository </text:span></text:p>
              </text:list-item>
              <text:list-item>
                <text:p><text:span text:style-name="T11">$git status (il file è cambiato ma non è in stage)</text:span></text:p>
              </text:list-item>
              <text:list-item>
                <text:p><text:span text:style-name="T18"/></text:p>
              </text:list-item>
              <text:list-item>
                <text:p><text:span text:style-name="T18"/></text:p>
                <text:list>
                  <text:list-header>
                    <text:p><text:span text:style-name="T18"/></text:p>
                  </text:list-header>
                </text:list>
              </text:list-item>
            </text:list>
          </draw:text-box>
        </draw:frame>
        <draw:custom-shape draw:style-name="gr22" draw:text-style-name="P10" draw:layer="layout" svg:width="23.114cm" svg:height="4.152cm" svg:x="2.032cm" svg:y="4.556cm">
          <text:p text:style-name="P9"><text:span text:style-name="T10">Ciao Mondo! <text:s text:c="148"/></text:span></text:p>
          <text:p text:style-name="P9"><text:span text:style-name="T10">~ <text:s text:c="148"/></text:span></text:p>
          <text:p text:style-name="P9"><text:span text:style-name="T10">~ <text:s text:c="148"/></text:span></text:p>
          <text:p text:style-name="P9"><text:span text:style-name="T10">~ <text:s text:c="148"/></text:span></text:p>
          <text:p text:style-name="P9"><text:span text:style-name="T10">:wq <text:s text:c="147"/></text:span></text:p>
          <text:p text:style-name="P9"><text:span text:style-name="T10"/></text:p>
          <draw:enhanced-geometry svg:viewBox="0 0 21600 21600" draw:type="rectangle" draw:enhanced-path="M 0 0 L 21600 0 21600 21600 0 21600 0 0 Z N"/>
        </draw:custom-shape>
        <draw:custom-shape draw:style-name="gr22" draw:text-style-name="P10" draw:layer="layout" svg:width="23.114cm" svg:height="6.848cm" svg:x="2.032cm" svg:y="13.642cm">
          <text:p text:style-name="P9"><text:span text:style-name="T10">$ git status</text:span></text:p>
          <text:p text:style-name="P9"><text:span text:style-name="T10"># On branch master</text:span></text:p>
          <text:p text:style-name="P9"><text:span text:style-name="T10"># Changes</text:span><text:span text:style-name="T20"> not staged</text:span><text:span text:style-name="T10"> for commit:</text:span></text:p>
          <text:p text:style-name="P9"><text:span text:style-name="T10"># <text:s text:c="2"/>(use "git add &lt;file&gt;..." to update what will be committed)</text:span></text:p>
          <text:p text:style-name="P9"><text:span text:style-name="T10"># <text:s text:c="2"/>(use "git checkout -- &lt;file&gt;..." to discard changes in working directory)</text:span></text:p>
          <text:p text:style-name="P9"><text:span text:style-name="T10">#</text:span></text:p>
          <text:p text:style-name="P9"><text:span text:style-name="T10">#</text:span><text:span text:style-name="T10"><text:tab/></text:span><text:span text:style-name="T10">modified: <text:s text:c="2"/>hello.txt</text:span></text:p>
          <text:p text:style-name="P9"><text:span text:style-name="T10">#</text:span></text:p>
          <text:p text:style-name="P9"><text:span text:style-name="T10">no changes added to commit (use "git add" and/or "git commit -a")</text:span></text:p>
          <text:p text:style-name="P9"><text:span text:style-name="T10"><text:s text:c="106"/></text:span></text:p>
          <text:p text:style-name="P9"><text:span text:style-name="T10"/></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0" presentation:class="page"/>
          <draw:frame presentation:style-name="pr3" draw:text-style-name="P2" draw:layer="layout" svg:width="17.259cm" svg:height="12.56cm" svg:x="2.16cm" svg:y="13.268cm" presentation:class="notes" presentation:placeholder="true">
            <draw:text-box/>
          </draw:frame>
        </presentation:notes>
      </draw:page>
      <draw:page draw:name="page11" draw:style-name="dp1" draw:master-page-name="Bticino">
        <draw:frame presentation:style-name="pr1" draw:layer="layout" svg:width="25.184cm" svg:height="1.732cm" svg:x="1.398cm" svg:y="0.823cm" presentation:class="title">
          <draw:text-box>
            <text:p>Corso Git</text:p>
          </draw:text-box>
        </draw:frame>
        <draw:custom-shape draw:style-name="gr22" draw:text-style-name="P10" draw:layer="layout" svg:width="23.114cm" svg:height="7.606cm" svg:x="2.032cm" svg:y="11.042cm">
          <text:p text:style-name="P9"><text:span text:style-name="T10">$ git add hello.txt</text:span></text:p>
          <text:p text:style-name="P9"><text:span text:style-name="T10">$ git status</text:span></text:p>
          <text:p text:style-name="P9"><text:span text:style-name="T10"># On branch master</text:span></text:p>
          <text:p text:style-name="P9"><text:span text:style-name="T10"># Changes </text:span><text:span text:style-name="T20">to be committed</text:span><text:span text:style-name="T10">:</text:span></text:p>
          <text:p text:style-name="P9"><text:span text:style-name="T10"># <text:s text:c="2"/>(use "git reset HEAD &lt;file&gt;..." to unstage)</text:span></text:p>
          <text:p text:style-name="P9"><text:span text:style-name="T10">#</text:span></text:p>
          <text:p text:style-name="P9"><text:span text:style-name="T10">#</text:span><text:span text:style-name="T10"><text:tab/></text:span><text:span text:style-name="T10">modified: <text:s text:c="2"/>hello.txt</text:span></text:p>
          <text:p text:style-name="P9"><text:span text:style-name="T10">#</text:span></text:p>
          <text:p text:style-name="P9"><text:span text:style-name="T10"><text:s text:c="106"/></text:span></text:p>
          <text:p text:style-name="P9"><text:span text:style-name="T10"/></text:p>
          <draw:enhanced-geometry svg:viewBox="0 0 21600 21600" draw:type="rectangle" draw:enhanced-path="M 0 0 L 21600 0 21600 21600 0 21600 0 0 Z N"/>
        </draw:custom-shape>
        <draw:frame draw:style-name="gr23" draw:text-style-name="P12" draw:layer="layout" svg:width="23.622cm" svg:height="8.128cm" svg:x="1.778cm" svg:y="2.794cm">
          <draw:text-box>
            <text:p><text:span text:style-name="T21">Staging: sottoponiamo le modifiche al controllo di Git, in modo da prepare una commit</text:span></text:p>
            <text:p><text:span text:style-name="T22"/></text:p>
            <text:p><text:span text:style-name="T22">$git add hello.txt</text:span></text:p>
            <text:p><text:span text:style-name="T22"/></text:p>
            <text:p><text:span text:style-name="T22">$git status</text:span></text:p>
          </draw:text-box>
        </draw:frame>
        <presentation:notes draw:style-name="dp2">
          <draw:page-thumbnail draw:style-name="gr1" draw:layer="layout" svg:width="13.957cm" svg:height="10.465cm" svg:x="3.809cm" svg:y="2.121cm" draw:page-number="11" presentation:class="page"/>
          <draw:frame presentation:style-name="pr3" draw:text-style-name="P2" draw:layer="layout" svg:width="17.259cm" svg:height="12.56cm" svg:x="2.16cm" svg:y="13.268cm" presentation:class="notes" presentation:placeholder="true">
            <draw:text-box/>
          </draw:frame>
        </presentation:notes>
      </draw:page>
      <draw:page draw:name="page12" draw:style-name="dp1" draw:master-page-name="Bticino">
        <draw:frame presentation:style-name="pr1" draw:layer="layout" svg:width="25.184cm" svg:height="1.732cm" svg:x="1.398cm" svg:y="0.823cm" presentation:class="title">
          <draw:text-box>
            <text:p>Corso Git</text:p>
          </draw:text-box>
        </draw:frame>
        <draw:frame draw:style-name="gr24" draw:text-style-name="P12" draw:layer="layout" svg:width="23.622cm" svg:height="16.002cm" svg:x="1.524cm" svg:y="3.81cm">
          <draw:text-box>
            <text:p><text:span text:style-name="T21">Staging e commit</text:span></text:p>
            <text:list text:style-name="L2">
              <text:list-item>
                <text:p><text:span text:style-name="T23"><text:s/></text:span><text:span text:style-name="T23">Modello Git: Git consente di organizzare le modifiche in modo che riflettano esattamente il lavoro svolto.</text:span></text:p>
                <text:p><text:span text:style-name="T23"/></text:p>
              </text:list-item>
            </text:list>
            <text:p><text:span text:style-name="T23"><text:s/></text:span><text:span text:style-name="T23">Ad esempio: <text:s/>ci sono tre file modificati (a.txt, b.txt e c.txt). Tutte le modifiche saranno messe in scena (on staging), ma </text:span><text:span text:style-name="T24">si desidera che i cambiamenti in a.txt e b.txt appartengano ad un singolo commit</text:span><text:span text:style-name="T23">. Le modifiche a c.txt non sono logicamente correlate alle prime, e dovrebbero essere in un commit separato . Si potrebbe fare quanto segue: </text:span></text:p>
            <text:p><text:span text:style-name="T21"><text:tab/></text:span><text:span text:style-name="T25">- </text:span><text:span text:style-name="T26">$ git add a.txt b.txt</text:span></text:p>
            <text:p><text:span text:style-name="T26"><text:tab/></text:span><text:span text:style-name="T25">- </text:span><text:span text:style-name="T26">$ git commit -m "Changes for a and b"</text:span></text:p>
            <text:p><text:span text:style-name="T26"/></text:p>
            <text:p><text:span text:style-name="T25"><text:tab/></text:span><text:span text:style-name="T25">- </text:span><text:span text:style-name="T26">$ git add c.txt</text:span></text:p>
            <text:p><text:span text:style-name="T26"><text:tab/></text:span><text:span text:style-name="T25">- </text:span><text:span text:style-name="T26">$ git commit -m "Changes for c"</text:span></text:p>
            <text:p><text:span text:style-name="T26"/></text:p>
          </draw:text-box>
        </draw:frame>
        <presentation:notes draw:style-name="dp2">
          <draw:page-thumbnail draw:style-name="gr1" draw:layer="layout" svg:width="13.957cm" svg:height="10.465cm" svg:x="3.809cm" svg:y="2.121cm" draw:page-number="12" presentation:class="page"/>
          <draw:frame presentation:style-name="pr3" draw:text-style-name="P2" draw:layer="layout" svg:width="17.259cm" svg:height="12.56cm" svg:x="2.16cm" svg:y="13.268cm" presentation:class="notes" presentation:placeholder="true">
            <draw:text-box/>
          </draw:frame>
        </presentation:notes>
      </draw:page>
      <draw:page draw:name="page13" draw:style-name="dp1" draw:master-page-name="Bticino">
        <draw:frame presentation:style-name="pr1" draw:layer="layout" svg:width="25.184cm" svg:height="1.732cm" svg:x="1.398cm" svg:y="0.823cm" presentation:class="title">
          <draw:text-box>
            <text:p>Corso Git</text:p>
          </draw:text-box>
        </draw:frame>
        <draw:frame draw:style-name="gr24" draw:text-style-name="P13" draw:layer="layout" svg:width="23.622cm" svg:height="16.002cm" svg:x="1.778cm" svg:y="2.794cm">
          <draw:text-box>
            <text:p><text:span text:style-name="T21">Commit</text:span></text:p>
            <text:p><text:span text:style-name="T23"><text:s/></text:span><text:span text:style-name="T23">Fino ad ora abbiamo eseguito una commit passando il commento come parametro: </text:span><text:span text:style-name="T26">git commit -m "Changes for a and b"</text:span></text:p>
            <text:p><text:span text:style-name="T26"/></text:p>
            <text:list text:style-name="L2">
              <text:list-item>
                <text:p><text:span text:style-name="T23"><text:s/></text:span><text:span text:style-name="T23">Git consente di configurare un editor di testo agganciato alla fase di commit, che verrà aperto automaticamente per scrivere/modificare il commento.</text:span></text:p>
                <text:p><text:span text:style-name="T23"><text:s/></text:span></text:p>
              </text:list-item>
              <text:list-item>
                <text:p><text:span text:style-name="T23"><text:s/></text:span><text:span text:style-name="T23">Per scegliere l'editor preferito, si usa il comando (per vi):</text:span></text:p>
              </text:list-item>
            </text:list>
            <text:p><text:span text:style-name="T26"><text:tab/></text:span><text:span text:style-name="T26">- $ git git config –global core.editor vi</text:span></text:p>
            <text:p><text:span text:style-name="T26"/></text:p>
            <text:list text:continue-numbering="true" text:style-name="L2">
              <text:list-item>
                <text:p><text:span text:style-name="T26"><text:s/></text:span><text:span text:style-name="T26">Quindi</text:span><text:span text:style-name="T23">: <text:s/>una commit senza parametro -m attiva un editor che permette di scrivere il commento in modo più agevole</text:span></text:p>
                <text:p><text:span text:style-name="T23"><text:s/></text:span></text:p>
              </text:list-item>
              <text:list-item>
                <text:p><text:span text:style-name="T23"><text:s/></text:span><text:span text:style-name="T27">NB: è sempre possibile lasciare un commento vuoto ( -m “”) ma non è una Best Practice...</text:span></text:p>
              </text:list-item>
            </text:list>
            <text:p><text:span text:style-name="T26"/></text:p>
          </draw:text-box>
        </draw:frame>
        <presentation:notes draw:style-name="dp2">
          <draw:page-thumbnail draw:style-name="gr1" draw:layer="layout" svg:width="13.957cm" svg:height="10.465cm" svg:x="3.809cm" svg:y="2.121cm" draw:page-number="13" presentation:class="page"/>
          <draw:frame presentation:style-name="pr3" draw:text-style-name="P2" draw:layer="layout" svg:width="17.259cm" svg:height="12.56cm" svg:x="2.16cm" svg:y="13.268cm" presentation:class="notes" presentation:placeholder="true">
            <draw:text-box/>
          </draw:frame>
        </presentation:notes>
      </draw:page>
      <draw:page draw:name="page14" draw:style-name="dp1" draw:master-page-name="Bticino">
        <draw:frame presentation:style-name="pr1" draw:layer="layout" svg:width="25.184cm" svg:height="1.732cm" svg:x="1.398cm" svg:y="0.823cm" presentation:class="title">
          <draw:text-box>
            <text:p>Corso Git</text:p>
          </draw:text-box>
        </draw:frame>
        <draw:frame draw:style-name="gr25" draw:text-style-name="P12" draw:layer="layout" svg:width="23.622cm" svg:height="10.16cm" svg:x="1.778cm" svg:y="2.794cm">
          <draw:text-box>
            <text:p><text:span text:style-name="T21">Cambiamenti e non files</text:span></text:p>
            <text:p><text:span text:style-name="T23">Git registra come entità elementari i singoli cambiamenti , e non i files modificati</text:span></text:p>
            <text:list text:style-name="L2">
              <text:list-header>
                <text:p><text:span text:style-name="T23"><text:s/></text:span></text:p>
              </text:list-header>
              <text:list-item>
                <text:p><text:span text:style-name="T23"><text:s/></text:span><text:span text:style-name="T23">Per esempio, modifichiamo due volte il file hello.txt</text:span></text:p>
              </text:list-item>
            </text:list>
            <text:p><text:span text:style-name="T26"><text:tab/></text:span><text:span text:style-name="T26">-</text:span><text:span text:style-name="T28"> $ &lt;edit&gt; hello.txt, e aggiungiamo un commento: “Creato da &lt;user&gt;”</text:span></text:p>
            <text:p><text:span text:style-name="T26"><text:tab/></text:span><text:span text:style-name="T26">- $ git add hello.txt</text:span></text:p>
            <text:list text:continue-numbering="true" text:style-name="L2">
              <text:list-item>
                <text:p><text:span text:style-name="T26"><text:s/></text:span><text:span text:style-name="T29">O</text:span><text:span text:style-name="T23">ra facciamo una seconda modifica allo stesso file</text:span></text:p>
              </text:list-item>
            </text:list>
            <text:p><text:span text:style-name="T26"><text:tab/></text:span><text:span text:style-name="T26">- $ &lt;edit&gt; hello.txt, e modifichiamo il commento: “Created by $user”</text:span></text:p>
            <text:p><text:span text:style-name="T26"><text:tab/></text:span><text:span text:style-name="T26">- $ git status</text:span></text:p>
            <text:p><text:span text:style-name="T26"/></text:p>
          </draw:text-box>
        </draw:frame>
        <draw:custom-shape draw:style-name="gr22" draw:text-style-name="P10" draw:layer="layout" svg:width="23.114cm" svg:height="7.924cm" svg:x="2.032cm" svg:y="12.142cm">
          <text:p text:style-name="P9"><text:span text:style-name="T10">$ git status</text:span></text:p>
          <text:p text:style-name="P9"><text:span text:style-name="T10">On branch master</text:span></text:p>
          <text:p text:style-name="P9"><text:span text:style-name="T10"># </text:span><text:span text:style-name="T20">Changes to be committed:</text:span></text:p>
          <text:p text:style-name="P9"><text:span text:style-name="T10"># <text:s text:c="2"/>(use "git reset HEAD &lt;file&gt;..." to unstage)</text:span></text:p>
          <text:p text:style-name="P9"><text:span text:style-name="T10">#</text:span><text:span text:style-name="T10"><text:tab/></text:span><text:span text:style-name="T30">modified: <text:s text:c="2"/>hello.txt</text:span></text:p>
          <text:p text:style-name="P9"><text:span text:style-name="T31">#</text:span></text:p>
          <text:p text:style-name="P9"><text:span text:style-name="T10"># </text:span><text:span text:style-name="T20">Changes not staged for commit:</text:span></text:p>
          <text:p text:style-name="P9"><text:span text:style-name="T10"># <text:s text:c="2"/>(use "git add &lt;file&gt;..." to update what will be committed)</text:span></text:p>
          <text:p text:style-name="P9"><text:span text:style-name="T10"># <text:s text:c="2"/>(use "git checkout -- &lt;file&gt;..." to discard changes in working directory)</text:span></text:p>
          <text:p text:style-name="P9"><text:span text:style-name="T10">#</text:span><text:span text:style-name="T10"><text:tab/></text:span><text:span text:style-name="T30">modified: <text:s text:c="2"/>hello.txt</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4" presentation:class="page"/>
          <draw:frame presentation:style-name="pr3" draw:text-style-name="P2" draw:layer="layout" svg:width="17.259cm" svg:height="12.56cm" svg:x="2.16cm" svg:y="13.268cm" presentation:class="notes" presentation:placeholder="true">
            <draw:text-box/>
          </draw:frame>
        </presentation:notes>
      </draw:page>
      <draw:page draw:name="page15" draw:style-name="dp1" draw:master-page-name="Bticino">
        <draw:frame presentation:style-name="pr1" draw:layer="layout" svg:width="25.184cm" svg:height="1.732cm" svg:x="1.398cm" svg:y="0.823cm" presentation:class="title">
          <draw:text-box>
            <text:p>Corso Git</text:p>
          </draw:text-box>
        </draw:frame>
        <draw:frame draw:style-name="gr26" draw:text-style-name="P13" draw:layer="layout" svg:width="23.622cm" svg:height="5.835cm" svg:x="1.778cm" svg:y="2.794cm">
          <draw:text-box>
            <text:p><text:span text:style-name="T21">Cambiamenti e non files</text:span></text:p>
            <text:p><text:span text:style-name="T23"><text:s/></text:span></text:p>
            <text:list text:style-name="L2">
              <text:list-item>
                <text:p><text:span text:style-name="T23"><text:s/></text:span><text:span text:style-name="T23">Ora facciamo una commit </text:span></text:p>
              </text:list-item>
            </text:list>
            <text:p><text:span text:style-name="T26"><text:tab/></text:span><text:span text:style-name="T26">- $ git commit -m <text:s/>"Added a default comment"</text:span></text:p>
            <text:p><text:span text:style-name="T26"><text:tab/></text:span><text:span text:style-name="T26">- $ git status</text:span></text:p>
            <text:p><text:span text:style-name="T26"/></text:p>
          </draw:text-box>
        </draw:frame>
        <draw:custom-shape draw:style-name="gr22" draw:text-style-name="P10" draw:layer="layout" svg:width="23.114cm" svg:height="6.944cm" svg:x="2.032cm" svg:y="8.042cm">
          <text:p text:style-name="P9"><text:span text:style-name="T10">$ git status</text:span></text:p>
          <text:p text:style-name="P9"><text:span text:style-name="T10"># On branch master</text:span></text:p>
          <text:p text:style-name="P9"><text:span text:style-name="T10"># Changes not staged for commit:</text:span></text:p>
          <text:p text:style-name="P9"><text:span text:style-name="T10"># <text:s text:c="2"/>(use "git add &lt;file&gt;..." to update what will be committed)</text:span></text:p>
          <text:p text:style-name="P9"><text:span text:style-name="T10"># <text:s text:c="2"/>(use "git checkout -- &lt;file&gt;..." to discard changes in working directory)</text:span></text:p>
          <text:p text:style-name="P9"><text:span text:style-name="T10">#</text:span></text:p>
          <text:p text:style-name="P9"><text:span text:style-name="T10">#</text:span><text:span text:style-name="T10"><text:tab/></text:span><text:span text:style-name="T20">modified: <text:s text:c="2"/>hello.txt</text:span></text:p>
          <text:p text:style-name="P9"><text:span text:style-name="T10">#</text:span></text:p>
          <text:p text:style-name="P9"><text:span text:style-name="T10">no changes added to commit (use "git add" and/or "git commit -a")</text:span></text:p>
          <text:p text:style-name="P9"><text:span text:style-name="T10"/></text:p>
          <draw:enhanced-geometry svg:viewBox="0 0 21600 21600" draw:type="rectangle" draw:enhanced-path="M 0 0 L 21600 0 21600 21600 0 21600 0 0 Z N"/>
        </draw:custom-shape>
        <draw:frame draw:style-name="gr27" draw:text-style-name="P13" draw:layer="layout" svg:width="23.622cm" svg:height="3.855cm" svg:x="1.778cm" svg:y="15.195cm">
          <draw:text-box>
            <text:list text:style-name="L2">
              <text:list-item>
                <text:p><text:span text:style-name="T32"><text:s/></text:span><text:span text:style-name="T23">Ora mettiamo di nuovo hello.txt on stage, ed eseguiamo una commit </text:span></text:p>
              </text:list-item>
            </text:list>
            <text:p><text:span text:style-name="T26"><text:tab/></text:span><text:span text:style-name="T26">- $ git add hello.txt</text:span></text:p>
            <text:p><text:span text:style-name="T26"><text:tab/></text:span><text:span text:style-name="T26">- $ git commit -m <text:s/>"Modified default comment"</text:span></text:p>
            <text:p><text:span text:style-name="T26"><text:tab/></text:span><text:span text:style-name="T26">- $ git status</text:span></text:p>
          </draw:text-box>
        </draw:frame>
        <draw:custom-shape draw:style-name="gr22" draw:text-style-name="P10" draw:layer="layout" svg:width="23.114cm" svg:height="1.786cm" svg:x="2.032cm" svg:y="19.042cm">
          <text:p text:style-name="P9"><text:span text:style-name="T10"># On branch master</text:span></text:p>
          <text:p text:style-name="P9"><text:span text:style-name="T10">nothing to commit, working directory clean</text:span></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5" presentation:class="page"/>
          <draw:frame presentation:style-name="pr3" draw:text-style-name="P2" draw:layer="layout" svg:width="17.259cm" svg:height="12.56cm" svg:x="2.16cm" svg:y="13.268cm" presentation:class="notes" presentation:placeholder="true">
            <draw:text-box/>
          </draw:frame>
        </presentation:notes>
      </draw:page>
      <draw:page draw:name="page16" draw:style-name="dp1" draw:master-page-name="Bticino">
        <draw:frame presentation:style-name="pr1" draw:layer="layout" svg:width="25.184cm" svg:height="1.732cm" svg:x="1.398cm" svg:y="0.823cm" presentation:class="title">
          <draw:text-box>
            <text:p>Corso Git</text:p>
          </draw:text-box>
        </draw:frame>
        <draw:frame draw:style-name="gr28" draw:text-style-name="P12" draw:layer="layout" svg:width="23.622cm" svg:height="3.302cm" svg:x="1.778cm" svg:y="2.794cm">
          <draw:text-box>
            <text:p><text:span text:style-name="T33">Storia </text:span></text:p>
            <text:p><text:span text:style-name="T32">Si possono visualizzare tutti i commit effettuati nel progetto</text:span></text:p>
            <text:p><text:span text:style-name="T26"><text:tab/></text:span><text:span text:style-name="T26">- </text:span><text:span text:style-name="T34">$ git log </text:span></text:p>
          </draw:text-box>
        </draw:frame>
        <draw:custom-shape draw:style-name="gr22" draw:text-style-name="P10" draw:layer="layout" svg:width="24.384cm" svg:height="13.47cm" svg:x="2.032cm" svg:y="6.342cm">
          <text:p text:style-name="P9"><text:span text:style-name="T10">$ git log</text:span></text:p>
          <text:p text:style-name="P9"><text:span text:style-name="T10">commit </text:span><text:span text:style-name="T20">bcc814ee0e61b46ee7be6a7c675d3777f3bb219d</text:span></text:p>
          <text:p text:style-name="P9"><text:span text:style-name="T10">Author: Luigi Talamona &lt;luigi@talamona.org&gt;</text:span></text:p>
          <text:p text:style-name="P9"><text:span text:style-name="T10">Date: <text:s text:c="2"/>Fri Aug 30 16:39:37 2013 +0200</text:span></text:p>
          <text:p text:style-name="P9"><text:span text:style-name="T10"/></text:p>
          <text:p text:style-name="P9"><text:span text:style-name="T10"><text:s text:c="4"/></text:span><text:span text:style-name="T20">Modified default comment</text:span></text:p>
          <text:p text:style-name="P9"><text:span text:style-name="T10"/></text:p>
          <text:p text:style-name="P9"><text:span text:style-name="T10">commit </text:span><text:span text:style-name="T35">385d2d8a4551d1b083d0f2aab0486c9942836953</text:span></text:p>
          <text:p text:style-name="P9"><text:span text:style-name="T10">Author: Luigi Talamona &lt;luigi@talamona.org&gt;</text:span></text:p>
          <text:p text:style-name="P9"><text:span text:style-name="T10">Date: <text:s text:c="2"/>Fri Aug 30 16:28:21 2013 +0200</text:span></text:p>
          <text:p text:style-name="P9"><text:span text:style-name="T10"/></text:p>
          <text:p text:style-name="P9"><text:span text:style-name="T10"><text:s text:c="4"/></text:span><text:span text:style-name="T35">Added a default comment</text:span></text:p>
          <text:p text:style-name="P9"><text:span text:style-name="T10"/></text:p>
          <text:p text:style-name="P9"><text:span text:style-name="T10">commit </text:span><text:span text:style-name="T36">10e8fc4f85dee3f17a9b9bb2b8826ac4a915a97f</text:span></text:p>
          <text:p text:style-name="P9"><text:span text:style-name="T10">Author: Luigi Talamona &lt;luigi@talamona.org&gt;</text:span></text:p>
          <text:p text:style-name="P9"><text:span text:style-name="T10">Date: <text:s text:c="2"/>Fri Aug 30 15:30:01 2013 +0200</text:span></text:p>
          <text:p text:style-name="P9"><text:span text:style-name="T10"/></text:p>
          <text:p text:style-name="P9"><text:span text:style-name="T10"><text:s text:c="4"/></text:span><text:span text:style-name="T36">First Commit</text:span></text:p>
          <text:p text:style-name="P9"><text:span text:style-name="T10"/></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6" presentation:class="page"/>
          <draw:frame presentation:style-name="pr3" draw:text-style-name="P2" draw:layer="layout" svg:width="17.259cm" svg:height="12.56cm" svg:x="2.16cm" svg:y="13.268cm" presentation:class="notes" presentation:placeholder="true">
            <draw:text-box/>
          </draw:frame>
        </presentation:notes>
      </draw:page>
      <draw:page draw:name="page17" draw:style-name="dp1" draw:master-page-name="Bticino">
        <draw:frame presentation:style-name="pr1" draw:layer="layout" svg:width="25.184cm" svg:height="1.732cm" svg:x="1.398cm" svg:y="0.823cm" presentation:class="title">
          <draw:text-box>
            <text:p>Corso Git</text:p>
          </draw:text-box>
        </draw:frame>
        <draw:frame draw:style-name="gr29" draw:text-style-name="P12" draw:layer="layout" svg:width="24.892cm" svg:height="7.112cm" svg:x="1.778cm" svg:y="2.794cm">
          <draw:text-box>
            <text:p><text:span text:style-name="T21">Ritornare sui propri passi </text:span></text:p>
            <text:p><text:span text:style-name="T23">E' facile ritornare sui propri passi, usando il codice hash della commit</text:span></text:p>
            <text:p><text:span text:style-name="T26"/></text:p>
            <text:p><text:span text:style-name="T26"><text:tab/></text:span><text:span text:style-name="T26">- $ git log, come prima, e scegliamo la prima commit</text:span></text:p>
            <text:p><text:span text:style-name="T26"><text:tab/></text:span><text:span text:style-name="T26"><text:tab/></text:span><text:span text:style-name="T26"><text:tab/></text:span><text:span text:style-name="T26"><text:tab/></text:span><text:span text:style-name="T37">10E8fc4...</text:span></text:p>
            <text:p><text:span text:style-name="T37"><text:s/></text:span><text:span text:style-name="T38"><text:s/></text:span></text:p>
            <text:p><text:span text:style-name="T26"><text:tab/></text:span><text:span text:style-name="T26">- $ git </text:span><text:span text:style-name="T34">checkout</text:span><text:span text:style-name="T26"> </text:span><text:span text:style-name="T37">10e8fc4</text:span></text:p>
          </draw:text-box>
        </draw:frame>
        <draw:custom-shape draw:style-name="gr22" draw:text-style-name="P10" draw:layer="layout" svg:width="24.384cm" svg:height="9.144cm" svg:x="1.524cm" svg:y="10.328cm">
          <text:p text:style-name="P9"><text:span text:style-name="T10">Note: checking out '</text:span><text:span text:style-name="T20">10e8fc4f85dee3f17a9b9bb2b8826ac4a915a97f</text:span><text:span text:style-name="T10">'.</text:span></text:p>
          <text:p text:style-name="P9"><text:span text:style-name="T10"/></text:p>
          <text:p text:style-name="P9"><text:span text:style-name="T10">You are in 'detached HEAD' state. You can look around, make experimental</text:span></text:p>
          <text:p text:style-name="P9"><text:span text:style-name="T10">changes and commit them, and you can discard any commits you make in this</text:span></text:p>
          <text:p text:style-name="P9"><text:span text:style-name="T10">state without impacting any branches by performing another checkout.</text:span></text:p>
          <text:p text:style-name="P9"><text:span text:style-name="T10"/></text:p>
          <text:p text:style-name="P9"><text:span text:style-name="T10">If you want to create a new branch to retain commits you create, you may</text:span></text:p>
          <text:p text:style-name="P9"><text:span text:style-name="T10">do so (now or later) by using -b with the checkout command again. Example:</text:span></text:p>
          <text:p text:style-name="P9"><text:span text:style-name="T10"/></text:p>
          <text:p text:style-name="P9"><text:span text:style-name="T10"><text:s text:c="2"/></text:span><text:span text:style-name="T10">git checkout -b new_branch_name</text:span></text:p>
          <text:p text:style-name="P9"><text:span text:style-name="T10"/></text:p>
          <text:p text:style-name="P9"><text:span text:style-name="T20">HEAD is now at 10e8fc4... First Commit</text:span></text:p>
          <text:p text:style-name="P9"><text:span text:style-name="T10"/></text:p>
          <text:p text:style-name="P9"><text:span text:style-name="T10"/></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7" presentation:class="page"/>
          <draw:frame presentation:style-name="pr3" draw:text-style-name="P2" draw:layer="layout" svg:width="17.259cm" svg:height="12.56cm" svg:x="2.16cm" svg:y="13.268cm" presentation:class="notes" presentation:placeholder="true">
            <draw:text-box/>
          </draw:frame>
        </presentation:notes>
      </draw:page>
      <draw:page draw:name="page18" draw:style-name="dp1" draw:master-page-name="Bticino">
        <draw:frame presentation:style-name="pr1" draw:layer="layout" svg:width="25.184cm" svg:height="1.732cm" svg:x="1.398cm" svg:y="0.823cm" presentation:class="title">
          <draw:text-box>
            <text:p>Corso Git</text:p>
          </draw:text-box>
        </draw:frame>
        <draw:frame draw:style-name="gr30" draw:text-style-name="P12" draw:layer="layout" svg:width="24.892cm" svg:height="17.483cm" svg:x="1.016cm" svg:y="2.555cm">
          <draw:text-box>
            <text:p><text:span text:style-name="T21">Ritornare sui propri passi</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6">hello.txt?</text:span></text:p>
            <text:p><text:span text:style-name="T21"/></text:p>
            <text:p><text:span text:style-name="T21"/></text:p>
          </draw:text-box>
        </draw:frame>
        <draw:custom-shape draw:style-name="gr2" draw:text-style-name="P3" xml:id="id11" draw:id="id11"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3" draw:id="id13"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1.344cm" svg:x2="5.948cm" svg:y2="11.344cm">
          <text:p/>
        </draw:line>
        <draw:line draw:style-name="gr3" draw:text-style-name="P4" draw:layer="layout" svg:x1="6.864cm" svg:y1="11.344cm" svg:x2="8.748cm" svg:y2="11.344cm">
          <text:p/>
        </draw:line>
        <draw:line draw:style-name="gr31" draw:text-style-name="P4" draw:layer="layout" svg:x1="9.764cm" svg:y1="11.344cm" svg:x2="14.148cm" svg:y2="11.344cm">
          <text:p/>
        </draw:line>
        <draw:frame draw:style-name="gr5" draw:text-style-name="P14" draw:layer="layout" svg:width="3.847cm" svg:height="0.959cm" draw:transform="rotate (1.5707963267949) translate (3.074cm 16.002cm)">
          <draw:text-box>
            <text:p><text:span text:style-name="T39">10e8fc4...</text:span></text:p>
          </draw:text-box>
        </draw:frame>
        <draw:frame draw:style-name="gr5" draw:text-style-name="P14" draw:layer="layout" svg:width="3.733cm" svg:height="0.959cm" draw:transform="rotate (1.54095119658579) translate (5.912cm 15.974cm)">
          <draw:text-box>
            <text:p><text:span text:style-name="T39">385d2d8...</text:span></text:p>
          </draw:text-box>
        </draw:frame>
        <draw:frame draw:style-name="gr5" draw:text-style-name="P14" draw:layer="layout" svg:width="3.746cm" svg:height="0.959cm" draw:transform="rotate (1.5707963267949) translate (8.774cm 16.002cm)">
          <draw:text-box>
            <text:p><text:span text:style-name="T39">bcc814e...</text:span></text:p>
          </draw:text-box>
        </draw:frame>
        <draw:frame draw:style-name="gr5" draw:text-style-name="P14" draw:layer="layout" svg:width="3.592cm" svg:height="0.959cm" draw:transform="rotate (1.5707963267949) translate (14.174cm 15.748cm)">
          <draw:text-box>
            <text:p><text:span text:style-name="T39">89289a4...</text:span></text:p>
          </draw:text-box>
        </draw:frame>
        <draw:frame draw:style-name="gr7" draw:text-style-name="P7" xml:id="id14" draw:id="id14" draw:layer="layout" svg:width="3.302cm" svg:height="0.959cm" svg:x="17.556cm" svg:y="11.536cm">
          <draw:text-box>
            <text:p text:style-name="P6"><text:span text:style-name="T6">MASTER</text:span></text:p>
          </draw:text-box>
        </draw:frame>
        <draw:connector draw:style-name="gr8" draw:text-style-name="P4" draw:layer="layout" draw:type="curve" svg:x1="3.556cm" svg:y1="10.836cm" svg:x2="6.873cm" svg:y2="8.726cm" draw:start-shape="id11" draw:start-glue-point="4" draw:end-shape="id12" draw:end-glue-point="2" svg:d="m3556 10836c0-1639 3317-585 3317-2110" svg:viewBox="0 0 3318 2111">
          <text:p/>
        </draw:connector>
        <draw:connector draw:style-name="gr9" draw:text-style-name="P4" draw:layer="layout" draw:type="curve" svg:x1="15.164cm" svg:y1="11.344cm" svg:x2="17.556cm" svg:y2="12.015cm" draw:start-shape="id13" draw:start-glue-point="10" draw:end-shape="id14" draw:end-glue-point="3" svg:d="m15164 11344c1852 0 657 671 2392 671" svg:viewBox="0 0 2393 672">
          <text:p/>
        </draw:connector>
        <draw:frame draw:style-name="gr32" draw:text-style-name="P5" draw:layer="layout" svg:width="5.842cm" svg:height="1.016cm" svg:x="8.636cm" svg:y="7.874cm">
          <draw:text-box>
            <text:p><text:span text:style-name="T5">Detached mode</text:span></text:p>
          </draw:text-box>
        </draw:frame>
        <draw:frame draw:style-name="gr5" draw:text-style-name="P5" draw:layer="layout" svg:width="5.588cm" svg:height="0.959cm" svg:x="21.082cm" svg:y="11.529cm">
          <draw:text-box>
            <text:p><text:span text:style-name="T5">Branch principale</text:span></text:p>
          </draw:text-box>
        </draw:frame>
        <draw:frame draw:style-name="gr6" draw:text-style-name="P7" xml:id="id12" draw:id="id12" draw:layer="layout" svg:width="3.17cm" svg:height="0.959cm" svg:x="5.288cm" svg:y="7.767cm">
          <draw:text-box>
            <text:p text:style-name="P6"><text:span text:style-name="T6">HEAD</text:span></text:p>
          </draw:text-box>
        </draw:frame>
        <draw:frame draw:style-name="gr33" draw:text-style-name="P7" xml:id="id15" draw:id="id15" draw:layer="layout" svg:width="3.17cm" svg:height="0.959cm" svg:x="17.588cm" svg:y="10.068cm">
          <draw:text-box>
            <text:p text:style-name="P6"><text:span text:style-name="T6">HEAD</text:span></text:p>
          </draw:text-box>
        </draw:frame>
        <draw:connector draw:style-name="gr34" draw:layer="layout" draw:type="curve" draw:line-skew="-1.108cm" svg:x1="19.173cm" svg:y1="10.068cm" svg:x2="6.873cm" svg:y2="7.767cm" draw:start-shape="id15" draw:start-glue-point="0" draw:end-shape="id12" draw:end-glue-point="0" svg:d="m19173 10068c0-5863-12300-4713-12300-2301" svg:viewBox="0 0 12301 4270">
          <text:p/>
        </draw:connector>
        <presentation:notes draw:style-name="dp2">
          <draw:page-thumbnail draw:style-name="gr1" draw:layer="layout" svg:width="13.957cm" svg:height="10.465cm" svg:x="3.809cm" svg:y="2.121cm" draw:page-number="18" presentation:class="page"/>
          <draw:frame presentation:style-name="pr3" draw:text-style-name="P2" draw:layer="layout" svg:width="17.259cm" svg:height="12.56cm" svg:x="2.16cm" svg:y="13.268cm" presentation:class="notes" presentation:placeholder="true">
            <draw:text-box/>
          </draw:frame>
        </presentation:notes>
      </draw:page>
      <draw:page draw:name="page19" draw:style-name="dp1" draw:master-page-name="Bticino">
        <draw:frame presentation:style-name="pr1" draw:layer="layout" svg:width="25.184cm" svg:height="1.732cm" svg:x="1.398cm" svg:y="0.823cm" presentation:class="title">
          <draw:text-box>
            <text:p>Corso Git</text:p>
          </draw:text-box>
        </draw:frame>
        <draw:frame draw:style-name="gr35" draw:text-style-name="P13" draw:layer="layout" svg:width="24.53cm" svg:height="2.375cm" svg:x="1.378cm" svg:y="2.794cm">
          <draw:text-box>
            <text:p><text:span text:style-name="T21">Ritornare</text:span><text:span text:style-name="T33"> sui propri passi </text:span></text:p>
            <text:p><text:span text:style-name="T32">Ora, per tornare allo “stato dell'arte”</text:span><text:span text:style-name="T26"><text:tab/></text:span></text:p>
          </draw:text-box>
        </draw:frame>
        <draw:custom-shape draw:style-name="gr2" draw:text-style-name="P3" draw:layer="layout" svg:width="1.016cm" svg:height="1.016cm" svg:x="3.0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6" draw:id="id16" draw:layer="layout" svg:width="1.016cm" svg:height="1.016cm" svg:x="14.1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5.644cm" svg:x2="5.948cm" svg:y2="15.644cm">
          <text:p/>
        </draw:line>
        <draw:line draw:style-name="gr3" draw:text-style-name="P4" draw:layer="layout" svg:x1="6.864cm" svg:y1="15.644cm" svg:x2="8.748cm" svg:y2="15.644cm">
          <text:p/>
        </draw:line>
        <draw:line draw:style-name="gr31" draw:text-style-name="P4" draw:layer="layout" svg:x1="9.764cm" svg:y1="15.644cm" svg:x2="14.148cm" svg:y2="15.644cm">
          <text:p/>
        </draw:line>
        <draw:frame draw:style-name="gr5" draw:text-style-name="P14" draw:layer="layout" svg:width="3.847cm" svg:height="0.959cm" draw:transform="rotate (1.5707963267949) translate (3.074cm 20.302cm)">
          <draw:text-box>
            <text:p><text:span text:style-name="T39">10e8fc4...</text:span></text:p>
          </draw:text-box>
        </draw:frame>
        <draw:frame draw:style-name="gr5" draw:text-style-name="P14" draw:layer="layout" svg:width="3.733cm" svg:height="0.959cm" draw:transform="rotate (1.54095119658579) translate (5.912cm 20.274cm)">
          <draw:text-box>
            <text:p><text:span text:style-name="T39">385d2d8...</text:span></text:p>
          </draw:text-box>
        </draw:frame>
        <draw:frame draw:style-name="gr5" draw:text-style-name="P14" draw:layer="layout" svg:width="3.746cm" svg:height="0.959cm" draw:transform="rotate (1.5707963267949) translate (8.774cm 20.302cm)">
          <draw:text-box>
            <text:p><text:span text:style-name="T39">bcc814e...</text:span></text:p>
          </draw:text-box>
        </draw:frame>
        <draw:frame draw:style-name="gr5" draw:text-style-name="P14" draw:layer="layout" svg:width="3.592cm" svg:height="0.959cm" draw:transform="rotate (1.5707963267949) translate (14.174cm 20.048cm)">
          <draw:text-box>
            <text:p><text:span text:style-name="T39">89289a4...</text:span></text:p>
          </draw:text-box>
        </draw:frame>
        <draw:frame draw:style-name="gr7" draw:text-style-name="P7" xml:id="id18" draw:id="id18" draw:layer="layout" svg:width="3.302cm" svg:height="0.959cm" svg:x="17.556cm" svg:y="15.836cm">
          <draw:text-box>
            <text:p text:style-name="P6"><text:span text:style-name="T6">MASTER</text:span></text:p>
          </draw:text-box>
        </draw:frame>
        <draw:connector draw:style-name="gr8" draw:text-style-name="P4" draw:layer="layout" draw:type="curve" svg:x1="15.164cm" svg:y1="15.644cm" svg:x2="17.588cm" svg:y2="14.847cm" draw:start-shape="id16" draw:start-glue-point="10" draw:end-shape="id17" draw:end-glue-point="3" svg:d="m15164 15644c1876 0 665-797 2424-797" svg:viewBox="0 0 2425 798">
          <text:p/>
        </draw:connector>
        <draw:connector draw:style-name="gr9" draw:text-style-name="P4" draw:layer="layout" draw:type="curve" svg:x1="15.164cm" svg:y1="15.644cm" svg:x2="17.556cm" svg:y2="16.315cm" draw:start-shape="id16" draw:start-glue-point="10" draw:end-shape="id18" draw:end-glue-point="3" svg:d="m15164 15644c1852 0 657 671 2392 671" svg:viewBox="0 0 2393 672">
          <text:p/>
        </draw:connector>
        <draw:frame draw:style-name="gr5" draw:text-style-name="P5" draw:layer="layout" svg:width="5.588cm" svg:height="0.959cm" svg:x="21.082cm" svg:y="15.829cm">
          <draw:text-box>
            <text:p><text:span text:style-name="T5">Branch principale</text:span></text:p>
          </draw:text-box>
        </draw:frame>
        <draw:frame draw:style-name="gr33" draw:text-style-name="P7" draw:layer="layout" svg:width="3.17cm" svg:height="0.959cm" svg:x="5.288cm" svg:y="12.067cm">
          <draw:text-box>
            <text:p text:style-name="P6"><text:span text:style-name="T6">HEAD</text:span></text:p>
          </draw:text-box>
        </draw:frame>
        <draw:frame draw:style-name="gr6" draw:text-style-name="P7" xml:id="id17" draw:id="id17" draw:layer="layout" svg:width="3.17cm" svg:height="0.959cm" svg:x="17.588cm" svg:y="14.368cm">
          <draw:text-box>
            <text:p text:style-name="P6"><text:span text:style-name="T6">HEAD</text:span></text:p>
          </draw:text-box>
        </draw:frame>
        <draw:frame draw:style-name="gr32" draw:text-style-name="P5" draw:layer="layout" svg:width="4.572cm" svg:height="1.016cm" svg:x="21.082cm" svg:y="14.224cm">
          <draw:text-box>
            <text:p><text:span text:style-name="T5">Ultima commit</text:span></text:p>
          </draw:text-box>
        </draw:frame>
        <draw:custom-shape draw:style-name="gr22" draw:text-style-name="P10" draw:layer="layout" svg:width="24.384cm" svg:height="5.694cm" svg:x="1.524cm" svg:y="5.728cm">
          <text:p text:style-name="P9"><text:span text:style-name="T10">$ git checkout master</text:span></text:p>
          <text:p text:style-name="P9"><text:span text:style-name="T10">Previous HEAD position was </text:span><text:span text:style-name="T20">10e8fc4</text:span><text:span text:style-name="T10">... First Commit</text:span></text:p>
          <text:p text:style-name="P9"><text:span text:style-name="T10">Switched to branch 'master'</text:span></text:p>
          <text:p text:style-name="P9"><text:span text:style-name="T10">$ cat </text:span><text:span text:style-name="T20">hello.txt</text:span></text:p>
          <text:p text:style-name="P9"><text:span text:style-name="T10"># “Created by $USER”</text:span></text:p>
          <text:p text:style-name="P9"><text:span text:style-name="T10">Ciao Mondo</text:span></text:p>
          <text:p text:style-name="P9"><text:span text:style-name="T10">$</text:span></text:p>
          <text:p text:style-name="P9"><text:span text:style-name="T10"/></text:p>
          <text:p text:style-name="P9"><text:span text:style-name="T10"/></text:p>
          <text:p text:style-name="P9"><text:span text:style-name="T10"/></text:p>
          <text:p text:style-name="P9"><text:span text:style-name="T10"/></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19" presentation:class="page"/>
          <draw:frame presentation:style-name="pr3" draw:text-style-name="P2" draw:layer="layout" svg:width="17.259cm" svg:height="12.56cm" svg:x="2.16cm" svg:y="13.268cm" presentation:class="notes" presentation:placeholder="true">
            <draw:text-box/>
          </draw:frame>
        </presentation:notes>
      </draw:page>
      <draw:page draw:name="page20" draw:style-name="dp1" draw:master-page-name="Bticino">
        <draw:frame presentation:style-name="pr1" draw:layer="layout" svg:width="25.184cm" svg:height="1.732cm" svg:x="1.398cm" svg:y="0.823cm" presentation:class="title">
          <draw:text-box>
            <text:p>Corso Git</text:p>
          </draw:text-box>
        </draw:frame>
        <draw:frame draw:style-name="gr36" draw:text-style-name="P12" draw:layer="layout" svg:width="24.892cm" svg:height="1.524cm" svg:x="1.778cm" svg:y="2.794cm">
          <draw:text-box>
            <text:p><text:span text:style-name="T21">Etichettare i passi salienti (Tagging)</text:span><text:span text:style-name="T26"><text:tab/></text:span></text:p>
          </draw:text-box>
        </draw:frame>
        <draw:custom-shape draw:style-name="gr2" draw:text-style-name="P3" draw:layer="layout" svg:width="1.016cm" svg:height="1.016cm" svg:x="3.0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9" draw:id="id19" draw:layer="layout" svg:width="1.016cm" svg:height="1.016cm" svg:x="14.1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8.644cm" svg:x2="5.948cm" svg:y2="8.644cm">
          <text:p/>
        </draw:line>
        <draw:line draw:style-name="gr3" draw:text-style-name="P4" draw:layer="layout" svg:x1="6.864cm" svg:y1="8.644cm" svg:x2="8.748cm" svg:y2="8.644cm">
          <text:p/>
        </draw:line>
        <draw:line draw:style-name="gr31" draw:text-style-name="P4" draw:layer="layout" svg:x1="9.764cm" svg:y1="8.644cm" svg:x2="14.148cm" svg:y2="8.644cm">
          <text:p/>
        </draw:line>
        <draw:frame draw:style-name="gr5" draw:text-style-name="P14" draw:layer="layout" svg:width="3.847cm" svg:height="0.959cm" draw:transform="rotate (1.5707963267949) translate (3.074cm 13.302cm)">
          <draw:text-box>
            <text:p><text:span text:style-name="T39">10e8fc4...</text:span></text:p>
          </draw:text-box>
        </draw:frame>
        <draw:frame draw:style-name="gr5" draw:text-style-name="P14" draw:layer="layout" svg:width="3.733cm" svg:height="0.959cm" draw:transform="rotate (1.54095119658579) translate (5.912cm 13.274cm)">
          <draw:text-box>
            <text:p><text:span text:style-name="T39">385d2d8...</text:span></text:p>
          </draw:text-box>
        </draw:frame>
        <draw:frame draw:style-name="gr5" draw:text-style-name="P14" draw:layer="layout" svg:width="3.746cm" svg:height="0.959cm" draw:transform="rotate (1.5707963267949) translate (8.774cm 13.302cm)">
          <draw:text-box>
            <text:p><text:span text:style-name="T39">bcc814e...</text:span></text:p>
          </draw:text-box>
        </draw:frame>
        <draw:frame draw:style-name="gr5" draw:text-style-name="P14" draw:layer="layout" svg:width="3.592cm" svg:height="0.959cm" draw:transform="rotate (1.5707963267949) translate (14.174cm 13.048cm)">
          <draw:text-box>
            <text:p><text:span text:style-name="T39">89289a4...</text:span></text:p>
          </draw:text-box>
        </draw:frame>
        <draw:frame draw:style-name="gr7" draw:text-style-name="P7" xml:id="id21" draw:id="id21" draw:layer="layout" svg:width="3.302cm" svg:height="0.959cm" svg:x="17.556cm" svg:y="8.836cm">
          <draw:text-box>
            <text:p text:style-name="P6"><text:span text:style-name="T6">MASTER</text:span></text:p>
          </draw:text-box>
        </draw:frame>
        <draw:connector draw:style-name="gr8" draw:text-style-name="P4" draw:layer="layout" draw:type="curve" svg:x1="15.164cm" svg:y1="8.644cm" svg:x2="17.588cm" svg:y2="7.847cm" draw:start-shape="id19" draw:start-glue-point="10" draw:end-shape="id20" draw:end-glue-point="3" svg:d="m15164 8644c1876 0 665-797 2424-797" svg:viewBox="0 0 2425 798">
          <text:p/>
        </draw:connector>
        <draw:connector draw:style-name="gr9" draw:text-style-name="P4" draw:layer="layout" draw:type="curve" svg:x1="15.164cm" svg:y1="8.644cm" svg:x2="17.556cm" svg:y2="9.315cm" draw:start-shape="id19" draw:start-glue-point="10" draw:end-shape="id21" draw:end-glue-point="3" svg:d="m15164 8644c1852 0 657 671 2392 671" svg:viewBox="0 0 2393 672">
          <text:p/>
        </draw:connector>
        <draw:frame draw:style-name="gr5" draw:text-style-name="P5" draw:layer="layout" svg:width="5.588cm" svg:height="0.959cm" svg:x="21.082cm" svg:y="8.829cm">
          <draw:text-box>
            <text:p><text:span text:style-name="T5">Branch principale</text:span></text:p>
          </draw:text-box>
        </draw:frame>
        <draw:frame draw:style-name="gr6" draw:text-style-name="P7" xml:id="id20" draw:id="id20" draw:layer="layout" svg:width="3.17cm" svg:height="0.959cm" svg:x="17.588cm" svg:y="7.368cm">
          <draw:text-box>
            <text:p text:style-name="P6"><text:span text:style-name="T6">HEAD</text:span></text:p>
          </draw:text-box>
        </draw:frame>
        <draw:frame draw:style-name="gr32" draw:text-style-name="P5" draw:layer="layout" svg:width="4.572cm" svg:height="1.016cm" svg:x="21.082cm" svg:y="7.224cm">
          <draw:text-box>
            <text:p><text:span text:style-name="T5">Ultima commit</text:span></text:p>
          </draw:text-box>
        </draw:frame>
        <draw:frame draw:style-name="gr14" draw:text-style-name="P7" xml:id="id22" draw:id="id22" draw:layer="layout" svg:width="2.19cm" svg:height="0.959cm" svg:x="13.596cm" svg:y="5.573cm">
          <draw:text-box>
            <text:p text:style-name="P6"><text:span text:style-name="T6">V1.0</text:span></text:p>
          </draw:text-box>
        </draw:frame>
        <draw:connector draw:style-name="gr15" draw:text-style-name="P4" draw:layer="layout" draw:type="curve" svg:x1="14.656cm" svg:y1="8.136cm" svg:x2="14.691cm" svg:y2="6.532cm" draw:start-shape="id19" draw:start-glue-point="4" draw:end-shape="id22" draw:end-glue-point="2" svg:d="m14656 8136c0-1260 35-458 35-1604" svg:viewBox="0 0 36 1605">
          <text:p/>
        </draw:connector>
        <draw:frame draw:style-name="gr5" draw:text-style-name="P5" draw:layer="layout" svg:width="2.012cm" svg:height="0.959cm" svg:x="16.022cm" svg:y="5.566cm">
          <draw:text-box>
            <text:p><text:span text:style-name="T5">Tag</text:span></text:p>
          </draw:text-box>
        </draw:frame>
        <draw:custom-shape draw:style-name="gr2" draw:text-style-name="P3" draw:layer="layout" svg:width="1.016cm" svg:height="1.016cm" svg:x="3.0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3" draw:id="id23" draw:layer="layout" svg:width="1.016cm" svg:height="1.016cm" svg:x="14.1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5.745cm" svg:x2="5.948cm" svg:y2="15.745cm">
          <text:p/>
        </draw:line>
        <draw:line draw:style-name="gr3" draw:text-style-name="P4" draw:layer="layout" svg:x1="6.864cm" svg:y1="15.745cm" svg:x2="8.748cm" svg:y2="15.745cm">
          <text:p/>
        </draw:line>
        <draw:line draw:style-name="gr31" draw:text-style-name="P4" draw:layer="layout" svg:x1="9.764cm" svg:y1="15.745cm" svg:x2="11.448cm" svg:y2="15.748cm">
          <text:p/>
        </draw:line>
        <draw:frame draw:style-name="gr5" draw:text-style-name="P14" draw:layer="layout" svg:width="3.847cm" svg:height="0.959cm" draw:transform="rotate (1.5707963267949) translate (3.074cm 20.403cm)">
          <draw:text-box>
            <text:p><text:span text:style-name="T39">10e8fc4...</text:span></text:p>
          </draw:text-box>
        </draw:frame>
        <draw:frame draw:style-name="gr5" draw:text-style-name="P14" draw:layer="layout" svg:width="3.733cm" svg:height="0.959cm" draw:transform="rotate (1.54095119658579) translate (5.912cm 20.375cm)">
          <draw:text-box>
            <text:p><text:span text:style-name="T39">385d2d8...</text:span></text:p>
          </draw:text-box>
        </draw:frame>
        <draw:frame draw:style-name="gr5" draw:text-style-name="P14" draw:layer="layout" svg:width="3.746cm" svg:height="0.959cm" draw:transform="rotate (1.5707963267949) translate (8.774cm 20.403cm)">
          <draw:text-box>
            <text:p><text:span text:style-name="T39">bcc814e...</text:span></text:p>
          </draw:text-box>
        </draw:frame>
        <draw:frame draw:style-name="gr5" draw:text-style-name="P14" draw:layer="layout" svg:width="3.592cm" svg:height="0.959cm" draw:transform="rotate (1.5707963267949) translate (11.474cm 20.149cm)">
          <draw:text-box>
            <text:p><text:span text:style-name="T39">89289a4...</text:span></text:p>
          </draw:text-box>
        </draw:frame>
        <draw:frame draw:style-name="gr7" draw:text-style-name="P7" xml:id="id25" draw:id="id25" draw:layer="layout" svg:width="3.302cm" svg:height="0.959cm" svg:x="17.556cm" svg:y="15.937cm">
          <draw:text-box>
            <text:p text:style-name="P6"><text:span text:style-name="T6">MASTER</text:span></text:p>
          </draw:text-box>
        </draw:frame>
        <draw:connector draw:style-name="gr8" draw:text-style-name="P4" draw:layer="layout" draw:type="curve" svg:x1="15.164cm" svg:y1="15.745cm" svg:x2="17.588cm" svg:y2="14.948cm" draw:start-shape="id23" draw:start-glue-point="10" draw:end-shape="id24" draw:end-glue-point="3" svg:d="m15164 15745c1876 0 665-797 2424-797" svg:viewBox="0 0 2425 798">
          <text:p/>
        </draw:connector>
        <draw:connector draw:style-name="gr9" draw:text-style-name="P4" draw:layer="layout" draw:type="curve" svg:x1="15.164cm" svg:y1="15.745cm" svg:x2="17.556cm" svg:y2="16.416cm" draw:start-shape="id23" draw:start-glue-point="10" draw:end-shape="id25" draw:end-glue-point="3" svg:d="m15164 15745c1852 0 657 671 2392 671" svg:viewBox="0 0 2393 672">
          <text:p/>
        </draw:connector>
        <draw:frame draw:style-name="gr5" draw:text-style-name="P5" draw:layer="layout" svg:width="5.588cm" svg:height="0.959cm" svg:x="21.082cm" svg:y="15.93cm">
          <draw:text-box>
            <text:p><text:span text:style-name="T5">Branch principale</text:span></text:p>
          </draw:text-box>
        </draw:frame>
        <draw:frame draw:style-name="gr6" draw:text-style-name="P7" xml:id="id24" draw:id="id24" draw:layer="layout" svg:width="3.17cm" svg:height="0.959cm" svg:x="17.588cm" svg:y="14.469cm">
          <draw:text-box>
            <text:p text:style-name="P6"><text:span text:style-name="T6">HEAD</text:span></text:p>
          </draw:text-box>
        </draw:frame>
        <draw:frame draw:style-name="gr32" draw:text-style-name="P5" draw:layer="layout" svg:width="4.572cm" svg:height="1.016cm" svg:x="21.082cm" svg:y="14.325cm">
          <draw:text-box>
            <text:p><text:span text:style-name="T5">Ultima commit</text:span></text:p>
          </draw:text-box>
        </draw:frame>
        <draw:frame draw:style-name="gr14" draw:text-style-name="P7" xml:id="id27" draw:id="id27" draw:layer="layout" svg:width="2.19cm" svg:height="0.959cm" svg:x="10.896cm" svg:y="12.674cm">
          <draw:text-box>
            <text:p text:style-name="P6"><text:span text:style-name="T6">V1.0</text:span></text:p>
          </draw:text-box>
        </draw:frame>
        <draw:connector draw:style-name="gr15" draw:text-style-name="P4" draw:layer="layout" draw:type="curve" svg:x1="11.956cm" svg:y1="15.237cm" svg:x2="11.991cm" svg:y2="13.633cm" draw:start-shape="id26" draw:start-glue-point="4" draw:end-shape="id27" draw:end-glue-point="2" svg:d="m11956 15237c0-1260 35-458 35-1604" svg:viewBox="0 0 36 1605">
          <text:p/>
        </draw:connector>
        <draw:custom-shape draw:style-name="gr2" draw:text-style-name="P3" xml:id="id26" draw:id="id26" draw:layer="layout" svg:width="1.016cm" svg:height="1.016cm" svg:x="11.4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 draw:layer="layout" svg:x1="12.464cm" svg:y1="15.746cm" svg:x2="14.148cm" svg:y2="15.749cm">
          <text:p/>
        </draw:line>
        <draw:frame draw:style-name="gr5" draw:text-style-name="P14" draw:layer="layout" svg:width="3.592cm" svg:height="0.959cm" draw:transform="rotate (1.5707963267949) translate (14.175cm 20.149cm)">
          <draw:text-box>
            <text:p><text:span text:style-name="T39">??????...</text:span></text:p>
          </draw:text-box>
        </draw:frame>
        <presentation:notes draw:style-name="dp2">
          <draw:page-thumbnail draw:style-name="gr1" draw:layer="layout" svg:width="13.957cm" svg:height="10.465cm" svg:x="3.809cm" svg:y="2.121cm" draw:page-number="20" presentation:class="page"/>
          <draw:frame presentation:style-name="pr3" draw:text-style-name="P2" draw:layer="layout" svg:width="17.259cm" svg:height="12.56cm" svg:x="2.16cm" svg:y="13.268cm" presentation:class="notes" presentation:placeholder="true">
            <draw:text-box/>
          </draw:frame>
        </presentation:notes>
      </draw:page>
      <draw:page draw:name="page21" draw:style-name="dp1" draw:master-page-name="Bticino">
        <draw:frame presentation:style-name="pr1" draw:layer="layout" svg:width="25.184cm" svg:height="1.732cm" svg:x="1.398cm" svg:y="0.823cm" presentation:class="title">
          <draw:text-box>
            <text:p>Corso Git</text:p>
          </draw:text-box>
        </draw:frame>
        <draw:frame draw:style-name="gr35" draw:text-style-name="P12" draw:layer="layout" svg:width="24.892cm" svg:height="2.286cm" svg:x="1.778cm" svg:y="2.794cm">
          <draw:text-box>
            <text:p><text:span text:style-name="T40">Etichettare i passi salienti (Tagging)</text:span></text:p>
          </draw:text-box>
        </draw:frame>
        <draw:custom-shape draw:style-name="gr22" draw:text-style-name="P15" draw:layer="layout" svg:width="24.384cm" svg:height="13.068cm" svg:x="1.524cm" svg:y="5.728cm">
          <text:p text:style-name="P9"><text:span text:style-name="T41">$ git tag V1.0 -m “Version 1 milestone”</text:span></text:p>
          <text:p text:style-name="P9"><text:span text:style-name="T41">$ git tag</text:span></text:p>
          <text:p text:style-name="P9"><text:span text:style-name="T41">V1.0</text:span></text:p>
          <text:p text:style-name="P9"><text:span text:style-name="T41">$ git checkout </text:span><text:span text:style-name="T42">V1.0</text:span></text:p>
          <text:p text:style-name="P9"><text:span text:style-name="T41">Note: checking out 'V1.0'.</text:span></text:p>
          <text:p text:style-name="P9"><text:span text:style-name="T41"/></text:p>
          <text:p text:style-name="P9"><text:span text:style-name="T41">You are in 'detached HEAD' state. You can look around, make experimental</text:span></text:p>
          <text:p text:style-name="P9"><text:span text:style-name="T41">changes and commit them, and you can discard any commits you make in this</text:span></text:p>
          <text:p text:style-name="P9"><text:span text:style-name="T41">state without impacting any branches by performing another checkout.</text:span></text:p>
          <text:p text:style-name="P9"><text:span text:style-name="T41"/></text:p>
          <text:p text:style-name="P9"><text:span text:style-name="T41">If you want to create a new branch to retain commits you create, you may</text:span></text:p>
          <text:p text:style-name="P9"><text:span text:style-name="T41">do so (now or later) by using -b with the checkout command again. Example:</text:span></text:p>
          <text:p text:style-name="P9"><text:span text:style-name="T41"/></text:p>
          <text:p text:style-name="P9"><text:span text:style-name="T41"><text:s text:c="2"/></text:span><text:span text:style-name="T41">git checkout -b new_branch_name</text:span></text:p>
          <text:p text:style-name="P9"><text:span text:style-name="T41"/></text:p>
          <text:p text:style-name="P9"><text:span text:style-name="T41">HEAD is now at </text:span><text:span text:style-name="T42">89289a4</text:span><text:span text:style-name="T41">... User variable changed to uppercase (bug fixing)</text:span></text:p>
          <text:p text:style-name="P9"><text:span text:style-name="T41"/></text:p>
          <text:p text:style-name="P9"><text:span text:style-name="T41"/></text:p>
          <text:p text:style-name="P9"><text:span text:style-name="T41"/></text:p>
          <text:p text:style-name="P9"><text:span text:style-name="T41"/></text:p>
          <text:p text:style-name="P9"><text:span text:style-name="T41"/></text:p>
          <text:p text:style-name="P9"><text:span text:style-name="T4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21" presentation:class="page"/>
          <draw:frame presentation:style-name="pr3" draw:text-style-name="P2" draw:layer="layout" svg:width="17.259cm" svg:height="12.56cm" svg:x="2.16cm" svg:y="13.268cm" presentation:class="notes" presentation:placeholder="true">
            <draw:text-box/>
          </draw:frame>
        </presentation:notes>
      </draw:page>
      <draw:page draw:name="page22" draw:style-name="dp1" draw:master-page-name="Bticino">
        <draw:frame presentation:style-name="pr1" draw:layer="layout" svg:width="25.184cm" svg:height="1.732cm" svg:x="1.398cm" svg:y="0.823cm" presentation:class="title">
          <draw:text-box>
            <text:p>Corso Git</text:p>
          </draw:text-box>
        </draw:frame>
        <draw:frame draw:style-name="gr35" draw:text-style-name="P13" draw:layer="layout" svg:width="24.892cm" svg:height="2.375cm" svg:x="1.778cm" svg:y="2.794cm">
          <draw:text-box>
            <text:p><text:span text:style-name="T43">Etichettare i passi salienti (Tagging)</text:span></text:p>
            <text:p><text:span text:style-name="T26">$ git checkout V1.0</text:span></text:p>
          </draw:text-box>
        </draw:frame>
        <draw:custom-shape draw:style-name="gr2" draw:text-style-name="P3"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0" draw:id="id30"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1.445cm" svg:x2="5.948cm" svg:y2="11.445cm">
          <text:p/>
        </draw:line>
        <draw:line draw:style-name="gr3" draw:text-style-name="P4" draw:layer="layout" svg:x1="6.864cm" svg:y1="11.445cm" svg:x2="8.748cm" svg:y2="11.445cm">
          <text:p/>
        </draw:line>
        <draw:line draw:style-name="gr31" draw:text-style-name="P4" draw:layer="layout" svg:x1="9.764cm" svg:y1="11.445cm" svg:x2="11.448cm" svg:y2="11.448cm">
          <text:p/>
        </draw:line>
        <draw:frame draw:style-name="gr5" draw:text-style-name="P14" draw:layer="layout" svg:width="3.847cm" svg:height="0.959cm" draw:transform="rotate (1.5707963267949) translate (3.074cm 16.103cm)">
          <draw:text-box>
            <text:p><text:span text:style-name="T39">10e8fc4...</text:span></text:p>
          </draw:text-box>
        </draw:frame>
        <draw:frame draw:style-name="gr5" draw:text-style-name="P14" draw:layer="layout" svg:width="3.733cm" svg:height="0.959cm" draw:transform="rotate (1.54095119658579) translate (5.912cm 16.075cm)">
          <draw:text-box>
            <text:p><text:span text:style-name="T39">385d2d8...</text:span></text:p>
          </draw:text-box>
        </draw:frame>
        <draw:frame draw:style-name="gr5" draw:text-style-name="P14" draw:layer="layout" svg:width="3.746cm" svg:height="0.959cm" draw:transform="rotate (1.5707963267949) translate (8.774cm 16.103cm)">
          <draw:text-box>
            <text:p><text:span text:style-name="T39">bcc814e...</text:span></text:p>
          </draw:text-box>
        </draw:frame>
        <draw:frame draw:style-name="gr5" draw:text-style-name="P14" draw:layer="layout" svg:width="3.592cm" svg:height="0.959cm" draw:transform="rotate (1.5707963267949) translate (11.474cm 15.849cm)">
          <draw:text-box>
            <text:p><text:span text:style-name="T39">89289a4...</text:span></text:p>
          </draw:text-box>
        </draw:frame>
        <draw:frame draw:style-name="gr7" draw:text-style-name="P7" xml:id="id31" draw:id="id31" draw:layer="layout" svg:width="3.302cm" svg:height="0.959cm" svg:x="17.556cm" svg:y="11.637cm">
          <draw:text-box>
            <text:p text:style-name="P6"><text:span text:style-name="T6">MASTER</text:span></text:p>
          </draw:text-box>
        </draw:frame>
        <draw:connector draw:style-name="gr8" draw:text-style-name="P4" draw:layer="layout" draw:type="curve" svg:x1="11.956cm" svg:y1="10.937cm" svg:x2="14.673cm" svg:y2="8.628cm" draw:start-shape="id28" draw:start-glue-point="4" draw:end-shape="id29" draw:end-glue-point="2" svg:d="m11956 10937c0-1788 2717-634 2717-2309" svg:viewBox="0 0 2718 2310">
          <text:p/>
        </draw:connector>
        <draw:connector draw:style-name="gr9" draw:text-style-name="P4" draw:layer="layout" draw:type="curve" svg:x1="15.164cm" svg:y1="11.445cm" svg:x2="17.556cm" svg:y2="12.116cm" draw:start-shape="id30" draw:start-glue-point="10" draw:end-shape="id31" draw:end-glue-point="3" svg:d="m15164 11445c1852 0 657 671 2392 671" svg:viewBox="0 0 2393 672">
          <text:p/>
        </draw:connector>
        <draw:frame draw:style-name="gr5" draw:text-style-name="P5" draw:layer="layout" svg:width="5.588cm" svg:height="0.959cm" svg:x="21.082cm" svg:y="11.63cm">
          <draw:text-box>
            <text:p><text:span text:style-name="T5">Branch principale</text:span></text:p>
          </draw:text-box>
        </draw:frame>
        <draw:frame draw:style-name="gr6" draw:text-style-name="P7" xml:id="id29" draw:id="id29" draw:layer="layout" svg:width="3.17cm" svg:height="0.959cm" svg:x="13.088cm" svg:y="7.669cm">
          <draw:text-box>
            <text:p text:style-name="P6"><text:span text:style-name="T6">HEAD</text:span></text:p>
          </draw:text-box>
        </draw:frame>
        <draw:frame draw:style-name="gr32" draw:text-style-name="P5" draw:layer="layout" svg:width="5.08cm" svg:height="1.016cm" svg:x="16.51cm" svg:y="7.612cm">
          <draw:text-box>
            <text:p><text:span text:style-name="T5">Detached mode</text:span></text:p>
          </draw:text-box>
        </draw:frame>
        <draw:frame draw:style-name="gr14" draw:text-style-name="P7" xml:id="id32" draw:id="id32" draw:layer="layout" svg:width="2.19cm" svg:height="0.959cm" svg:x="10.896cm" svg:y="7.674cm">
          <draw:text-box>
            <text:p text:style-name="P6"><text:span text:style-name="T6">V1.0</text:span></text:p>
          </draw:text-box>
        </draw:frame>
        <draw:connector draw:style-name="gr15" draw:text-style-name="P4" draw:layer="layout" draw:type="curve" svg:x1="11.956cm" svg:y1="10.937cm" svg:x2="11.991cm" svg:y2="8.633cm" draw:start-shape="id28" draw:start-glue-point="4" draw:end-shape="id32" draw:end-glue-point="2" svg:d="m11956 10937c0-1785 35-633 35-2304" svg:viewBox="0 0 36 2305">
          <text:p/>
        </draw:connector>
        <draw:custom-shape draw:style-name="gr2" draw:text-style-name="P3" xml:id="id28" draw:id="id28"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 draw:layer="layout" svg:x1="12.464cm" svg:y1="11.446cm" svg:x2="14.148cm" svg:y2="11.449cm">
          <text:p/>
        </draw:line>
        <draw:frame draw:style-name="gr5" draw:text-style-name="P14" draw:layer="layout" svg:width="3.592cm" svg:height="0.959cm" draw:transform="rotate (1.5707963267949) translate (14.175cm 15.849cm)">
          <draw:text-box>
            <text:p><text:span text:style-name="T39">c862488...</text:span></text:p>
          </draw:text-box>
        </draw:frame>
        <presentation:notes draw:style-name="dp2">
          <draw:page-thumbnail draw:style-name="gr1" draw:layer="layout" svg:width="13.957cm" svg:height="10.465cm" svg:x="3.809cm" svg:y="2.121cm" draw:page-number="22" presentation:class="page"/>
          <draw:frame presentation:style-name="pr3" draw:text-style-name="P2" draw:layer="layout" svg:width="17.259cm" svg:height="12.56cm" svg:x="2.16cm" svg:y="13.268cm" presentation:class="notes" presentation:placeholder="true">
            <draw:text-box/>
          </draw:frame>
        </presentation:notes>
      </draw:page>
      <draw:page draw:name="page2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2" draw:layer="layout" svg:width="24.892cm" svg:height="2.375cm" svg:x="1.778cm" svg:y="2.794cm">
          <draw:text-box>
            <text:p><text:span text:style-name="T40">Etichettare i passi salienti (Tagging)</text:span></text:p>
            <text:p><text:span text:style-name="T26">$ git checkout V1.0^ (cerca il primo predecessore della commit indicata)</text:span></text:p>
          </draw:text-box>
        </draw:frame>
        <draw:custom-shape draw:style-name="gr2" draw:text-style-name="P3" draw:layer="layout" svg:width="1.016cm" svg:height="1.016cm" svg:x="3.0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33" draw:id="id33" draw:layer="layout" svg:width="1.016cm" svg:height="1.016cm" svg:x="8.7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35" draw:id="id35" draw:layer="layout" svg:width="1.016cm" svg:height="1.016cm" svg:x="14.1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9.145cm" svg:x2="5.948cm" svg:y2="9.145cm">
          <text:p/>
        </draw:line>
        <draw:line draw:style-name="gr3" draw:text-style-name="P4" draw:layer="layout" svg:x1="6.864cm" svg:y1="9.145cm" svg:x2="8.748cm" svg:y2="9.145cm">
          <text:p/>
        </draw:line>
        <draw:line draw:style-name="gr31" draw:text-style-name="P4" draw:layer="layout" svg:x1="9.764cm" svg:y1="9.145cm" svg:x2="11.448cm" svg:y2="9.148cm">
          <text:p/>
        </draw:line>
        <draw:frame draw:style-name="gr38" draw:text-style-name="P14" draw:layer="layout" svg:width="3.847cm" svg:height="0.959cm" draw:transform="rotate (1.5707963267949) translate (3.074cm 13.803cm)">
          <draw:text-box>
            <text:p><text:span text:style-name="T39">10e8fc4...</text:span></text:p>
          </draw:text-box>
        </draw:frame>
        <draw:frame draw:style-name="gr38" draw:text-style-name="P14" draw:layer="layout" svg:width="3.733cm" svg:height="0.959cm" draw:transform="rotate (1.54095119658579) translate (5.912cm 13.775cm)">
          <draw:text-box>
            <text:p><text:span text:style-name="T39">385d2d8...</text:span></text:p>
          </draw:text-box>
        </draw:frame>
        <draw:frame draw:style-name="gr38" draw:text-style-name="P14" draw:layer="layout" svg:width="3.746cm" svg:height="0.959cm" draw:transform="rotate (1.5707963267949) translate (8.774cm 13.803cm)">
          <draw:text-box>
            <text:p><text:span text:style-name="T39">bcc814e...</text:span></text:p>
          </draw:text-box>
        </draw:frame>
        <draw:frame draw:style-name="gr38" draw:text-style-name="P14" draw:layer="layout" svg:width="3.592cm" svg:height="0.959cm" draw:transform="rotate (1.5707963267949) translate (11.474cm 13.549cm)">
          <draw:text-box>
            <text:p><text:span text:style-name="T39">89289a4...</text:span></text:p>
          </draw:text-box>
        </draw:frame>
        <draw:frame draw:style-name="gr39" draw:text-style-name="P7" xml:id="id36" draw:id="id36" draw:layer="layout" svg:width="3.302cm" svg:height="0.959cm" svg:x="17.556cm" svg:y="9.337cm">
          <draw:text-box>
            <text:p text:style-name="P6"><text:span text:style-name="T6">MASTER</text:span></text:p>
          </draw:text-box>
        </draw:frame>
        <draw:connector draw:style-name="gr8" draw:text-style-name="P4" draw:layer="layout" draw:type="curve" svg:x1="9.256cm" svg:y1="8.637cm" svg:x2="8.377cm" svg:y2="6.385cm" draw:start-shape="id33" draw:start-glue-point="4" draw:end-shape="id34" draw:end-glue-point="2" svg:d="m9256 8637c0-1746-879-620-879-2252" svg:viewBox="0 0 880 2253">
          <text:p/>
        </draw:connector>
        <draw:connector draw:style-name="gr9" draw:text-style-name="P4" draw:layer="layout" draw:type="curve" svg:x1="15.164cm" svg:y1="9.145cm" svg:x2="17.556cm" svg:y2="9.816cm" draw:start-shape="id35" draw:start-glue-point="10" draw:end-shape="id36" draw:end-glue-point="3" svg:d="m15164 9145c1852 0 657 671 2392 671" svg:viewBox="0 0 2393 672">
          <text:p/>
        </draw:connector>
        <draw:frame draw:style-name="gr38" draw:text-style-name="P5" draw:layer="layout" svg:width="5.588cm" svg:height="0.959cm" svg:x="21.082cm" svg:y="9.33cm">
          <draw:text-box>
            <text:p><text:span text:style-name="T5">Branch principale</text:span></text:p>
          </draw:text-box>
        </draw:frame>
        <draw:frame draw:style-name="gr40" draw:text-style-name="P7" xml:id="id34" draw:id="id34" draw:layer="layout" svg:width="3.17cm" svg:height="0.959cm" svg:x="6.792cm" svg:y="5.426cm">
          <draw:text-box>
            <text:p text:style-name="P6"><text:span text:style-name="T6">HEAD</text:span></text:p>
          </draw:text-box>
        </draw:frame>
        <draw:frame draw:style-name="gr32" draw:text-style-name="P5" draw:layer="layout" svg:width="5.08cm" svg:height="1.016cm" svg:x="1.912cm" svg:y="5.426cm">
          <draw:text-box>
            <text:p><text:span text:style-name="T5">Detached mode</text:span></text:p>
          </draw:text-box>
        </draw:frame>
        <draw:frame draw:style-name="gr41" draw:text-style-name="P7" xml:id="id38" draw:id="id38" draw:layer="layout" svg:width="2.19cm" svg:height="0.959cm" svg:x="10.896cm" svg:y="5.374cm">
          <draw:text-box>
            <text:p text:style-name="P6"><text:span text:style-name="T6">V1.0</text:span></text:p>
          </draw:text-box>
        </draw:frame>
        <draw:connector draw:style-name="gr15" draw:text-style-name="P4" draw:layer="layout" draw:type="curve" svg:x1="11.956cm" svg:y1="8.637cm" svg:x2="11.991cm" svg:y2="6.333cm" draw:start-shape="id37" draw:start-glue-point="4" draw:end-shape="id38" draw:end-glue-point="2" svg:d="m11956 8637c0-1785 35-633 35-2304" svg:viewBox="0 0 36 2305">
          <text:p/>
        </draw:connector>
        <draw:custom-shape draw:style-name="gr2" draw:text-style-name="P3" xml:id="id37" draw:id="id37" draw:layer="layout" svg:width="1.016cm" svg:height="1.016cm" svg:x="11.4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4" draw:layer="layout" svg:x1="12.464cm" svg:y1="9.146cm" svg:x2="14.148cm" svg:y2="9.149cm">
          <text:p/>
        </draw:line>
        <draw:frame draw:style-name="gr38" draw:text-style-name="P14" draw:layer="layout" svg:width="3.592cm" svg:height="0.959cm" draw:transform="rotate (1.5707963267949) translate (14.175cm 13.549cm)">
          <draw:text-box>
            <text:p><text:span text:style-name="T39">c862488...</text:span></text:p>
          </draw:text-box>
        </draw:frame>
        <draw:frame draw:style-name="gr41" draw:text-style-name="P7" xml:id="id39" draw:id="id39" draw:layer="layout" svg:width="3.074cm" svg:height="0.959cm" svg:x="5.308cm" svg:y="14.027cm">
          <draw:text-box>
            <text:p text:style-name="P6"><text:span text:style-name="T6">V1.0beta</text:span></text:p>
          </draw:text-box>
        </draw:frame>
        <draw:frame draw:style-name="gr42" draw:text-style-name="P13" draw:layer="layout" svg:width="5.78cm" svg:height="1.981cm" svg:x="2.032cm" svg:y="15.24cm">
          <draw:text-box>
            <text:p><text:span text:style-name="T26">$ git tag V1.0beta</text:span></text:p>
            <text:p><text:span text:style-name="T26">$ git tag</text:span></text:p>
          </draw:text-box>
        </draw:frame>
        <draw:connector draw:style-name="gr15" draw:text-style-name="P4" draw:layer="layout" draw:type="curve" svg:x1="6.845cm" svg:y1="14.027cm" svg:x2="9.256cm" svg:y2="9.653cm" draw:start-shape="id39" draw:start-glue-point="0" draw:end-shape="id33" draw:end-glue-point="8" svg:d="m6845 14027c0-3222 2411-1035 2411-4374" svg:viewBox="0 0 2412 4375">
          <text:p/>
        </draw:connector>
        <draw:custom-shape draw:style-name="gr22" draw:text-style-name="P10" draw:layer="layout" svg:width="24.384cm" svg:height="3.421cm" svg:x="1.824cm" svg:y="17.228cm">
          <text:p text:style-name="P9"><text:span text:style-name="T10">$ git tag</text:span></text:p>
          <text:p text:style-name="P9"><text:span text:style-name="T10">V1.0</text:span></text:p>
          <text:p text:style-name="P9"><text:span text:style-name="T10">V1.0beta</text:span></text:p>
          <text:p text:style-name="P9"><text:span text:style-name="T10">$</text:span></text:p>
          <text:p text:style-name="P9"><text:span text:style-name="T10"/></text:p>
          <text:p text:style-name="P9"><text:span text:style-name="T10"/></text:p>
          <text:p text:style-name="P9"><text:span text:style-name="T10"/></text:p>
          <text:p text:style-name="P9"><text:span text:style-name="T10"/></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23" presentation:class="page"/>
          <draw:frame presentation:style-name="pr3" draw:text-style-name="P2" draw:layer="layout" svg:width="17.259cm" svg:height="12.56cm" svg:x="2.16cm" svg:y="13.268cm" presentation:class="notes" presentation:placeholder="true">
            <draw:text-box/>
          </draw:frame>
        </presentation:notes>
      </draw:page>
      <draw:page draw:name="page2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2.375cm" svg:x="1.778cm" svg:y="2.794cm">
          <draw:text-box>
            <text:p><text:span text:style-name="T43">Cancellare una tag</text:span></text:p>
            <text:p><text:span text:style-name="T34">$ git tag –d V1.0beta</text:span><text:span text:style-name="T26"> </text:span></text:p>
          </draw:text-box>
        </draw:frame>
        <draw:custom-shape draw:style-name="gr2" draw:text-style-name="P3" draw:layer="layout" svg:width="1.016cm" svg:height="1.016cm" svg:x="3.0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46" draw:id="id46" draw:layer="layout" svg:width="1.016cm" svg:height="1.016cm" svg:x="8.7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40" draw:id="id40" draw:layer="layout" svg:width="1.016cm" svg:height="1.016cm" svg:x="14.1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9.145cm" svg:x2="5.948cm" svg:y2="9.145cm">
          <text:p/>
        </draw:line>
        <draw:line draw:style-name="gr3" draw:text-style-name="P4" draw:layer="layout" svg:x1="6.864cm" svg:y1="9.145cm" svg:x2="8.748cm" svg:y2="9.145cm">
          <text:p/>
        </draw:line>
        <draw:line draw:style-name="gr31" draw:text-style-name="P4" draw:layer="layout" svg:x1="9.764cm" svg:y1="9.145cm" svg:x2="11.448cm" svg:y2="9.148cm">
          <text:p/>
        </draw:line>
        <draw:frame draw:style-name="gr39" draw:text-style-name="P7" xml:id="id42" draw:id="id42" draw:layer="layout" svg:width="3.302cm" svg:height="0.959cm" svg:x="17.556cm" svg:y="9.337cm">
          <draw:text-box>
            <text:p text:style-name="P6"><text:span text:style-name="T6">MASTER</text:span></text:p>
          </draw:text-box>
        </draw:frame>
        <draw:connector draw:style-name="gr8" draw:text-style-name="P4" draw:layer="layout" draw:type="curve" svg:x1="15.164cm" svg:y1="9.145cm" svg:x2="17.658cm" svg:y2="8.353cm" draw:start-shape="id40" draw:start-glue-point="10" draw:end-shape="id41" draw:end-glue-point="3" svg:d="m15164 9145c1929 0 682-792 2494-792" svg:viewBox="0 0 2495 793">
          <text:p/>
        </draw:connector>
        <draw:connector draw:style-name="gr9" draw:text-style-name="P4" draw:layer="layout" draw:type="curve" svg:x1="15.164cm" svg:y1="9.145cm" svg:x2="17.556cm" svg:y2="9.816cm" draw:start-shape="id40" draw:start-glue-point="10" draw:end-shape="id42" draw:end-glue-point="3" svg:d="m15164 9145c1852 0 657 671 2392 671" svg:viewBox="0 0 2393 672">
          <text:p/>
        </draw:connector>
        <draw:frame draw:style-name="gr38" draw:text-style-name="P5" draw:layer="layout" svg:width="5.588cm" svg:height="0.959cm" svg:x="21.082cm" svg:y="9.33cm">
          <draw:text-box>
            <text:p><text:span text:style-name="T5">Branch principale</text:span></text:p>
          </draw:text-box>
        </draw:frame>
        <draw:frame draw:style-name="gr40" draw:text-style-name="P7" xml:id="id41" draw:id="id41" draw:layer="layout" svg:width="3.17cm" svg:height="0.959cm" svg:x="17.658cm" svg:y="7.874cm">
          <draw:text-box>
            <text:p text:style-name="P6"><text:span text:style-name="T6">HEAD</text:span></text:p>
          </draw:text-box>
        </draw:frame>
        <draw:frame draw:style-name="gr41" draw:text-style-name="P7" xml:id="id44" draw:id="id44" draw:layer="layout" svg:width="2.19cm" svg:height="0.959cm" svg:x="10.896cm" svg:y="5.374cm">
          <draw:text-box>
            <text:p text:style-name="P6"><text:span text:style-name="T6">V1.0</text:span></text:p>
          </draw:text-box>
        </draw:frame>
        <draw:connector draw:style-name="gr15" draw:text-style-name="P4" draw:layer="layout" draw:type="curve" svg:x1="11.956cm" svg:y1="8.637cm" svg:x2="11.991cm" svg:y2="6.333cm" draw:start-shape="id43" draw:start-glue-point="4" draw:end-shape="id44" draw:end-glue-point="2" svg:d="m11956 8637c0-1785 35-633 35-2304" svg:viewBox="0 0 36 2305">
          <text:p/>
        </draw:connector>
        <draw:custom-shape draw:style-name="gr2" draw:text-style-name="P3" xml:id="id43" draw:id="id43" draw:layer="layout" svg:width="1.016cm" svg:height="1.016cm" svg:x="11.4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4" draw:layer="layout" svg:x1="12.464cm" svg:y1="9.146cm" svg:x2="14.148cm" svg:y2="9.149cm">
          <text:p/>
        </draw:line>
        <draw:frame draw:style-name="gr41" draw:text-style-name="P7" xml:id="id45" draw:id="id45" draw:layer="layout" svg:width="3.074cm" svg:height="0.959cm" svg:x="5.308cm" svg:y="14.027cm">
          <draw:text-box>
            <text:p text:style-name="P6"><text:span text:style-name="T6">V1.0beta</text:span></text:p>
          </draw:text-box>
        </draw:frame>
        <draw:connector draw:style-name="gr43" draw:text-style-name="P4" draw:layer="layout" draw:type="curve" svg:x1="6.845cm" svg:y1="14.027cm" svg:x2="9.256cm" svg:y2="9.653cm" draw:start-shape="id45" draw:start-glue-point="0" draw:end-shape="id46" draw:end-glue-point="8" svg:d="m6845 14027c0-3222 2411-1035 2411-4374" svg:viewBox="0 0 2412 4375">
          <text:p/>
        </draw:connector>
        <draw:custom-shape draw:style-name="gr22" draw:text-style-name="P10" draw:layer="layout" svg:width="24.384cm" svg:height="2.838cm" svg:x="1.824cm" svg:y="17.228cm">
          <text:p text:style-name="P9"><text:span text:style-name="T10">$ git tag -d V1.0beta</text:span></text:p>
          <text:p text:style-name="P9"><text:span text:style-name="T10">Deleted tag 'V1.0beta' (was ......)</text:span></text:p>
          <text:p text:style-name="P9"><text:span text:style-name="T10">$</text:span></text:p>
          <text:p text:style-name="P9"><text:span text:style-name="T10"/></text:p>
          <text:p text:style-name="P9"><text:span text:style-name="T10"/></text:p>
          <text:p text:style-name="P9"><text:span text:style-name="T10"/></text:p>
          <text:p text:style-name="P9"><text:span text:style-name="T10"/></text:p>
          <draw:enhanced-geometry svg:viewBox="0 0 21600 21600" draw:type="rectangle" draw:enhanced-path="M 0 0 L 21600 0 21600 21600 0 21600 0 0 Z N"/>
        </draw:custom-shape>
        <draw:line draw:style-name="gr44" draw:layer="layout" svg:x1="5.08cm" svg:y1="13.208cm" svg:x2="8.89cm" svg:y2="15.748cm">
          <text:p/>
        </draw:line>
        <presentation:notes draw:style-name="dp2">
          <draw:page-thumbnail draw:style-name="gr1" draw:layer="layout" svg:width="13.957cm" svg:height="10.465cm" svg:x="3.809cm" svg:y="2.121cm" draw:page-number="24" presentation:class="page"/>
          <draw:frame presentation:style-name="pr3" draw:text-style-name="P2" draw:layer="layout" svg:width="17.259cm" svg:height="12.56cm" svg:x="2.16cm" svg:y="13.268cm" presentation:class="notes" presentation:placeholder="true">
            <draw:text-box/>
          </draw:frame>
        </presentation:notes>
      </draw:page>
      <draw:page draw:name="page2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2" draw:layer="layout" svg:width="24.892cm" svg:height="2.286cm" svg:x="1.778cm" svg:y="2.794cm">
          <draw:text-box>
            <text:p><text:span text:style-name="T40">Annullare le modifiche (prima dello staging)</text:span></text:p>
          </draw:text-box>
        </draw:frame>
        <draw:custom-shape draw:style-name="gr2" draw:text-style-name="P3" draw:layer="layout" svg:width="1.016cm" svg:height="1.016cm" svg:x="3.048cm" svg:y="10.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0.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0.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7" draw:id="id47" draw:layer="layout" svg:width="1.016cm" svg:height="1.016cm" svg:x="14.148cm" svg:y="10.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0.545cm" svg:x2="5.948cm" svg:y2="10.545cm">
          <text:p/>
        </draw:line>
        <draw:line draw:style-name="gr3" draw:text-style-name="P4" draw:layer="layout" svg:x1="6.864cm" svg:y1="10.545cm" svg:x2="8.748cm" svg:y2="10.545cm">
          <text:p/>
        </draw:line>
        <draw:line draw:style-name="gr31" draw:text-style-name="P4" draw:layer="layout" svg:x1="9.764cm" svg:y1="10.545cm" svg:x2="11.448cm" svg:y2="10.548cm">
          <text:p/>
        </draw:line>
        <draw:frame draw:style-name="gr5" draw:text-style-name="P14" draw:layer="layout" svg:width="3.847cm" svg:height="0.959cm" draw:transform="rotate (1.5707963267949) translate (3.074cm 15.203cm)">
          <draw:text-box>
            <text:p><text:span text:style-name="T39">10e8fc4...</text:span></text:p>
          </draw:text-box>
        </draw:frame>
        <draw:frame draw:style-name="gr5" draw:text-style-name="P14" draw:layer="layout" svg:width="3.733cm" svg:height="0.959cm" draw:transform="rotate (1.54095119658579) translate (5.912cm 15.175cm)">
          <draw:text-box>
            <text:p><text:span text:style-name="T39">385d2d8...</text:span></text:p>
          </draw:text-box>
        </draw:frame>
        <draw:frame draw:style-name="gr5" draw:text-style-name="P14" draw:layer="layout" svg:width="3.746cm" svg:height="0.959cm" draw:transform="rotate (1.5707963267949) translate (8.774cm 15.203cm)">
          <draw:text-box>
            <text:p><text:span text:style-name="T39">bcc814e...</text:span></text:p>
          </draw:text-box>
        </draw:frame>
        <draw:frame draw:style-name="gr5" draw:text-style-name="P14" draw:layer="layout" svg:width="3.592cm" svg:height="0.959cm" draw:transform="rotate (1.5707963267949) translate (11.474cm 14.949cm)">
          <draw:text-box>
            <text:p><text:span text:style-name="T39">89289a4...</text:span></text:p>
          </draw:text-box>
        </draw:frame>
        <draw:frame draw:style-name="gr7" draw:text-style-name="P7" xml:id="id49" draw:id="id49" draw:layer="layout" svg:width="3.302cm" svg:height="0.959cm" svg:x="17.556cm" svg:y="10.737cm">
          <draw:text-box>
            <text:p text:style-name="P6"><text:span text:style-name="T6">MASTER</text:span></text:p>
          </draw:text-box>
        </draw:frame>
        <draw:connector draw:style-name="gr8" draw:text-style-name="P4" draw:layer="layout" draw:type="curve" svg:x1="15.164cm" svg:y1="10.545cm" svg:x2="17.556cm" svg:y2="10.065cm" draw:start-shape="id47" draw:start-glue-point="10" draw:end-shape="id48" draw:end-glue-point="3" svg:d="m15164 10545c1852 0 657-480 2392-480" svg:viewBox="0 0 2393 481">
          <text:p/>
        </draw:connector>
        <draw:connector draw:style-name="gr9" draw:text-style-name="P4" draw:layer="layout" draw:type="curve" svg:x1="15.164cm" svg:y1="10.545cm" svg:x2="17.556cm" svg:y2="11.216cm" draw:start-shape="id47" draw:start-glue-point="10" draw:end-shape="id49" draw:end-glue-point="3" svg:d="m15164 10545c1852 0 657 671 2392 671" svg:viewBox="0 0 2393 672">
          <text:p/>
        </draw:connector>
        <draw:frame draw:style-name="gr5" draw:text-style-name="P5" draw:layer="layout" svg:width="5.588cm" svg:height="0.959cm" svg:x="21.082cm" svg:y="10.73cm">
          <draw:text-box>
            <text:p><text:span text:style-name="T5">Branch principale</text:span></text:p>
          </draw:text-box>
        </draw:frame>
        <draw:frame draw:style-name="gr6" draw:text-style-name="P7" xml:id="id48" draw:id="id48" draw:layer="layout" svg:width="3.17cm" svg:height="0.959cm" svg:x="17.556cm" svg:y="9.586cm">
          <draw:text-box>
            <text:p text:style-name="P6"><text:span text:style-name="T6">HEAD</text:span></text:p>
          </draw:text-box>
        </draw:frame>
        <draw:frame draw:style-name="gr32" draw:text-style-name="P5" draw:layer="layout" svg:width="5.08cm" svg:height="1.016cm" svg:x="21.082cm" svg:y="9.514cm">
          <draw:text-box>
            <text:p><text:span text:style-name="T5">Ultima commit</text:span></text:p>
          </draw:text-box>
        </draw:frame>
        <draw:frame draw:style-name="gr14" draw:text-style-name="P7" xml:id="id51" draw:id="id51" draw:layer="layout" svg:width="2.19cm" svg:height="0.959cm" svg:x="10.896cm" svg:y="6.774cm">
          <draw:text-box>
            <text:p text:style-name="P6"><text:span text:style-name="T6">V1.0</text:span></text:p>
          </draw:text-box>
        </draw:frame>
        <draw:connector draw:style-name="gr15" draw:text-style-name="P4" draw:layer="layout" draw:type="curve" svg:x1="11.956cm" svg:y1="10.037cm" svg:x2="11.991cm" svg:y2="7.733cm" draw:start-shape="id50" draw:start-glue-point="4" draw:end-shape="id51" draw:end-glue-point="2" svg:d="m11956 10037c0-1785 35-633 35-2304" svg:viewBox="0 0 36 2305">
          <text:p/>
        </draw:connector>
        <draw:custom-shape draw:style-name="gr2" draw:text-style-name="P3" xml:id="id50" draw:id="id50" draw:layer="layout" svg:width="1.016cm" svg:height="1.016cm" svg:x="11.448cm" svg:y="10.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 draw:layer="layout" svg:x1="12.464cm" svg:y1="10.546cm" svg:x2="14.148cm" svg:y2="10.549cm">
          <text:p/>
        </draw:line>
        <draw:frame draw:style-name="gr5" draw:text-style-name="P14" draw:layer="layout" svg:width="3.592cm" svg:height="0.959cm" draw:transform="rotate (1.5707963267949) translate (14.175cm 14.949cm)">
          <draw:text-box>
            <text:p><text:span text:style-name="T39">c862488...</text:span></text:p>
          </draw:text-box>
        </draw:frame>
        <draw:custom-shape draw:style-name="gr45" draw:text-style-name="P16" draw:layer="layout" svg:width="5.08cm" svg:height="3.556cm" svg:x="18.542cm" svg:y="13.578cm">
          <text:p text:style-name="P6"><text:span text:style-name="T44"># “Created by $USER”</text:span></text:p>
          <text:p text:style-name="P9"><text:span text:style-name="T44">Ciao Mondo</text:span></text:p>
          <text:p text:style-name="P6"><text:span text:style-name="T44">added row to use </text:span><text:span text:style-name="T45">tagging</text:span></text:p>
          <text:p text:style-name="P9"><text:span text:style-name="T46">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6" draw:text-style-name="P3" draw:layer="layout" svg:width="2.286cm" svg:height="1.778cm" draw:transform="rotate (-0.665494043785438) translate (16.49cm 11.2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4" draw:layer="layout" svg:width="7.118cm" svg:height="0.959cm" svg:x="18.282cm" svg:y="12.431cm">
          <draw:text-box>
            <text:p><text:span text:style-name="T47">hello.txt (Working dir)</text:span></text:p>
          </draw:text-box>
        </draw:frame>
        <presentation:notes draw:style-name="dp2">
          <draw:page-thumbnail draw:style-name="gr1" draw:layer="layout" svg:width="13.957cm" svg:height="10.465cm" svg:x="3.809cm" svg:y="2.121cm" draw:page-number="25" presentation:class="page"/>
          <draw:frame presentation:style-name="pr3" draw:text-style-name="P2" draw:layer="layout" svg:width="17.259cm" svg:height="12.56cm" svg:x="2.16cm" svg:y="13.268cm" presentation:class="notes" presentation:placeholder="true">
            <draw:text-box/>
          </draw:frame>
        </presentation:notes>
      </draw:page>
      <draw:page draw:name="page2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2" draw:layer="layout" svg:width="24.892cm" svg:height="2.375cm" svg:x="1.778cm" svg:y="2.794cm">
          <draw:text-box>
            <text:p><text:span text:style-name="T40">Annullare le modifiche (prima dello staging)</text:span></text:p>
            <text:p><text:span text:style-name="T34">$ git checkout hello.txt</text:span></text:p>
          </draw:text-box>
        </draw:frame>
        <draw:custom-shape draw:style-name="gr2" draw:text-style-name="P3"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52" draw:id="id52"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1.445cm" svg:x2="5.948cm" svg:y2="11.445cm">
          <text:p/>
        </draw:line>
        <draw:line draw:style-name="gr3" draw:text-style-name="P4" draw:layer="layout" svg:x1="6.864cm" svg:y1="11.445cm" svg:x2="8.748cm" svg:y2="11.445cm">
          <text:p/>
        </draw:line>
        <draw:line draw:style-name="gr31" draw:text-style-name="P4" draw:layer="layout" svg:x1="9.764cm" svg:y1="11.445cm" svg:x2="11.448cm" svg:y2="11.448cm">
          <text:p/>
        </draw:line>
        <draw:frame draw:style-name="gr5" draw:text-style-name="P14" draw:layer="layout" svg:width="3.847cm" svg:height="0.959cm" draw:transform="rotate (1.5707963267949) translate (3.074cm 16.103cm)">
          <draw:text-box>
            <text:p><text:span text:style-name="T39">10e8fc4...</text:span></text:p>
          </draw:text-box>
        </draw:frame>
        <draw:frame draw:style-name="gr5" draw:text-style-name="P14" draw:layer="layout" svg:width="3.733cm" svg:height="0.959cm" draw:transform="rotate (1.54095119658579) translate (5.912cm 16.075cm)">
          <draw:text-box>
            <text:p><text:span text:style-name="T39">385d2d8...</text:span></text:p>
          </draw:text-box>
        </draw:frame>
        <draw:frame draw:style-name="gr5" draw:text-style-name="P14" draw:layer="layout" svg:width="3.746cm" svg:height="0.959cm" draw:transform="rotate (1.5707963267949) translate (8.774cm 16.103cm)">
          <draw:text-box>
            <text:p><text:span text:style-name="T39">bcc814e...</text:span></text:p>
          </draw:text-box>
        </draw:frame>
        <draw:frame draw:style-name="gr5" draw:text-style-name="P14" draw:layer="layout" svg:width="3.592cm" svg:height="0.959cm" draw:transform="rotate (1.5707963267949) translate (11.474cm 15.849cm)">
          <draw:text-box>
            <text:p><text:span text:style-name="T39">89289a4...</text:span></text:p>
          </draw:text-box>
        </draw:frame>
        <draw:frame draw:style-name="gr7" draw:text-style-name="P7" xml:id="id54" draw:id="id54" draw:layer="layout" svg:width="3.302cm" svg:height="0.959cm" svg:x="17.556cm" svg:y="11.637cm">
          <draw:text-box>
            <text:p text:style-name="P6"><text:span text:style-name="T6">MASTER</text:span></text:p>
          </draw:text-box>
        </draw:frame>
        <draw:connector draw:style-name="gr8" draw:text-style-name="P4" draw:layer="layout" draw:type="curve" svg:x1="15.164cm" svg:y1="11.445cm" svg:x2="17.556cm" svg:y2="10.965cm" draw:start-shape="id52" draw:start-glue-point="10" draw:end-shape="id53" draw:end-glue-point="3" svg:d="m15164 11445c1852 0 657-480 2392-480" svg:viewBox="0 0 2393 481">
          <text:p/>
        </draw:connector>
        <draw:connector draw:style-name="gr9" draw:text-style-name="P4" draw:layer="layout" draw:type="curve" svg:x1="15.164cm" svg:y1="11.445cm" svg:x2="17.556cm" svg:y2="12.116cm" draw:start-shape="id52" draw:start-glue-point="10" draw:end-shape="id54" draw:end-glue-point="3" svg:d="m15164 11445c1852 0 657 671 2392 671" svg:viewBox="0 0 2393 672">
          <text:p/>
        </draw:connector>
        <draw:frame draw:style-name="gr5" draw:text-style-name="P5" draw:layer="layout" svg:width="5.588cm" svg:height="0.959cm" svg:x="21.082cm" svg:y="11.63cm">
          <draw:text-box>
            <text:p><text:span text:style-name="T5">Branch principale</text:span></text:p>
          </draw:text-box>
        </draw:frame>
        <draw:frame draw:style-name="gr6" draw:text-style-name="P7" xml:id="id53" draw:id="id53" draw:layer="layout" svg:width="3.17cm" svg:height="0.959cm" svg:x="17.556cm" svg:y="10.486cm">
          <draw:text-box>
            <text:p text:style-name="P6"><text:span text:style-name="T6">HEAD</text:span></text:p>
          </draw:text-box>
        </draw:frame>
        <draw:frame draw:style-name="gr32" draw:text-style-name="P5" draw:layer="layout" svg:width="5.08cm" svg:height="1.016cm" svg:x="21.082cm" svg:y="10.414cm">
          <draw:text-box>
            <text:p><text:span text:style-name="T5">Ultima commit</text:span></text:p>
          </draw:text-box>
        </draw:frame>
        <draw:frame draw:style-name="gr14" draw:text-style-name="P7" xml:id="id56" draw:id="id56" draw:layer="layout" svg:width="2.19cm" svg:height="0.959cm" svg:x="10.896cm" svg:y="7.674cm">
          <draw:text-box>
            <text:p text:style-name="P6"><text:span text:style-name="T6">V1.0</text:span></text:p>
          </draw:text-box>
        </draw:frame>
        <draw:connector draw:style-name="gr15" draw:text-style-name="P4" draw:layer="layout" draw:type="curve" svg:x1="11.956cm" svg:y1="10.937cm" svg:x2="11.991cm" svg:y2="8.633cm" draw:start-shape="id55" draw:start-glue-point="4" draw:end-shape="id56" draw:end-glue-point="2" svg:d="m11956 10937c0-1785 35-633 35-2304" svg:viewBox="0 0 36 2305">
          <text:p/>
        </draw:connector>
        <draw:custom-shape draw:style-name="gr2" draw:text-style-name="P3" xml:id="id55" draw:id="id55"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 draw:layer="layout" svg:x1="12.464cm" svg:y1="11.446cm" svg:x2="14.148cm" svg:y2="11.449cm">
          <text:p/>
        </draw:line>
        <draw:frame draw:style-name="gr5" draw:text-style-name="P14" draw:layer="layout" svg:width="3.592cm" svg:height="0.959cm" draw:transform="rotate (1.5707963267949) translate (14.175cm 15.849cm)">
          <draw:text-box>
            <text:p><text:span text:style-name="T39">c862488...</text:span></text:p>
          </draw:text-box>
        </draw:frame>
        <draw:custom-shape draw:style-name="gr45" draw:text-style-name="P16" draw:layer="layout" svg:width="5.08cm" svg:height="3.556cm" svg:x="18.542cm" svg:y="14.478cm">
          <text:p text:style-name="P6"><text:span text:style-name="T44"># “Created by $USER”</text:span></text:p>
          <text:p text:style-name="P9"><text:span text:style-name="T44">Ciao Mondo</text:span></text:p>
          <text:p text:style-name="P6"><text:span text:style-name="T44">added row to use </text:span><text:span text:style-name="T45">tagging</text:span></text:p>
          <text:p text:style-name="P9"><text:span text:style-name="T48">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6" draw:text-style-name="P3"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4" draw:layer="layout" svg:width="7.118cm" svg:height="0.959cm" svg:x="18.282cm" svg:y="13.432cm">
          <draw:text-box>
            <text:p><text:span text:style-name="T47">hello.txt (Working dir)</text:span></text:p>
          </draw:text-box>
        </draw:frame>
        <presentation:notes draw:style-name="dp2">
          <draw:page-thumbnail draw:style-name="gr1" draw:layer="layout" svg:width="13.957cm" svg:height="10.465cm" svg:x="3.809cm" svg:y="2.121cm" draw:page-number="26" presentation:class="page"/>
          <draw:frame presentation:style-name="pr3" draw:text-style-name="P2" draw:layer="layout" svg:width="17.259cm" svg:height="12.56cm" svg:x="2.16cm" svg:y="13.268cm" presentation:class="notes" presentation:placeholder="true">
            <draw:text-box/>
          </draw:frame>
        </presentation:notes>
      </draw:page>
      <draw:page draw:name="page2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2.375cm" svg:x="1.778cm" svg:y="2.794cm">
          <draw:text-box>
            <text:p><text:span text:style-name="T40">Annullare</text:span><text:span text:style-name="T43"> le modifiche (on stage)</text:span></text:p>
            <text:p><text:span text:style-name="T26"/></text:p>
          </draw:text-box>
        </draw:frame>
        <draw:custom-shape draw:style-name="gr2" draw:text-style-name="P3" draw:layer="layout" svg:width="1.016cm" svg:height="1.016cm" svg:x="2.548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448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248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57" draw:id="id57" draw:layer="layout" svg:width="1.016cm" svg:height="1.016cm" svg:x="13.648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3.564cm" svg:y1="11.045cm" svg:x2="5.448cm" svg:y2="11.045cm">
          <text:p/>
        </draw:line>
        <draw:line draw:style-name="gr3" draw:text-style-name="P4" draw:layer="layout" svg:x1="6.364cm" svg:y1="11.045cm" svg:x2="8.248cm" svg:y2="11.045cm">
          <text:p/>
        </draw:line>
        <draw:line draw:style-name="gr31" draw:text-style-name="P4" draw:layer="layout" svg:x1="9.264cm" svg:y1="11.045cm" svg:x2="10.948cm" svg:y2="11.048cm">
          <text:p/>
        </draw:line>
        <draw:frame draw:style-name="gr5" draw:text-style-name="P14" draw:layer="layout" svg:width="3.847cm" svg:height="0.959cm" draw:transform="rotate (1.5707963267949) translate (2.574cm 15.703cm)">
          <draw:text-box>
            <text:p><text:span text:style-name="T39">10e8fc4...</text:span></text:p>
          </draw:text-box>
        </draw:frame>
        <draw:frame draw:style-name="gr5" draw:text-style-name="P14" draw:layer="layout" svg:width="3.733cm" svg:height="0.959cm" draw:transform="rotate (1.54095119658579) translate (5.412cm 15.675cm)">
          <draw:text-box>
            <text:p><text:span text:style-name="T39">385d2d8...</text:span></text:p>
          </draw:text-box>
        </draw:frame>
        <draw:frame draw:style-name="gr5" draw:text-style-name="P14" draw:layer="layout" svg:width="3.746cm" svg:height="0.959cm" draw:transform="rotate (1.5707963267949) translate (8.274cm 15.703cm)">
          <draw:text-box>
            <text:p><text:span text:style-name="T39">bcc814e...</text:span></text:p>
          </draw:text-box>
        </draw:frame>
        <draw:frame draw:style-name="gr5" draw:text-style-name="P14" draw:layer="layout" svg:width="3.592cm" svg:height="0.959cm" draw:transform="rotate (1.5707963267949) translate (10.974cm 15.449cm)">
          <draw:text-box>
            <text:p><text:span text:style-name="T39">89289a4...</text:span></text:p>
          </draw:text-box>
        </draw:frame>
        <draw:frame draw:style-name="gr7" draw:text-style-name="P7" xml:id="id59" draw:id="id59" draw:layer="layout" svg:width="3.302cm" svg:height="0.959cm" svg:x="17.056cm" svg:y="11.237cm">
          <draw:text-box>
            <text:p text:style-name="P6"><text:span text:style-name="T6">MASTER</text:span></text:p>
          </draw:text-box>
        </draw:frame>
        <draw:connector draw:style-name="gr8" draw:text-style-name="P4" draw:layer="layout" draw:type="curve" svg:x1="14.664cm" svg:y1="11.045cm" svg:x2="17.056cm" svg:y2="10.565cm" draw:start-shape="id57" draw:start-glue-point="10" draw:end-shape="id58" draw:end-glue-point="3" svg:d="m14664 11045c1852 0 657-480 2392-480" svg:viewBox="0 0 2393 481">
          <text:p/>
        </draw:connector>
        <draw:connector draw:style-name="gr9" draw:text-style-name="P4" draw:layer="layout" draw:type="curve" svg:x1="14.664cm" svg:y1="11.045cm" svg:x2="17.056cm" svg:y2="11.716cm" draw:start-shape="id57" draw:start-glue-point="10" draw:end-shape="id59" draw:end-glue-point="3" svg:d="m14664 11045c1852 0 657 671 2392 671" svg:viewBox="0 0 2393 672">
          <text:p/>
        </draw:connector>
        <draw:frame draw:style-name="gr5" draw:text-style-name="P5" draw:layer="layout" svg:width="5.588cm" svg:height="0.959cm" svg:x="20.582cm" svg:y="11.23cm">
          <draw:text-box>
            <text:p><text:span text:style-name="T5">Branch principale</text:span></text:p>
          </draw:text-box>
        </draw:frame>
        <draw:frame draw:style-name="gr6" draw:text-style-name="P7" xml:id="id58" draw:id="id58" draw:layer="layout" svg:width="3.17cm" svg:height="0.959cm" svg:x="17.056cm" svg:y="10.086cm">
          <draw:text-box>
            <text:p text:style-name="P6"><text:span text:style-name="T6">HEAD</text:span></text:p>
          </draw:text-box>
        </draw:frame>
        <draw:frame draw:style-name="gr32" draw:text-style-name="P5" draw:layer="layout" svg:width="5.08cm" svg:height="1.016cm" svg:x="20.582cm" svg:y="10.014cm">
          <draw:text-box>
            <text:p><text:span text:style-name="T5">Ultima commit</text:span></text:p>
          </draw:text-box>
        </draw:frame>
        <draw:frame draw:style-name="gr14" draw:text-style-name="P7" xml:id="id61" draw:id="id61" draw:layer="layout" svg:width="2.19cm" svg:height="0.959cm" svg:x="10.396cm" svg:y="7.274cm">
          <draw:text-box>
            <text:p text:style-name="P6"><text:span text:style-name="T6">V1.0</text:span></text:p>
          </draw:text-box>
        </draw:frame>
        <draw:connector draw:style-name="gr15" draw:text-style-name="P4" draw:layer="layout" draw:type="curve" svg:x1="11.456cm" svg:y1="10.537cm" svg:x2="11.491cm" svg:y2="8.233cm" draw:start-shape="id60" draw:start-glue-point="4" draw:end-shape="id61" draw:end-glue-point="2" svg:d="m11456 10537c0-1785 35-633 35-2304" svg:viewBox="0 0 36 2305">
          <text:p/>
        </draw:connector>
        <draw:custom-shape draw:style-name="gr2" draw:text-style-name="P3" xml:id="id60" draw:id="id60" draw:layer="layout" svg:width="1.016cm" svg:height="1.016cm" svg:x="10.948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 draw:layer="layout" svg:x1="11.964cm" svg:y1="11.046cm" svg:x2="13.648cm" svg:y2="11.049cm">
          <text:p/>
        </draw:line>
        <draw:frame draw:style-name="gr5" draw:text-style-name="P14" draw:layer="layout" svg:width="3.592cm" svg:height="0.959cm" draw:transform="rotate (1.5707963267949) translate (13.675cm 15.449cm)">
          <draw:text-box>
            <text:p><text:span text:style-name="T39">c862488...</text:span></text:p>
          </draw:text-box>
        </draw:frame>
        <draw:custom-shape draw:style-name="gr45" draw:text-style-name="P16" draw:layer="layout" svg:width="5.08cm" svg:height="3.556cm" svg:x="18.042cm" svg:y="14.078cm">
          <text:p text:style-name="P6"><text:span text:style-name="T44"># “Created by $USER”</text:span></text:p>
          <text:p text:style-name="P9"><text:span text:style-name="T44">Ciao Mondo</text:span></text:p>
          <text:p text:style-name="P6"><text:span text:style-name="T44">added row to use </text:span><text:span text:style-name="T45">tagging</text:span></text:p>
          <text:p text:style-name="P9"><text:span text:style-name="T49">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6" draw:text-style-name="P3" draw:layer="layout" svg:width="2.286cm" svg:height="1.778cm" draw:transform="rotate (-0.665494043785438) translate (15.99cm 11.7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4" draw:layer="layout" svg:width="7.372cm" svg:height="0.959cm" svg:x="17.782cm" svg:y="12.919cm">
          <draw:text-box>
            <text:p><text:span text:style-name="T47">hello.txt (on stage)</text:span></text:p>
          </draw:text-box>
        </draw:frame>
        <presentation:notes draw:style-name="dp2">
          <draw:page-thumbnail draw:style-name="gr1" draw:layer="layout" svg:width="13.957cm" svg:height="10.465cm" svg:x="3.809cm" svg:y="2.121cm" draw:page-number="27" presentation:class="page"/>
          <draw:frame presentation:style-name="pr3" draw:text-style-name="P2" draw:layer="layout" svg:width="17.259cm" svg:height="12.56cm" svg:x="2.16cm" svg:y="13.268cm" presentation:class="notes" presentation:placeholder="true">
            <draw:text-box/>
          </draw:frame>
        </presentation:notes>
      </draw:page>
      <draw:page draw:name="page2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3.24cm" svg:x="1.778cm" svg:y="2.794cm">
          <draw:text-box>
            <text:p><text:span text:style-name="T43">Annullare le modifiche (on stage)</text:span></text:p>
            <text:p><text:span text:style-name="T34">$ git reset HEAD hello.txt</text:span></text:p>
            <text:p><text:span text:style-name="T50">Il file viene tolto dalla staging area e lasciato nella working directory con la modifica</text:span></text:p>
          </draw:text-box>
        </draw:frame>
        <draw:custom-shape draw:style-name="gr2" draw:text-style-name="P3"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2" draw:id="id62"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1.445cm" svg:x2="5.948cm" svg:y2="11.445cm">
          <text:p/>
        </draw:line>
        <draw:line draw:style-name="gr3" draw:text-style-name="P4" draw:layer="layout" svg:x1="6.864cm" svg:y1="11.445cm" svg:x2="8.748cm" svg:y2="11.445cm">
          <text:p/>
        </draw:line>
        <draw:line draw:style-name="gr31" draw:text-style-name="P4" draw:layer="layout" svg:x1="9.764cm" svg:y1="11.445cm" svg:x2="11.448cm" svg:y2="11.448cm">
          <text:p/>
        </draw:line>
        <draw:frame draw:style-name="gr5" draw:text-style-name="P14" draw:layer="layout" svg:width="3.847cm" svg:height="0.959cm" draw:transform="rotate (1.5707963267949) translate (3.074cm 16.103cm)">
          <draw:text-box>
            <text:p><text:span text:style-name="T39">10e8fc4...</text:span></text:p>
          </draw:text-box>
        </draw:frame>
        <draw:frame draw:style-name="gr5" draw:text-style-name="P14" draw:layer="layout" svg:width="3.733cm" svg:height="0.959cm" draw:transform="rotate (1.54095119658579) translate (5.912cm 16.075cm)">
          <draw:text-box>
            <text:p><text:span text:style-name="T39">385d2d8...</text:span></text:p>
          </draw:text-box>
        </draw:frame>
        <draw:frame draw:style-name="gr5" draw:text-style-name="P14" draw:layer="layout" svg:width="3.746cm" svg:height="0.959cm" draw:transform="rotate (1.5707963267949) translate (8.774cm 16.103cm)">
          <draw:text-box>
            <text:p><text:span text:style-name="T39">bcc814e...</text:span></text:p>
          </draw:text-box>
        </draw:frame>
        <draw:frame draw:style-name="gr5" draw:text-style-name="P14" draw:layer="layout" svg:width="3.592cm" svg:height="0.959cm" draw:transform="rotate (1.5707963267949) translate (11.474cm 15.849cm)">
          <draw:text-box>
            <text:p><text:span text:style-name="T39">89289a4...</text:span></text:p>
          </draw:text-box>
        </draw:frame>
        <draw:frame draw:style-name="gr7" draw:text-style-name="P7" xml:id="id64" draw:id="id64" draw:layer="layout" svg:width="3.302cm" svg:height="0.959cm" svg:x="17.556cm" svg:y="11.637cm">
          <draw:text-box>
            <text:p text:style-name="P6"><text:span text:style-name="T6">MASTER</text:span></text:p>
          </draw:text-box>
        </draw:frame>
        <draw:connector draw:style-name="gr8" draw:text-style-name="P4" draw:layer="layout" draw:type="curve" svg:x1="15.164cm" svg:y1="11.445cm" svg:x2="17.556cm" svg:y2="10.965cm" draw:start-shape="id62" draw:start-glue-point="10" draw:end-shape="id63" draw:end-glue-point="3" svg:d="m15164 11445c1852 0 657-480 2392-480" svg:viewBox="0 0 2393 481">
          <text:p/>
        </draw:connector>
        <draw:connector draw:style-name="gr9" draw:text-style-name="P4" draw:layer="layout" draw:type="curve" svg:x1="15.164cm" svg:y1="11.445cm" svg:x2="17.556cm" svg:y2="12.116cm" draw:start-shape="id62" draw:start-glue-point="10" draw:end-shape="id64" draw:end-glue-point="3" svg:d="m15164 11445c1852 0 657 671 2392 671" svg:viewBox="0 0 2393 672">
          <text:p/>
        </draw:connector>
        <draw:frame draw:style-name="gr5" draw:text-style-name="P5" draw:layer="layout" svg:width="5.588cm" svg:height="0.959cm" svg:x="21.082cm" svg:y="11.63cm">
          <draw:text-box>
            <text:p><text:span text:style-name="T5">Branch principale</text:span></text:p>
          </draw:text-box>
        </draw:frame>
        <draw:frame draw:style-name="gr6" draw:text-style-name="P7" xml:id="id63" draw:id="id63" draw:layer="layout" svg:width="3.17cm" svg:height="0.959cm" svg:x="17.556cm" svg:y="10.486cm">
          <draw:text-box>
            <text:p text:style-name="P6"><text:span text:style-name="T6">HEAD</text:span></text:p>
          </draw:text-box>
        </draw:frame>
        <draw:frame draw:style-name="gr32" draw:text-style-name="P5" draw:layer="layout" svg:width="5.08cm" svg:height="1.016cm" svg:x="21.082cm" svg:y="10.414cm">
          <draw:text-box>
            <text:p><text:span text:style-name="T5">Ultima commit</text:span></text:p>
          </draw:text-box>
        </draw:frame>
        <draw:frame draw:style-name="gr14" draw:text-style-name="P7" xml:id="id66" draw:id="id66" draw:layer="layout" svg:width="2.19cm" svg:height="0.959cm" svg:x="10.896cm" svg:y="7.674cm">
          <draw:text-box>
            <text:p text:style-name="P6"><text:span text:style-name="T6">V1.0</text:span></text:p>
          </draw:text-box>
        </draw:frame>
        <draw:connector draw:style-name="gr15" draw:text-style-name="P4" draw:layer="layout" draw:type="curve" svg:x1="11.956cm" svg:y1="10.937cm" svg:x2="11.991cm" svg:y2="8.633cm" draw:start-shape="id65" draw:start-glue-point="4" draw:end-shape="id66" draw:end-glue-point="2" svg:d="m11956 10937c0-1785 35-633 35-2304" svg:viewBox="0 0 36 2305">
          <text:p/>
        </draw:connector>
        <draw:custom-shape draw:style-name="gr2" draw:text-style-name="P3" xml:id="id65" draw:id="id65"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 draw:layer="layout" svg:x1="12.464cm" svg:y1="11.446cm" svg:x2="14.148cm" svg:y2="11.449cm">
          <text:p/>
        </draw:line>
        <draw:frame draw:style-name="gr5" draw:text-style-name="P14" draw:layer="layout" svg:width="3.592cm" svg:height="0.959cm" draw:transform="rotate (1.5707963267949) translate (14.175cm 15.849cm)">
          <draw:text-box>
            <text:p><text:span text:style-name="T39">c862488...</text:span></text:p>
          </draw:text-box>
        </draw:frame>
        <draw:custom-shape draw:style-name="gr45" draw:text-style-name="P16" draw:layer="layout" svg:width="5.08cm" svg:height="3.556cm" svg:x="18.542cm" svg:y="14.478cm">
          <text:p text:style-name="P6"><text:span text:style-name="T44"># “Created by $USER”</text:span></text:p>
          <text:p text:style-name="P9"><text:span text:style-name="T44">Ciao Mondo</text:span></text:p>
          <text:p text:style-name="P6"><text:span text:style-name="T44">added row to use </text:span><text:span text:style-name="T45">tagging</text:span></text:p>
          <text:p text:style-name="P9"><text:span text:style-name="T49">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6" draw:text-style-name="P3"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4" draw:layer="layout" svg:width="8.134cm" svg:height="0.959cm" svg:x="18.282cm" svg:y="13.319cm">
          <draw:text-box>
            <text:p><text:span text:style-name="T47">hello.txt (on working dir)</text:span></text:p>
          </draw:text-box>
        </draw:frame>
        <draw:frame draw:style-name="gr42" draw:text-style-name="P13" draw:layer="layout" svg:width="9.011cm" svg:height="1.981cm" svg:x="1.942cm" svg:y="18.064cm">
          <draw:text-box>
            <text:p><text:span text:style-name="T34">$ git checkout hello.txt</text:span><text:span text:style-name="T34"><text:line-break/></text:span><text:span text:style-name="T50">Viene eliminata la modifica</text:span></text:p>
          </draw:text-box>
        </draw:frame>
        <draw:custom-shape draw:style-name="gr45" draw:text-style-name="P16" draw:layer="layout" svg:width="5.08cm" svg:height="3.556cm" svg:x="12.242cm" svg:y="16.378cm">
          <text:p text:style-name="P6"><text:span text:style-name="T44"># “Created by $USER”</text:span></text:p>
          <text:p text:style-name="P9"><text:span text:style-name="T44">Ciao Mondo</text:span></text:p>
          <text:p text:style-name="P6"><text:span text:style-name="T44">added row to use </text:span><text:span text:style-name="T45">tagging</text:span></text:p>
          <text:p text:style-name="P9"><text:span text:style-name="T48">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1" draw:layer="layout" svg:width="13.957cm" svg:height="10.465cm" svg:x="3.809cm" svg:y="2.121cm" draw:page-number="28" presentation:class="page"/>
          <draw:frame presentation:style-name="pr3" draw:text-style-name="P2" draw:layer="layout" svg:width="17.259cm" svg:height="12.56cm" svg:x="2.16cm" svg:y="13.268cm" presentation:class="notes" presentation:placeholder="true">
            <draw:text-box/>
          </draw:frame>
        </presentation:notes>
      </draw:page>
      <draw:page draw:name="page2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2.375cm" svg:x="1.778cm" svg:y="2.394cm">
          <draw:text-box>
            <text:p><text:span text:style-name="T40">Annullare</text:span><text:span text:style-name="T43"> una commit </text:span></text:p>
            <text:p><text:span text:style-name="T34">$ git revert HEAD</text:span></text:p>
          </draw:text-box>
        </draw:frame>
        <draw:custom-shape draw:style-name="gr22" draw:text-style-name="P10" draw:layer="layout" svg:width="24.384cm" svg:height="5.588cm" svg:x="2.032cm" svg:y="4.85cm">
          <text:p text:style-name="P9"><text:span text:style-name="T10">$ git revert HEAD</text:span></text:p>
          <text:p><text:span text:style-name="T51">[master da1f328] Revert "Added new row to test GIT tagging"</text:span></text:p>
          <text:p><text:span text:style-name="T51"><text:s/></text:span><text:span text:style-name="T51">1 file changed, 1 deletion(-)</text:span></text:p>
          <text:p><text:span text:style-name="T52">$ cat hello.txt</text:span></text:p>
          <text:p><text:span text:style-name="T52"># “Created by $USER”</text:span></text:p>
          <text:p><text:span text:style-name="T52">Ciao Mondo</text:span></text:p>
          <text:p><text:span text:style-name="T52">$</text:span></text:p>
          <text:p><text:span text:style-name="T52"/></text:p>
          <text:p text:style-name="P9"><text:span text:style-name="T10"/></text:p>
          <text:p text:style-name="P9"><text:span text:style-name="T10"/></text:p>
          <text:p text:style-name="P9"><text:span text:style-name="T10"/></text:p>
          <draw:enhanced-geometry svg:viewBox="0 0 21600 21600" draw:type="rectangle" draw:enhanced-path="M 0 0 L 21600 0 21600 21600 0 21600 0 0 Z N"/>
        </draw:custom-shape>
        <draw:frame draw:style-name="gr42" draw:text-style-name="P13" draw:layer="layout" svg:width="24.552cm" svg:height="1.981cm" svg:x="1.771cm" svg:y="10.564cm">
          <draw:text-box>
            <text:p><text:span text:style-name="T50">Viene creata una </text:span><text:span text:style-name="T53">commit di 'rollback' che annulla gli effetti della commit annullata, che comunque resta</text:span></text:p>
          </draw:text-box>
        </draw:frame>
        <draw:custom-shape draw:style-name="gr2" draw:text-style-name="P3" draw:layer="layout" svg:width="1.016cm" svg:height="1.016cm" svg:x="3.0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14.1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6.345cm" svg:x2="5.948cm" svg:y2="16.345cm">
          <text:p/>
        </draw:line>
        <draw:line draw:style-name="gr3" draw:text-style-name="P4" draw:layer="layout" svg:x1="6.864cm" svg:y1="16.345cm" svg:x2="8.748cm" svg:y2="16.345cm">
          <text:p/>
        </draw:line>
        <draw:line draw:style-name="gr31" draw:text-style-name="P4" draw:layer="layout" svg:x1="9.764cm" svg:y1="16.345cm" svg:x2="11.448cm" svg:y2="16.348cm">
          <text:p/>
        </draw:line>
        <draw:frame draw:style-name="gr5" draw:text-style-name="P14" draw:layer="layout" svg:width="3.847cm" svg:height="0.959cm" draw:transform="rotate (1.5707963267949) translate (3.074cm 21.003cm)">
          <draw:text-box>
            <text:p><text:span text:style-name="T39">10e8fc4...</text:span></text:p>
          </draw:text-box>
        </draw:frame>
        <draw:frame draw:style-name="gr5" draw:text-style-name="P14" draw:layer="layout" svg:width="3.733cm" svg:height="0.959cm" draw:transform="rotate (1.54095119658579) translate (5.912cm 20.975cm)">
          <draw:text-box>
            <text:p><text:span text:style-name="T39">385d2d8...</text:span></text:p>
          </draw:text-box>
        </draw:frame>
        <draw:frame draw:style-name="gr5" draw:text-style-name="P14" draw:layer="layout" svg:width="3.746cm" svg:height="0.959cm" draw:transform="rotate (1.5707963267949) translate (8.774cm 21.003cm)">
          <draw:text-box>
            <text:p><text:span text:style-name="T39">bcc814e...</text:span></text:p>
          </draw:text-box>
        </draw:frame>
        <draw:frame draw:style-name="gr5" draw:text-style-name="P14" draw:layer="layout" svg:width="3.592cm" svg:height="0.959cm" draw:transform="rotate (1.5707963267949) translate (11.474cm 20.749cm)">
          <draw:text-box>
            <text:p><text:span text:style-name="T39">89289a4...</text:span></text:p>
          </draw:text-box>
        </draw:frame>
        <draw:frame draw:style-name="gr7" draw:text-style-name="P7" xml:id="id69" draw:id="id69" draw:layer="layout" svg:width="3.302cm" svg:height="0.959cm" svg:x="21.082cm" svg:y="17.018cm">
          <draw:text-box>
            <text:p text:style-name="P6"><text:span text:style-name="T6">MASTER</text:span></text:p>
          </draw:text-box>
        </draw:frame>
        <draw:connector draw:style-name="gr8" draw:text-style-name="P4" draw:layer="layout" draw:type="curve" svg:x1="17.964cm" svg:y1="16.345cm" svg:x2="21.082cm" svg:y2="15.73cm" draw:start-shape="id67" draw:start-glue-point="10" draw:end-shape="id68" draw:end-glue-point="3" svg:d="m17964 16345c2397 0 838-615 3118-615" svg:viewBox="0 0 3119 616">
          <text:p/>
        </draw:connector>
        <draw:connector draw:style-name="gr9" draw:text-style-name="P4" draw:layer="layout" draw:type="curve" svg:x1="17.964cm" svg:y1="16.345cm" svg:x2="21.082cm" svg:y2="17.497cm" draw:start-shape="id67" draw:start-glue-point="10" draw:end-shape="id69" draw:end-glue-point="3" svg:d="m17964 16345c2397 0 838 1152 3118 1152" svg:viewBox="0 0 3119 1153">
          <text:p/>
        </draw:connector>
        <draw:frame draw:style-name="gr5" draw:text-style-name="P18" draw:layer="layout" svg:width="5.08cm" svg:height="0.879cm" svg:x="20.42cm" svg:y="18.171cm">
          <draw:text-box>
            <text:p text:style-name="P17"><text:span text:style-name="T54">Branch principale</text:span></text:p>
          </draw:text-box>
        </draw:frame>
        <draw:frame draw:style-name="gr6" draw:text-style-name="P7" xml:id="id68" draw:id="id68" draw:layer="layout" svg:width="3.302cm" svg:height="0.959cm" svg:x="21.082cm" svg:y="15.251cm">
          <draw:text-box>
            <text:p text:style-name="P6"><text:span text:style-name="T6">HEAD</text:span></text:p>
          </draw:text-box>
        </draw:frame>
        <draw:frame draw:style-name="gr32" draw:text-style-name="P18" draw:layer="layout" svg:width="4.318cm" svg:height="1.016cm" svg:x="20.512cm" svg:y="14.097cm">
          <draw:text-box>
            <text:p text:style-name="P17"><text:span text:style-name="T54">Ultima commit</text:span></text:p>
          </draw:text-box>
        </draw:frame>
        <draw:frame draw:style-name="gr14" draw:text-style-name="P7" xml:id="id71" draw:id="id71" draw:layer="layout" svg:width="2.19cm" svg:height="0.959cm" svg:x="10.896cm" svg:y="12.574cm">
          <draw:text-box>
            <text:p text:style-name="P6"><text:span text:style-name="T6">V1.0</text:span></text:p>
          </draw:text-box>
        </draw:frame>
        <draw:connector draw:style-name="gr15" draw:text-style-name="P4" draw:layer="layout" draw:type="curve" svg:x1="11.956cm" svg:y1="15.837cm" svg:x2="11.991cm" svg:y2="13.533cm" draw:start-shape="id70" draw:start-glue-point="4" draw:end-shape="id71" draw:end-glue-point="2" svg:d="m11956 15837c0-1785 35-633 35-2304" svg:viewBox="0 0 36 2305">
          <text:p/>
        </draw:connector>
        <draw:custom-shape draw:style-name="gr2" draw:text-style-name="P3" xml:id="id70" draw:id="id70" draw:layer="layout" svg:width="1.016cm" svg:height="1.016cm" svg:x="11.4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0" draw:layer="layout" svg:width="3.592cm" svg:height="0.959cm" draw:transform="rotate (1.5707963267949) translate (14.175cm 20.549cm)">
          <draw:text-box>
            <text:p text:style-name="P19"><text:span text:style-name="T55">c862488...</text:span></text:p>
          </draw:text-box>
        </draw:frame>
        <draw:line draw:style-name="gr31" draw:text-style-name="P4" draw:layer="layout" svg:x1="12.464cm" svg:y1="16.346cm" svg:x2="14.148cm" svg:y2="16.349cm">
          <text:p/>
        </draw:line>
        <draw:custom-shape draw:style-name="gr47" draw:text-style-name="P3" xml:id="id67" draw:id="id67" draw:layer="layout" svg:width="1.016cm" svg:height="1.016cm" svg:x="16.9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4" draw:layer="layout" svg:x1="15.264cm" svg:y1="16.346cm" svg:x2="16.948cm" svg:y2="16.349cm">
          <text:p/>
        </draw:line>
        <draw:frame draw:style-name="gr5" draw:text-style-name="P22" draw:layer="layout" svg:width="3.592cm" svg:height="1.663cm" draw:transform="rotate (1.5707963267949) translate (16.576cm 20.549cm)">
          <draw:text-box>
            <text:p text:style-name="P21"><text:span text:style-name="T56"><text:s/></text:span><text:span text:style-name="T56">Revert c862488...</text:span></text:p>
          </draw:text-box>
        </draw:frame>
        <presentation:notes draw:style-name="dp2">
          <draw:page-thumbnail draw:style-name="gr1" draw:layer="layout" svg:width="13.957cm" svg:height="10.465cm" svg:x="3.809cm" svg:y="2.121cm" draw:page-number="29" presentation:class="page"/>
          <draw:frame presentation:style-name="pr3" draw:text-style-name="P2" draw:layer="layout" svg:width="17.259cm" svg:height="12.56cm" svg:x="2.16cm" svg:y="13.268cm" presentation:class="notes" presentation:placeholder="true">
            <draw:text-box/>
          </draw:frame>
        </presentation:notes>
      </draw:page>
      <draw:page draw:name="page30" draw:style-name="dp1" draw:master-page-name="Bticino">
        <draw:frame presentation:style-name="pr1" draw:layer="layout" svg:width="25.184cm" svg:height="1.732cm" svg:x="1.398cm" svg:y="0.823cm" presentation:class="title">
          <draw:text-box>
            <text:p>Corso Git</text:p>
          </draw:text-box>
        </draw:frame>
        <draw:frame draw:style-name="gr49" draw:text-style-name="P12" draw:layer="layout" svg:width="25.654cm" svg:height="10.565cm" svg:x="1.27cm" svg:y="2.643cm">
          <draw:text-box>
            <text:p><text:span text:style-name="T40">Eliminare una commit da un branch</text:span></text:p>
            <text:p><text:span text:style-name="T29">Mi accorgo di aver fatto una commit che, per vari motivi, non dovrebbe comparire in assoluto, nemmeno come Revert (per esempio contiene dati sensibili...). In questi casi il comando da utilizzare è </text:span></text:p>
            <text:p><text:span text:style-name="T26">$ git </text:span><text:span text:style-name="T34">reset &lt;tag, hash&gt;</text:span></text:p>
            <text:p><text:span text:style-name="T50">Che succede?</text:span></text:p>
            <text:p><text:span text:style-name="T50">a) Riscrive il branch fino alla commit specificata</text:span></text:p>
            <text:p><text:span text:style-name="T50">b) Reset della staging area, per renderla consistente con la commit specificata (opzione)</text:span></text:p>
            <text:p><text:span text:style-name="T50">c) Reset della working directory, per lo stesso motivo (opzione)</text:span></text:p>
            <text:p><text:span text:style-name="T50">I punti b,c diventano attivi se utilizziamo</text:span></text:p>
            <text:p><text:span text:style-name="T28">$ git </text:span><text:span text:style-name="T34">reset - -hard &lt;tag, hash&gt;</text:span></text:p>
          </draw:text-box>
        </draw:frame>
        <presentation:notes draw:style-name="dp2">
          <draw:page-thumbnail draw:style-name="gr1" draw:layer="layout" svg:width="13.957cm" svg:height="10.465cm" svg:x="3.809cm" svg:y="2.121cm" draw:page-number="30" presentation:class="page"/>
          <draw:frame presentation:style-name="pr3" draw:text-style-name="P2" draw:layer="layout" svg:width="17.259cm" svg:height="12.56cm" svg:x="2.16cm" svg:y="13.268cm" presentation:class="notes" presentation:placeholder="true">
            <draw:text-box/>
          </draw:frame>
        </presentation:notes>
      </draw:page>
      <draw:page draw:name="page3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3" draw:layer="layout" svg:width="24.892cm" svg:height="2.375cm" svg:x="1.778cm" svg:y="2.794cm">
          <draw:text-box>
            <text:p><text:span text:style-name="T43">Eliminare una commit da un branch</text:span></text:p>
            <text:p><text:span text:style-name="T26">$ git reset</text:span><text:span text:style-name="T34"> - - hard V1.0</text:span></text:p>
          </draw:text-box>
        </draw:frame>
        <draw:custom-shape draw:style-name="gr2" draw:text-style-name="P3"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12.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2.364cm" svg:y1="9.045cm" svg:x2="4.248cm" svg:y2="9.045cm">
          <text:p/>
        </draw:line>
        <draw:line draw:style-name="gr3" draw:text-style-name="P4" draw:layer="layout" svg:x1="5.164cm" svg:y1="9.045cm" svg:x2="7.048cm" svg:y2="9.045cm">
          <text:p/>
        </draw:line>
        <draw:line draw:style-name="gr31" draw:text-style-name="P4" draw:layer="layout" svg:x1="8.064cm" svg:y1="9.045cm" svg:x2="9.748cm" svg:y2="9.048cm">
          <text:p/>
        </draw:line>
        <draw:frame draw:style-name="gr5" draw:text-style-name="P14" draw:layer="layout" svg:width="3.847cm" svg:height="0.959cm" draw:transform="rotate (1.5707963267949) translate (1.374cm 13.703cm)">
          <draw:text-box>
            <text:p><text:span text:style-name="T39">10e8fc4...</text:span></text:p>
          </draw:text-box>
        </draw:frame>
        <draw:frame draw:style-name="gr5" draw:text-style-name="P14" draw:layer="layout" svg:width="3.733cm" svg:height="0.959cm" draw:transform="rotate (1.54095119658579) translate (4.212cm 13.675cm)">
          <draw:text-box>
            <text:p><text:span text:style-name="T39">385d2d8...</text:span></text:p>
          </draw:text-box>
        </draw:frame>
        <draw:frame draw:style-name="gr5" draw:text-style-name="P14" draw:layer="layout" svg:width="3.746cm" svg:height="0.959cm" draw:transform="rotate (1.5707963267949) translate (7.074cm 13.703cm)">
          <draw:text-box>
            <text:p><text:span text:style-name="T39">bcc814e...</text:span></text:p>
          </draw:text-box>
        </draw:frame>
        <draw:frame draw:style-name="gr5" draw:text-style-name="P14" draw:layer="layout" svg:width="3.592cm" svg:height="0.959cm" draw:transform="rotate (1.5707963267949) translate (9.774cm 13.449cm)">
          <draw:text-box>
            <text:p><text:span text:style-name="T39">89289a4...</text:span></text:p>
          </draw:text-box>
        </draw:frame>
        <draw:frame draw:style-name="gr7" draw:text-style-name="P7" xml:id="id74" draw:id="id74" draw:layer="layout" svg:width="3.302cm" svg:height="0.959cm" svg:x="17.556cm" svg:y="9.237cm">
          <draw:text-box>
            <text:p text:style-name="P6"><text:span text:style-name="T6">MASTER</text:span></text:p>
          </draw:text-box>
        </draw:frame>
        <draw:connector draw:style-name="gr8" draw:text-style-name="P4" draw:layer="layout" draw:type="curve" svg:x1="15.964cm" svg:y1="9.045cm" svg:x2="17.556cm" svg:y2="8.565cm" draw:start-shape="id72" draw:start-glue-point="10" draw:end-shape="id73" draw:end-glue-point="3" svg:d="m15964 9045c1252 0 457-480 1592-480" svg:viewBox="0 0 1593 481">
          <text:p/>
        </draw:connector>
        <draw:connector draw:style-name="gr9" draw:text-style-name="P4" draw:layer="layout" draw:type="curve" svg:x1="15.964cm" svg:y1="9.045cm" svg:x2="17.556cm" svg:y2="9.716cm" draw:start-shape="id72" draw:start-glue-point="10" draw:end-shape="id74" draw:end-glue-point="3" svg:d="m15964 9045c1252 0 457 671 1592 671" svg:viewBox="0 0 1593 672">
          <text:p/>
        </draw:connector>
        <draw:frame draw:style-name="gr5" draw:text-style-name="P5" draw:layer="layout" svg:width="5.588cm" svg:height="0.959cm" svg:x="21.082cm" svg:y="9.23cm">
          <draw:text-box>
            <text:p><text:span text:style-name="T5">Branch principale</text:span></text:p>
          </draw:text-box>
        </draw:frame>
        <draw:frame draw:style-name="gr6" draw:text-style-name="P7" xml:id="id73" draw:id="id73" draw:layer="layout" svg:width="3.17cm" svg:height="0.959cm" svg:x="17.556cm" svg:y="8.086cm">
          <draw:text-box>
            <text:p text:style-name="P6"><text:span text:style-name="T6">HEAD</text:span></text:p>
          </draw:text-box>
        </draw:frame>
        <draw:frame draw:style-name="gr32" draw:text-style-name="P5" draw:layer="layout" svg:width="5.08cm" svg:height="1.016cm" svg:x="21.082cm" svg:y="8.014cm">
          <draw:text-box>
            <text:p><text:span text:style-name="T5">Ultima commit</text:span></text:p>
          </draw:text-box>
        </draw:frame>
        <draw:frame draw:style-name="gr14" draw:text-style-name="P7" xml:id="id76" draw:id="id76" draw:layer="layout" svg:width="2.19cm" svg:height="0.959cm" svg:x="9.196cm" svg:y="5.274cm">
          <draw:text-box>
            <text:p text:style-name="P6"><text:span text:style-name="T6">V1.0</text:span></text:p>
          </draw:text-box>
        </draw:frame>
        <draw:connector draw:style-name="gr15" draw:text-style-name="P4" draw:layer="layout" draw:type="curve" svg:x1="10.256cm" svg:y1="8.537cm" svg:x2="10.291cm" svg:y2="6.233cm" draw:start-shape="id75" draw:start-glue-point="4" draw:end-shape="id76" draw:end-glue-point="2" svg:d="m10256 8537c0-1785 35-633 35-2304" svg:viewBox="0 0 36 2305">
          <text:p/>
        </draw:connector>
        <draw:custom-shape draw:style-name="gr2" draw:text-style-name="P3" xml:id="id75" draw:id="id75"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 draw:layer="layout" svg:x1="10.764cm" svg:y1="9.046cm" svg:x2="11.938cm" svg:y2="9.046cm">
          <text:p/>
        </draw:line>
        <draw:frame draw:style-name="gr5" draw:text-style-name="P14" draw:layer="layout" svg:width="3.592cm" svg:height="0.959cm" draw:transform="rotate (1.5707963267949) translate (12.075cm 13.449cm)">
          <draw:text-box>
            <text:p><text:span text:style-name="T39">6ab51df...</text:span></text:p>
          </draw:text-box>
        </draw:frame>
        <draw:custom-shape draw:style-name="gr50" draw:text-style-name="P3" xml:id="id72" draw:id="id72" draw:layer="layout" svg:width="1.016cm" svg:height="1.016cm" svg:x="14.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4" draw:layer="layout" svg:width="3.592cm" svg:height="0.959cm" draw:transform="rotate (1.5707963267949) translate (15.076cm 13.449cm)">
          <draw:text-box>
            <text:p><text:span text:style-name="T39">da1f328...</text:span></text:p>
          </draw:text-box>
        </draw:frame>
        <draw:line draw:style-name="gr37" draw:text-style-name="P4" draw:layer="layout" svg:x1="13.064cm" svg:y1="9.046cm" svg:x2="14.948cm" svg:y2="9.03cm">
          <text:p/>
        </draw:line>
        <draw:frame draw:style-name="gr32" draw:text-style-name="P23" draw:layer="layout" svg:width="1.96cm" svg:height="1.016cm" svg:x="13.087cm" svg:y="7.329cm">
          <draw:text-box>
            <text:p><text:span text:style-name="T57">Revert</text:span></text:p>
          </draw:text-box>
        </draw:frame>
        <draw:frame draw:style-name="gr14" draw:text-style-name="P7" draw:layer="layout" svg:width="2.19cm" svg:height="0.959cm" svg:x="14.396cm" svg:y="5.275cm">
          <draw:text-box>
            <text:p text:style-name="P6"><text:span text:style-name="T6">error</text:span></text:p>
          </draw:text-box>
        </draw:frame>
        <draw:connector draw:style-name="gr15" draw:text-style-name="P4" draw:layer="layout" draw:type="curve" svg:x1="15.457cm" svg:y1="8.537cm" svg:x2="15.492cm" svg:y2="6.233cm" svg:d="m15457 8537c0-1785 35-633 35-2304" svg:viewBox="0 0 36 2305">
          <text:p/>
        </draw:connector>
        <draw:custom-shape draw:style-name="gr2" draw:text-style-name="P3" draw:layer="layout" svg:width="1.016cm" svg:height="1.016cm" svg:x="1.3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4.2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7.0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2.364cm" svg:y1="14.945cm" svg:x2="4.248cm" svg:y2="14.945cm">
          <text:p/>
        </draw:line>
        <draw:line draw:style-name="gr3" draw:text-style-name="P4" draw:layer="layout" svg:x1="5.164cm" svg:y1="14.945cm" svg:x2="7.048cm" svg:y2="14.945cm">
          <text:p/>
        </draw:line>
        <draw:line draw:style-name="gr31" draw:text-style-name="P4" draw:layer="layout" svg:x1="8.064cm" svg:y1="14.945cm" svg:x2="9.748cm" svg:y2="14.948cm">
          <text:p/>
        </draw:line>
        <draw:frame draw:style-name="gr5" draw:text-style-name="P14" draw:layer="layout" svg:width="3.847cm" svg:height="0.959cm" draw:transform="rotate (1.5707963267949) translate (1.374cm 19.603cm)">
          <draw:text-box>
            <text:p><text:span text:style-name="T39">10e8fc4...</text:span></text:p>
          </draw:text-box>
        </draw:frame>
        <draw:frame draw:style-name="gr5" draw:text-style-name="P14" draw:layer="layout" svg:width="3.733cm" svg:height="0.959cm" draw:transform="rotate (1.54095119658579) translate (4.212cm 19.575cm)">
          <draw:text-box>
            <text:p><text:span text:style-name="T39">385d2d8...</text:span></text:p>
          </draw:text-box>
        </draw:frame>
        <draw:frame draw:style-name="gr5" draw:text-style-name="P14" draw:layer="layout" svg:width="3.746cm" svg:height="0.959cm" draw:transform="rotate (1.5707963267949) translate (7.074cm 19.603cm)">
          <draw:text-box>
            <text:p><text:span text:style-name="T39">bcc814e...</text:span></text:p>
          </draw:text-box>
        </draw:frame>
        <draw:frame draw:style-name="gr5" draw:text-style-name="P14" draw:layer="layout" svg:width="3.592cm" svg:height="0.959cm" draw:transform="rotate (1.5707963267949) translate (9.774cm 19.349cm)">
          <draw:text-box>
            <text:p><text:span text:style-name="T39">89289a4...</text:span></text:p>
          </draw:text-box>
        </draw:frame>
        <draw:frame draw:style-name="gr7" draw:text-style-name="P7" xml:id="id79" draw:id="id79" draw:layer="layout" svg:width="3.302cm" svg:height="0.959cm" svg:x="12.956cm" svg:y="15.137cm">
          <draw:text-box>
            <text:p text:style-name="P6"><text:span text:style-name="T6">MASTER</text:span></text:p>
          </draw:text-box>
        </draw:frame>
        <draw:connector draw:style-name="gr8" draw:text-style-name="P4" draw:layer="layout" draw:type="curve" svg:x1="10.764cm" svg:y1="14.945cm" svg:x2="12.956cm" svg:y2="14.465cm" draw:start-shape="id77" draw:start-glue-point="10" draw:end-shape="id78" draw:end-glue-point="3" svg:d="m10764 14945c1702 0 607-480 2192-480" svg:viewBox="0 0 2193 481">
          <text:p/>
        </draw:connector>
        <draw:connector draw:style-name="gr9" draw:text-style-name="P4" draw:layer="layout" draw:type="curve" svg:x1="10.764cm" svg:y1="14.945cm" svg:x2="12.956cm" svg:y2="15.616cm" draw:start-shape="id77" draw:start-glue-point="10" draw:end-shape="id79" draw:end-glue-point="3" svg:d="m10764 14945c1702 0 607 671 2192 671" svg:viewBox="0 0 2193 672">
          <text:p/>
        </draw:connector>
        <draw:frame draw:style-name="gr5" draw:text-style-name="P5" draw:layer="layout" svg:width="5.588cm" svg:height="0.959cm" svg:x="16.482cm" svg:y="15.13cm">
          <draw:text-box>
            <text:p><text:span text:style-name="T5">Branch principale</text:span></text:p>
          </draw:text-box>
        </draw:frame>
        <draw:frame draw:style-name="gr6" draw:text-style-name="P7" xml:id="id78" draw:id="id78" draw:layer="layout" svg:width="3.17cm" svg:height="0.959cm" svg:x="12.956cm" svg:y="13.986cm">
          <draw:text-box>
            <text:p text:style-name="P6"><text:span text:style-name="T6">HEAD</text:span></text:p>
          </draw:text-box>
        </draw:frame>
        <draw:frame draw:style-name="gr32" draw:text-style-name="P5" draw:layer="layout" svg:width="5.08cm" svg:height="1.016cm" svg:x="18.796cm" svg:y="13.97cm">
          <draw:text-box>
            <text:p><text:span text:style-name="T5">Ultima commit</text:span></text:p>
          </draw:text-box>
        </draw:frame>
        <draw:custom-shape draw:style-name="gr2" draw:text-style-name="P3" xml:id="id77" draw:id="id77" draw:layer="layout" svg:width="1.016cm" svg:height="1.016cm" svg:x="9.7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2.19cm" svg:height="0.959cm" svg:x="16.126cm" svg:y="13.986cm">
          <draw:text-box>
            <text:p text:style-name="P6"><text:span text:style-name="T6">V1.0</text:span></text:p>
          </draw:text-box>
        </draw:frame>
        <draw:custom-shape draw:style-name="gr51" draw:text-style-name="P6" xml:id="id80" draw:id="id80" draw:layer="layout" svg:width="2.039cm" svg:height="3.302cm" svg:x="15.24cm" svg:y="17.018cm">
          <text:p text:style-name="P6">W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6" xml:id="id81" draw:id="id81" draw:layer="layout" svg:width="2.039cm" svg:height="3.302cm" svg:x="19.304cm" svg:y="17.018cm">
          <text:p text:style-name="P6">S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3" draw:text-style-name="P4" draw:layer="layout" draw:type="curve" svg:x1="10.256cm" svg:y1="15.453cm" svg:x2="15.24cm" svg:y2="18.669cm" draw:start-shape="id77" draw:start-glue-point="8" draw:end-shape="id80" draw:end-glue-point="3" svg:d="m10256 15453c0 2144 1661 3216 4984 3216" svg:viewBox="0 0 4985 3217">
          <text:p/>
        </draw:connector>
        <draw:connector draw:style-name="gr54" draw:text-style-name="P4" draw:layer="layout" draw:type="curve" svg:x1="16.259cm" svg:y1="17.018cm" svg:x2="20.323cm" svg:y2="17.018cm" draw:start-shape="id80" draw:start-glue-point="0" draw:end-shape="id81" draw:end-glue-point="0" svg:d="m16259 17018c0-864 4064-864 4064 0" svg:viewBox="0 0 4065 649">
          <text:p/>
        </draw:connector>
        <presentation:notes draw:style-name="dp2">
          <draw:page-thumbnail draw:style-name="gr1" draw:layer="layout" svg:width="13.957cm" svg:height="10.465cm" svg:x="3.809cm" svg:y="2.121cm" draw:page-number="31" presentation:class="page"/>
          <draw:frame presentation:style-name="pr3" draw:text-style-name="P2" draw:layer="layout" svg:width="17.259cm" svg:height="12.56cm" svg:x="2.16cm" svg:y="13.268cm" presentation:class="notes" presentation:placeholder="true">
            <draw:text-box/>
          </draw:frame>
        </presentation:notes>
      </draw:page>
      <draw:page draw:name="page3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55" draw:text-style-name="P13" draw:layer="layout" svg:width="24.892cm" svg:height="1.51cm" svg:x="1.778cm" svg:y="2.794cm">
          <draw:text-box>
            <text:p><text:span text:style-name="T43">Eliminare una commit da un branch</text:span></text:p>
          </draw:text-box>
        </draw:frame>
        <draw:custom-shape draw:style-name="gr22" draw:text-style-name="P15" draw:layer="layout" svg:width="24.384cm" svg:height="5.726cm" svg:x="2.032cm" svg:y="4.35cm">
          <text:p text:style-name="P9"><text:span text:style-name="T41">$ git reset - - hard V1.0</text:span></text:p>
          <text:p><text:span text:style-name="T58">HEAD is now at 89289a4 User variable changed to uppercase (bug fixing)</text:span></text:p>
          <text:p><text:span text:style-name="T59">$ </text:span><text:span text:style-name="T41">git hist</text:span></text:p>
          <text:p><text:span text:style-name="T59">* 89289a4 2013-08-30 | User variable changed to uppercase (bug fixing) (HEAD, tag: V1.0, master) ...</text:span></text:p>
          <text:p><text:span text:style-name="T59">* bcc814e 2013-08-30 | Modified default comment [Luigi Talamona]</text:span></text:p>
          <text:p><text:span text:style-name="T59">* 385d2d8 2013-08-30 | Added a default comment [Luigi Talamona]</text:span></text:p>
          <text:p><text:span text:style-name="T59">* 10e8fc4 2013-08-30 | First Commit [Luigi Talamona]</text:span></text:p>
          <text:p><text:span text:style-name="T59"/></text:p>
          <text:p><text:span text:style-name="T59"/></text:p>
          <text:p text:style-name="P9"><text:span text:style-name="T41"/></text:p>
          <text:p text:style-name="P9"><text:span text:style-name="T41"/></text:p>
          <text:p text:style-name="P9"><text:span text:style-name="T41"/></text:p>
          <draw:enhanced-geometry svg:viewBox="0 0 21600 21600" draw:type="rectangle" draw:enhanced-path="M 0 0 L 21600 0 21600 21600 0 21600 0 0 Z N"/>
        </draw:custom-shape>
        <draw:frame draw:style-name="gr42" draw:text-style-name="P13" draw:layer="layout" svg:width="24.552cm" svg:height="1.117cm" svg:x="1.771cm" svg:y="10.464cm">
          <draw:text-box>
            <text:p><text:span text:style-name="T29">IMPORTANTE: la commit eliminata ma etichettata non <text:s/>viene persa!</text:span></text:p>
          </draw:text-box>
        </draw:frame>
        <draw:custom-shape draw:style-name="gr22" draw:text-style-name="P15" draw:layer="layout" svg:width="24.384cm" svg:height="7.962cm" svg:x="2.032cm" svg:y="11.85cm">
          <text:p text:style-name="P9"><text:span text:style-name="T41">$ git hist - - all</text:span></text:p>
          <text:p><text:span text:style-name="T60">* da1f328 2013-08-30 | Revert "Added new row to test GIT tagging" (tag: </text:span><text:span text:style-name="T42">error</text:span><text:span text:style-name="T60">) [Luigi Talamona]</text:span></text:p>
          <text:p><text:span text:style-name="T58">* 89289a4 2013-08-30 | User variable changed to uppercase (bug fixing) (HEAD, tag: V1.0, master) ...</text:span></text:p>
          <text:p><text:span text:style-name="T58">* bcc814e 2013-08-30 | Modified default comment [Luigi Talamona]</text:span></text:p>
          <text:p><text:span text:style-name="T58">* 385d2d8 2013-08-30 | Added a default comment [Luigi Talamona]</text:span></text:p>
          <text:p><text:span text:style-name="T58">* 10e8fc4 2013-08-30 | First Commit [Luigi Talamona]</text:span></text:p>
          <text:p><text:span text:style-name="T58"/></text:p>
          <text:p><text:span text:style-name="T59"/></text:p>
          <text:p><text:span text:style-name="T59"/></text:p>
          <text:p text:style-name="P9"><text:span text:style-name="T41"/></text:p>
          <text:p text:style-name="P9"><text:span text:style-name="T41"/></text:p>
          <text:p text:style-name="P9"><text:span text:style-name="T4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32" presentation:class="page"/>
          <draw:frame presentation:style-name="pr3" draw:text-style-name="P2" draw:layer="layout" svg:width="17.259cm" svg:height="12.56cm" svg:x="2.16cm" svg:y="13.268cm" presentation:class="notes" presentation:placeholder="true">
            <draw:text-box/>
          </draw:frame>
        </presentation:notes>
      </draw:page>
      <draw:page draw:name="page3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12" draw:layer="layout" svg:width="24.892cm" svg:height="2.375cm" svg:x="1.778cm" svg:y="2.794cm">
          <draw:text-box>
            <text:p><text:span text:style-name="T40">Se rimuovo la tag, perdo la commit per sempre </text:span></text:p>
            <text:p><text:span text:style-name="T34">$ git tag -d error</text:span></text:p>
          </draw:text-box>
        </draw:frame>
        <draw:custom-shape draw:style-name="gr2" draw:text-style-name="P3"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2.364cm" svg:y1="9.045cm" svg:x2="4.248cm" svg:y2="9.045cm">
          <text:p/>
        </draw:line>
        <draw:line draw:style-name="gr3" draw:text-style-name="P4" draw:layer="layout" svg:x1="5.164cm" svg:y1="9.045cm" svg:x2="7.048cm" svg:y2="9.045cm">
          <text:p/>
        </draw:line>
        <draw:line draw:style-name="gr31" draw:text-style-name="P4" draw:layer="layout" svg:x1="8.064cm" svg:y1="9.045cm" svg:x2="9.748cm" svg:y2="9.048cm">
          <text:p/>
        </draw:line>
        <draw:frame draw:style-name="gr5" draw:text-style-name="P14" draw:layer="layout" svg:width="3.847cm" svg:height="0.959cm" draw:transform="rotate (1.5707963267949) translate (1.374cm 13.703cm)">
          <draw:text-box>
            <text:p><text:span text:style-name="T39">10e8fc4...</text:span></text:p>
          </draw:text-box>
        </draw:frame>
        <draw:frame draw:style-name="gr5" draw:text-style-name="P14" draw:layer="layout" svg:width="3.733cm" svg:height="0.959cm" draw:transform="rotate (1.54095119658579) translate (4.212cm 13.675cm)">
          <draw:text-box>
            <text:p><text:span text:style-name="T39">385d2d8...</text:span></text:p>
          </draw:text-box>
        </draw:frame>
        <draw:frame draw:style-name="gr5" draw:text-style-name="P14" draw:layer="layout" svg:width="3.746cm" svg:height="0.959cm" draw:transform="rotate (1.5707963267949) translate (7.074cm 13.703cm)">
          <draw:text-box>
            <text:p><text:span text:style-name="T39">bcc814e...</text:span></text:p>
          </draw:text-box>
        </draw:frame>
        <draw:frame draw:style-name="gr5" draw:text-style-name="P14" draw:layer="layout" svg:width="3.592cm" svg:height="0.959cm" draw:transform="rotate (1.5707963267949) translate (9.774cm 13.449cm)">
          <draw:text-box>
            <text:p><text:span text:style-name="T39">89289a4...</text:span></text:p>
          </draw:text-box>
        </draw:frame>
        <draw:frame draw:style-name="gr7" draw:text-style-name="P7" xml:id="id84" draw:id="id84" draw:layer="layout" svg:width="3.302cm" svg:height="0.959cm" svg:x="12.446cm" svg:y="7.169cm">
          <draw:text-box>
            <text:p text:style-name="P6"><text:span text:style-name="T6">MASTER</text:span></text:p>
          </draw:text-box>
        </draw:frame>
        <draw:connector draw:style-name="gr8" draw:text-style-name="P4" draw:layer="layout" draw:type="curve" svg:x1="10.256cm" svg:y1="8.537cm" svg:x2="12.446cm" svg:y2="6.575cm" draw:start-shape="id82" draw:start-glue-point="4" draw:end-shape="id83" draw:end-glue-point="3" svg:d="m10256 8537c0-1308 730-1962 2190-1962" svg:viewBox="0 0 2191 1963">
          <text:p/>
        </draw:connector>
        <draw:connector draw:style-name="gr9" draw:text-style-name="P4" draw:layer="layout" draw:type="curve" svg:x1="10.256cm" svg:y1="8.537cm" svg:x2="12.446cm" svg:y2="7.648cm" draw:start-shape="id82" draw:start-glue-point="4" draw:end-shape="id84" draw:end-glue-point="3" svg:d="m10256 8537c0-593 730-889 2190-889" svg:viewBox="0 0 2191 890">
          <text:p/>
        </draw:connector>
        <draw:frame draw:style-name="gr6" draw:text-style-name="P7" xml:id="id83" draw:id="id83" draw:layer="layout" svg:width="3.17cm" svg:height="0.959cm" svg:x="12.446cm" svg:y="6.096cm">
          <draw:text-box>
            <text:p text:style-name="P6"><text:span text:style-name="T6">HEAD</text:span></text:p>
          </draw:text-box>
        </draw:frame>
        <draw:frame draw:style-name="gr14" draw:text-style-name="P7" xml:id="id85" draw:id="id85" draw:layer="layout" svg:width="2.19cm" svg:height="0.959cm" svg:x="9.196cm" svg:y="5.274cm">
          <draw:text-box>
            <text:p text:style-name="P6"><text:span text:style-name="T6">V1.0</text:span></text:p>
          </draw:text-box>
        </draw:frame>
        <draw:connector draw:style-name="gr15" draw:text-style-name="P4" draw:layer="layout" draw:type="curve" svg:x1="10.256cm" svg:y1="8.537cm" svg:x2="10.291cm" svg:y2="6.233cm" draw:start-shape="id82" draw:start-glue-point="4" draw:end-shape="id85" draw:end-glue-point="2" svg:d="m10256 8537c0-1785 35-633 35-2304" svg:viewBox="0 0 36 2305">
          <text:p/>
        </draw:connector>
        <draw:custom-shape draw:style-name="gr2" draw:text-style-name="P3" xml:id="id82" draw:id="id82"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 xml:id="id86" draw:id="id86" draw:layer="layout" svg:width="1.016cm" svg:height="1.016cm" svg:x="17.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4" draw:layer="layout" svg:width="3.592cm" svg:height="0.959cm" draw:transform="rotate (1.5707963267949) translate (18.076cm 13.449cm)">
          <draw:text-box>
            <text:p><text:span text:style-name="T39">da1f328...</text:span></text:p>
          </draw:text-box>
        </draw:frame>
        <draw:line draw:style-name="gr37" draw:text-style-name="P4" draw:layer="layout" svg:x1="10.764cm" svg:y1="9.144cm" svg:x2="17.948cm" svg:y2="9.03cm">
          <text:p/>
        </draw:line>
        <draw:frame draw:style-name="gr14" draw:text-style-name="P7" xml:id="id87" draw:id="id87" draw:layer="layout" svg:width="2.19cm" svg:height="0.959cm" svg:x="20.876cm" svg:y="5.391cm">
          <draw:text-box>
            <text:p text:style-name="P6"><text:span text:style-name="T6">error</text:span></text:p>
          </draw:text-box>
        </draw:frame>
        <draw:connector draw:style-name="gr15" draw:text-style-name="P4" draw:layer="layout" draw:type="curve" svg:x1="18.964cm" svg:y1="9.045cm" svg:x2="21.971cm" svg:y2="6.35cm" draw:start-shape="id86" draw:start-glue-point="10" draw:end-shape="id87" draw:end-glue-point="2" svg:d="m18964 9045c2005 0 3007-898 3007-2695" svg:viewBox="0 0 3008 2696">
          <text:p/>
        </draw:connector>
        <draw:custom-shape draw:style-name="gr22" draw:text-style-name="P15" draw:layer="layout" svg:width="25.592cm" svg:height="6.162cm" svg:x="1.332cm" svg:y="14.05cm">
          <text:p text:style-name="P9"><text:span text:style-name="T41">$ git tag -d error</text:span></text:p>
          <text:p text:style-name="P9"><text:span text:style-name="T41">Deleted tag 'error' (was da1f328) </text:span></text:p>
          <text:p text:style-name="P9"><text:span text:style-name="T41">git hist - - all</text:span></text:p>
          <text:p><text:span text:style-name="T58">* 89289a4 2013-08-30 | User variable changed to uppercase (bug fixing) (HEAD, tag: V1.0, master) ...</text:span></text:p>
          <text:p><text:span text:style-name="T58">* bcc814e 2013-08-30 | Modified default comment [Luigi Talamona]</text:span></text:p>
          <text:p><text:span text:style-name="T58">* 385d2d8 2013-08-30 | Added a default comment [Luigi Talamona]</text:span></text:p>
          <text:p><text:span text:style-name="T58">* 10e8fc4 2013-08-30 | First Commit [Luigi Talamona]</text:span></text:p>
          <text:p><text:span text:style-name="T58"/></text:p>
          <text:p><text:span text:style-name="T59"/></text:p>
          <text:p><text:span text:style-name="T59"/></text:p>
          <text:p text:style-name="P9"><text:span text:style-name="T41"/></text:p>
          <text:p text:style-name="P9"><text:span text:style-name="T41"/></text:p>
          <text:p text:style-name="P9"><text:span text:style-name="T41"/></text:p>
          <draw:enhanced-geometry svg:viewBox="0 0 21600 21600" draw:type="rectangle" draw:enhanced-path="M 0 0 L 21600 0 21600 21600 0 21600 0 0 Z N"/>
        </draw:custom-shape>
        <draw:line draw:style-name="gr56" draw:text-style-name="P4" draw:layer="layout" svg:x1="23.32cm" svg:y1="4.572cm" svg:x2="21.034cm" svg:y2="6.858cm">
          <text:p/>
        </draw:line>
        <presentation:notes draw:style-name="dp2">
          <draw:page-thumbnail draw:style-name="gr1" draw:layer="layout" svg:width="13.957cm" svg:height="10.465cm" svg:x="3.809cm" svg:y="2.121cm" draw:page-number="33" presentation:class="page"/>
          <draw:frame presentation:style-name="pr3" draw:text-style-name="P2" draw:layer="layout" svg:width="17.259cm" svg:height="12.56cm" svg:x="2.16cm" svg:y="13.268cm" presentation:class="notes" presentation:placeholder="true">
            <draw:text-box/>
          </draw:frame>
        </presentation:notes>
      </draw:page>
      <draw:page draw:name="page3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0">Correggere</text:span><text:span text:style-name="T43"> l'ultima commit</text:span></text:p>
          </draw:text-box>
        </draw:frame>
        <draw:custom-shape draw:style-name="gr2" draw:text-style-name="P3"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88" draw:id="id88"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0.645cm" svg:x2="5.948cm" svg:y2="10.645cm">
          <text:p/>
        </draw:line>
        <draw:line draw:style-name="gr3" draw:text-style-name="P4" draw:layer="layout" svg:x1="6.864cm" svg:y1="10.645cm" svg:x2="8.748cm" svg:y2="10.645cm">
          <text:p/>
        </draw:line>
        <draw:line draw:style-name="gr31" draw:text-style-name="P4" draw:layer="layout" svg:x1="9.764cm" svg:y1="10.645cm" svg:x2="11.448cm" svg:y2="10.648cm">
          <text:p/>
        </draw:line>
        <draw:frame draw:style-name="gr7" draw:text-style-name="P7" xml:id="id90" draw:id="id90" draw:layer="layout" svg:width="3.302cm" svg:height="0.959cm" svg:x="17.556cm" svg:y="10.837cm">
          <draw:text-box>
            <text:p text:style-name="P6"><text:span text:style-name="T6">MASTER</text:span></text:p>
          </draw:text-box>
        </draw:frame>
        <draw:connector draw:style-name="gr8" draw:text-style-name="P4" draw:layer="layout" draw:type="curve" svg:x1="15.164cm" svg:y1="10.645cm" svg:x2="17.556cm" svg:y2="10.165cm" draw:start-shape="id88" draw:start-glue-point="10" draw:end-shape="id89" draw:end-glue-point="3" svg:d="m15164 10645c1852 0 657-480 2392-480" svg:viewBox="0 0 2393 481">
          <text:p/>
        </draw:connector>
        <draw:connector draw:style-name="gr9" draw:text-style-name="P4" draw:layer="layout" draw:type="curve" svg:x1="15.164cm" svg:y1="10.645cm" svg:x2="17.556cm" svg:y2="11.316cm" draw:start-shape="id88" draw:start-glue-point="10" draw:end-shape="id90" draw:end-glue-point="3" svg:d="m15164 10645c1852 0 657 671 2392 671" svg:viewBox="0 0 2393 672">
          <text:p/>
        </draw:connector>
        <draw:frame draw:style-name="gr5" draw:text-style-name="P5" draw:layer="layout" svg:width="5.588cm" svg:height="0.959cm" svg:x="21.082cm" svg:y="10.83cm">
          <draw:text-box>
            <text:p><text:span text:style-name="T5">Branch principale</text:span></text:p>
          </draw:text-box>
        </draw:frame>
        <draw:frame draw:style-name="gr6" draw:text-style-name="P7" xml:id="id89" draw:id="id89" draw:layer="layout" svg:width="3.17cm" svg:height="0.959cm" svg:x="17.556cm" svg:y="9.686cm">
          <draw:text-box>
            <text:p text:style-name="P6"><text:span text:style-name="T6">HEAD</text:span></text:p>
          </draw:text-box>
        </draw:frame>
        <draw:frame draw:style-name="gr32" draw:text-style-name="P5" draw:layer="layout" svg:width="5.08cm" svg:height="1.016cm" svg:x="21.082cm" svg:y="9.614cm">
          <draw:text-box>
            <text:p><text:span text:style-name="T5">Ultima commit</text:span></text:p>
          </draw:text-box>
        </draw:frame>
        <draw:frame draw:style-name="gr14" draw:text-style-name="P7" xml:id="id92" draw:id="id92" draw:layer="layout" svg:width="2.19cm" svg:height="0.959cm" svg:x="10.896cm" svg:y="8.274cm">
          <draw:text-box>
            <text:p text:style-name="P6"><text:span text:style-name="T6">V1.0</text:span></text:p>
          </draw:text-box>
        </draw:frame>
        <draw:connector draw:style-name="gr15" draw:text-style-name="P4" draw:layer="layout" draw:type="curve" svg:x1="11.956cm" svg:y1="10.137cm" svg:x2="11.991cm" svg:y2="9.233cm" draw:start-shape="id91" draw:start-glue-point="4" draw:end-shape="id92" draw:end-glue-point="2" svg:d="m11956 10137c0-735 35-283 35-904" svg:viewBox="0 0 36 905">
          <text:p/>
        </draw:connector>
        <draw:custom-shape draw:style-name="gr2" draw:text-style-name="P3" xml:id="id91" draw:id="id91"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7" draw:text-style-name="P4" draw:layer="layout" svg:x1="12.464cm" svg:y1="10.646cm" svg:x2="14.148cm" svg:y2="10.649cm">
          <text:p/>
        </draw:line>
        <draw:custom-shape draw:style-name="gr45" draw:text-style-name="P16" draw:layer="layout" svg:width="8.382cm" svg:height="3.556cm" svg:x="2.032cm" svg:y="5.812cm">
          <text:p text:style-name="P6"><text:span text:style-name="T44"># “Created by $USER” - <text:s/></text:span><text:span text:style-name="T61">role developer</text:span></text:p>
          <text:p text:style-name="P9"><text:span text:style-name="T44">Ciao Mondo</text:span></text:p>
          <text:p text:style-name="P9"><text:span text:style-name="T44">added row to use </text:span><text:span text:style-name="T45">tagging</text:span></text:p>
          <text:p text:style-name="P9"><text:span text:style-name="T49"/></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text-style-name="P14" draw:layer="layout" svg:width="3.054cm" svg:height="0.959cm" svg:x="10.562cm" svg:y="5.812cm">
          <draw:text-box>
            <text:p><text:span text:style-name="T47">hello.txt</text:span></text:p>
          </draw:text-box>
        </draw:frame>
        <draw:frame draw:style-name="gr42" draw:text-style-name="P24" draw:layer="layout" svg:width="23.114cm" svg:height="1.117cm" svg:x="2.032cm" svg:y="4.264cm">
          <draw:text-box>
            <text:p><text:span text:style-name="T62">Modifico un file, lo metto on stage (</text:span><text:span text:style-name="T63">add</text:span><text:span text:style-name="T62">), e poi nella commit area (</text:span><text:span text:style-name="T63">commit</text:span><text:span text:style-name="T62">)</text:span></text:p>
          </draw:text-box>
        </draw:frame>
        <draw:custom-shape draw:style-name="gr22" draw:text-style-name="P15" draw:layer="layout" svg:width="25.592cm" svg:height="7.766cm" svg:x="1.332cm" svg:y="12.446cm">
          <text:p text:style-name="P9"><text:span text:style-name="T41">$ git hist - - all</text:span></text:p>
          <text:p><text:span text:style-name="T64">* c46d428 2013-09-01 | Added role to comment line (HEAD, master) [Luigi Talamona]</text:span></text:p>
          <text:p><text:span text:style-name="T58">* 89289a4 2013-08-30 | User variable changed to uppercase (bug fixing) (HEAD, tag: V1.0, master) ...</text:span></text:p>
          <text:p><text:span text:style-name="T58">* bcc814e 2013-08-30 | Modified default comment [Luigi Talamona]</text:span></text:p>
          <text:p><text:span text:style-name="T58">* 385d2d8 2013-08-30 | Added a default comment [Luigi Talamona]</text:span></text:p>
          <text:p><text:span text:style-name="T58">* 10e8fc4 2013-08-30 | First Commit [Luigi Talamona]</text:span></text:p>
          <text:p><text:span text:style-name="T58"/></text:p>
          <text:p><text:span text:style-name="T59"/></text:p>
          <text:p><text:span text:style-name="T59"/></text:p>
          <text:p text:style-name="P9"><text:span text:style-name="T41"/></text:p>
          <text:p text:style-name="P9"><text:span text:style-name="T41"/></text:p>
          <text:p text:style-name="P9"><text:span text:style-name="T41"/></text:p>
          <draw:enhanced-geometry svg:viewBox="0 0 21600 21600" draw:type="rectangle" draw:enhanced-path="M 0 0 L 21600 0 21600 21600 0 21600 0 0 Z N"/>
        </draw:custom-shape>
        <draw:line draw:style-name="gr58" draw:text-style-name="P4" draw:layer="layout" svg:x1="11.43cm" svg:y1="9.906cm" svg:x2="9.652cm" svg:y2="8.89cm">
          <text:p/>
        </draw:line>
        <presentation:notes draw:style-name="dp2">
          <draw:page-thumbnail draw:style-name="gr1" draw:layer="layout" svg:width="13.957cm" svg:height="10.465cm" svg:x="3.809cm" svg:y="2.121cm" draw:page-number="34" presentation:class="page"/>
          <draw:frame presentation:style-name="pr3" draw:text-style-name="P2" draw:layer="layout" svg:width="17.259cm" svg:height="12.56cm" svg:x="2.16cm" svg:y="13.268cm" presentation:class="notes" presentation:placeholder="true">
            <draw:text-box/>
          </draw:frame>
        </presentation:notes>
      </draw:page>
      <draw:page draw:name="page3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3">Correggere l'ultima commit</text:span></text:p>
          </draw:text-box>
        </draw:frame>
        <draw:custom-shape draw:style-name="gr2" draw:text-style-name="P3"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93" draw:id="id93"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0.645cm" svg:x2="5.948cm" svg:y2="10.645cm">
          <text:p/>
        </draw:line>
        <draw:line draw:style-name="gr3" draw:text-style-name="P4" draw:layer="layout" svg:x1="6.864cm" svg:y1="10.645cm" svg:x2="8.748cm" svg:y2="10.645cm">
          <text:p/>
        </draw:line>
        <draw:line draw:style-name="gr31" draw:text-style-name="P4" draw:layer="layout" svg:x1="9.764cm" svg:y1="10.645cm" svg:x2="11.448cm" svg:y2="10.648cm">
          <text:p/>
        </draw:line>
        <draw:frame draw:style-name="gr7" draw:text-style-name="P7" xml:id="id95" draw:id="id95" draw:layer="layout" svg:width="3.302cm" svg:height="0.959cm" svg:x="17.556cm" svg:y="10.837cm">
          <draw:text-box>
            <text:p text:style-name="P6"><text:span text:style-name="T6">MASTER</text:span></text:p>
          </draw:text-box>
        </draw:frame>
        <draw:connector draw:style-name="gr8" draw:text-style-name="P4" draw:layer="layout" draw:type="curve" svg:x1="15.164cm" svg:y1="10.645cm" svg:x2="17.556cm" svg:y2="10.165cm" draw:start-shape="id93" draw:start-glue-point="10" draw:end-shape="id94" draw:end-glue-point="3" svg:d="m15164 10645c1852 0 657-480 2392-480" svg:viewBox="0 0 2393 481">
          <text:p/>
        </draw:connector>
        <draw:connector draw:style-name="gr9" draw:text-style-name="P4" draw:layer="layout" draw:type="curve" svg:x1="15.164cm" svg:y1="10.645cm" svg:x2="17.556cm" svg:y2="11.316cm" draw:start-shape="id93" draw:start-glue-point="10" draw:end-shape="id95" draw:end-glue-point="3" svg:d="m15164 10645c1852 0 657 671 2392 671" svg:viewBox="0 0 2393 672">
          <text:p/>
        </draw:connector>
        <draw:frame draw:style-name="gr5" draw:text-style-name="P5" draw:layer="layout" svg:width="5.588cm" svg:height="0.959cm" svg:x="21.082cm" svg:y="10.83cm">
          <draw:text-box>
            <text:p><text:span text:style-name="T5">Branch principale</text:span></text:p>
          </draw:text-box>
        </draw:frame>
        <draw:frame draw:style-name="gr6" draw:text-style-name="P7" xml:id="id94" draw:id="id94" draw:layer="layout" svg:width="3.17cm" svg:height="0.959cm" svg:x="17.556cm" svg:y="9.686cm">
          <draw:text-box>
            <text:p text:style-name="P6"><text:span text:style-name="T6">HEAD</text:span></text:p>
          </draw:text-box>
        </draw:frame>
        <draw:frame draw:style-name="gr32" draw:text-style-name="P5" draw:layer="layout" svg:width="5.08cm" svg:height="1.016cm" svg:x="21.082cm" svg:y="9.614cm">
          <draw:text-box>
            <text:p><text:span text:style-name="T5">Ultima commit</text:span></text:p>
          </draw:text-box>
        </draw:frame>
        <draw:frame draw:style-name="gr14" draw:text-style-name="P7" xml:id="id97" draw:id="id97" draw:layer="layout" svg:width="2.19cm" svg:height="0.959cm" svg:x="10.896cm" svg:y="8.274cm">
          <draw:text-box>
            <text:p text:style-name="P6"><text:span text:style-name="T6">V1.0</text:span></text:p>
          </draw:text-box>
        </draw:frame>
        <draw:connector draw:style-name="gr15" draw:text-style-name="P4" draw:layer="layout" draw:type="curve" svg:x1="11.956cm" svg:y1="10.137cm" svg:x2="11.991cm" svg:y2="9.233cm" draw:start-shape="id96" draw:start-glue-point="4" draw:end-shape="id97" draw:end-glue-point="2" svg:d="m11956 10137c0-735 35-283 35-904" svg:viewBox="0 0 36 905">
          <text:p/>
        </draw:connector>
        <draw:custom-shape draw:style-name="gr2" draw:text-style-name="P3" xml:id="id96" draw:id="id96"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7" draw:text-style-name="P4" draw:layer="layout" svg:x1="12.464cm" svg:y1="10.646cm" svg:x2="14.148cm" svg:y2="10.649cm">
          <text:p/>
        </draw:line>
        <draw:custom-shape draw:style-name="gr45" draw:text-style-name="P16" draw:layer="layout" svg:width="8.382cm" svg:height="3.556cm" svg:x="15.24cm" svg:y="5.381cm">
          <text:p text:style-name="P6"><text:span text:style-name="T44"># “Created by $USER” - <text:s/></text:span><text:span text:style-name="T61">user role developer</text:span></text:p>
          <text:p text:style-name="P9"><text:span text:style-name="T44">Ciao Mondo</text:span></text:p>
          <text:p text:style-name="P9"><text:span text:style-name="T44">added row to use </text:span><text:span text:style-name="T45">tagging</text:span></text:p>
          <text:p text:style-name="P9"><text:span text:style-name="T49"/></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text-style-name="P14" draw:layer="layout" svg:width="3.054cm" svg:height="0.959cm" svg:x="20.574cm" svg:y="4.264cm">
          <draw:text-box>
            <text:p><text:span text:style-name="T47">hello.txt</text:span></text:p>
          </draw:text-box>
        </draw:frame>
        <draw:frame draw:style-name="gr42" draw:text-style-name="P25" draw:layer="layout" svg:width="23.114cm" svg:height="1.117cm" svg:x="2.032cm" svg:y="4.264cm">
          <draw:text-box>
            <text:p><text:span text:style-name="T62">Ho sbagliato: devo correggere il testo che ho aggiunto</text:span></text:p>
          </draw:text-box>
        </draw:frame>
        <draw:line draw:style-name="gr59" draw:text-style-name="P4" draw:layer="layout" svg:x1="15.17cm" svg:y1="9.906cm" svg:x2="16.694cm" svg:y2="9.144cm">
          <text:p/>
        </draw:line>
        <draw:frame draw:style-name="gr42" draw:text-style-name="P25" draw:layer="layout" svg:width="23.114cm" svg:height="2.689cm" svg:x="2.032cm" svg:y="12.465cm">
          <draw:text-box>
            <text:p><text:span text:style-name="T62">Non voglio aggiungere una nuova commit (anche se potrei), ma piuttosto correggere l'ultima...</text:span></text:p>
            <text:p><text:span text:style-name="T23">Come fare?</text:span></text:p>
            <text:p><text:span text:style-name="T26">$ </text:span><text:span text:style-name="T34">git commit - -amend</text:span></text:p>
          </draw:text-box>
        </draw:frame>
        <presentation:notes draw:style-name="dp2">
          <draw:page-thumbnail draw:style-name="gr1" draw:layer="layout" svg:width="13.957cm" svg:height="10.465cm" svg:x="3.809cm" svg:y="2.121cm" draw:page-number="35" presentation:class="page"/>
          <draw:frame presentation:style-name="pr3" draw:text-style-name="P2" draw:layer="layout" svg:width="17.259cm" svg:height="12.56cm" svg:x="2.16cm" svg:y="13.268cm" presentation:class="notes" presentation:placeholder="true">
            <draw:text-box/>
          </draw:frame>
        </presentation:notes>
      </draw:page>
      <draw:page draw:name="page3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3">Correggere l'ultima commit</text:span></text:p>
          </draw:text-box>
        </draw:frame>
        <draw:custom-shape draw:style-name="gr22" draw:text-style-name="P15" draw:layer="layout" svg:width="24.384cm" svg:height="16.256cm" svg:x="2.032cm" svg:y="4.318cm">
          <text:p text:style-name="P9"><text:span text:style-name="T41">$ git commit - - amend</text:span></text:p>
          <text:p><text:span text:style-name="T41">Added </text:span><text:span text:style-name="T42">user</text:span><text:span text:style-name="T41"> role to comment line</text:span></text:p>
          <text:p><text:span text:style-name="T58"/></text:p>
          <text:p><text:span text:style-name="T58"># Please enter the commit message for your changes. Lines starting</text:span></text:p>
          <text:p><text:span text:style-name="T58"># with '#' will be ignored, and an empty message aborts the commit.</text:span></text:p>
          <text:p><text:span text:style-name="T58"># On branch master</text:span></text:p>
          <text:p><text:span text:style-name="T58"># Changes to be committed:</text:span></text:p>
          <text:p><text:span text:style-name="T58"># <text:s text:c="2"/>(use "git reset HEAD^1 &lt;file&gt;..." to unstage)</text:span></text:p>
          <text:p><text:span text:style-name="T58">#</text:span></text:p>
          <text:p><text:span text:style-name="T58"># <text:s text:c="6"/>modified: <text:s text:c="2"/>hello.txt</text:span></text:p>
          <text:p><text:span text:style-name="T58">#</text:span></text:p>
          <text:p><text:span text:style-name="T58"># Changes not staged for commit:</text:span></text:p>
          <text:p><text:span text:style-name="T58"># <text:s text:c="2"/>(use "git add &lt;file&gt;..." to update what will be committed)</text:span></text:p>
          <text:p><text:span text:style-name="T58"># <text:s text:c="2"/>(use "git checkout -- &lt;file&gt;..." to discard changes in working directory)</text:span></text:p>
          <text:p><text:span text:style-name="T58">#</text:span></text:p>
          <text:p><text:span text:style-name="T58"># <text:s text:c="6"/>modified: <text:s text:c="2"/>hello.txt</text:span></text:p>
          <text:p><text:span text:style-name="T41">$ git hist</text:span></text:p>
          <text:p><text:span text:style-name="T65">* f11f541 2013-09-01 | Added </text:span><text:span text:style-name="T66">user</text:span><text:span text:style-name="T65"> role to comment line (HEAD, master) [Luigi Talamona]</text:span></text:p>
          <text:p><text:span text:style-name="T58">* 89289a4 2013-08-30 | User variable changed to uppercase (bug fixing) (tag: V1.0) [Luigi Talamona]</text:span></text:p>
          <text:p><text:span text:style-name="T58">* bcc814e 2013-08-30 | Modified default comment [Luigi Talamona]</text:span></text:p>
          <text:p><text:span text:style-name="T58">* 385d2d8 2013-08-30 | Added a default comment [Luigi Talamona]</text:span></text:p>
          <text:p><text:span text:style-name="T58">* 10e8fc4 2013-08-30 | First Commit [Luigi Talamona]</text:span></text:p>
          <text:p><text:span text:style-name="T58"/></text:p>
          <text:p><text:span text:style-name="T58"/></text:p>
          <text:p><text:span text:style-name="T59"/></text:p>
          <text:p><text:span text:style-name="T59"/></text:p>
          <text:p text:style-name="P9"><text:span text:style-name="T41"/></text:p>
          <text:p text:style-name="P9"><text:span text:style-name="T41"/></text:p>
          <text:p text:style-name="P9"><text:span text:style-name="T4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36" presentation:class="page"/>
          <draw:frame presentation:style-name="pr3" draw:text-style-name="P2" draw:layer="layout" svg:width="17.259cm" svg:height="12.56cm" svg:x="2.16cm" svg:y="13.268cm" presentation:class="notes" presentation:placeholder="true">
            <draw:text-box/>
          </draw:frame>
        </presentation:notes>
      </draw:page>
      <draw:page draw:name="page3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0">Muovere</text:span><text:span text:style-name="T43"> files</text:span></text:p>
          </draw:text-box>
        </draw:frame>
        <draw:frame draw:style-name="gr42" draw:text-style-name="P25" draw:layer="layout" svg:width="23.114cm" svg:height="1.117cm" svg:x="2.032cm" svg:y="4.265cm">
          <draw:text-box>
            <text:p><text:span text:style-name="T62">Voglio muovere il file hello.txt in una nuova directory</text:span></text:p>
          </draw:text-box>
        </draw:frame>
        <draw:custom-shape draw:style-name="gr22" draw:text-style-name="P15" draw:layer="layout" svg:width="24.384cm" svg:height="12.87cm" svg:x="2.032cm" svg:y="5.418cm">
          <text:p text:style-name="P9"><text:span text:style-name="T41">$ mkdir newdir</text:span></text:p>
          <text:p text:style-name="P9"><text:span text:style-name="T41">$ git mv hello.txt newdir</text:span></text:p>
          <text:p><text:span text:style-name="T41">$ git status</text:span></text:p>
          <text:p><text:span text:style-name="T58"># On branch master</text:span></text:p>
          <text:p><text:span text:style-name="T58"># Changes to be committed:</text:span></text:p>
          <text:p><text:span text:style-name="T58"># <text:s text:c="2"/>(use "git reset HEAD &lt;file&gt;..." to unstage)</text:span></text:p>
          <text:p><text:span text:style-name="T58">#</text:span></text:p>
          <text:p><text:span text:style-name="T58">#</text:span><text:span text:style-name="T58"><text:tab/></text:span><text:span text:style-name="T58">renamed: <text:s text:c="3"/></text:span><text:span text:style-name="T67">hello.txt -&gt; newdir/hello.txt</text:span></text:p>
          <text:p><text:span text:style-name="T58">#</text:span></text:p>
          <text:p><text:span text:style-name="T41">$</text:span></text:p>
          <text:p><text:span text:style-name="T41"/></text:p>
          <text:p text:style-name="P9"><text:span text:style-name="T41"/></text:p>
          <text:p text:style-name="P9"><text:span text:style-name="T4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37" presentation:class="page"/>
          <draw:frame presentation:style-name="pr3" draw:text-style-name="P2" draw:layer="layout" svg:width="17.259cm" svg:height="12.56cm" svg:x="2.16cm" svg:y="13.268cm" presentation:class="notes" presentation:placeholder="true">
            <draw:text-box/>
          </draw:frame>
        </presentation:notes>
      </draw:page>
      <draw:page draw:name="page38" draw:style-name="dp1" draw:master-page-name="Bticino">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0">Cancellare</text:span><text:span text:style-name="T43"> files</text:span></text:p>
          </draw:text-box>
        </draw:frame>
        <draw:frame draw:style-name="gr42" draw:text-style-name="P26" draw:layer="layout" svg:width="23.114cm" svg:height="1.117cm" svg:x="2.032cm" svg:y="4.265cm">
          <draw:text-box>
            <text:p><text:span text:style-name="T23">Voglio cancellare un file dal progetto ed eliminarlo dal controllo di versione</text:span></text:p>
          </draw:text-box>
        </draw:frame>
        <draw:custom-shape draw:style-name="gr22" draw:text-style-name="P15" draw:layer="layout" svg:width="24.384cm" svg:height="7.79cm" svg:x="2.032cm" svg:y="6.218cm">
          <text:p text:style-name="P9"><text:span text:style-name="T41">$ </text:span><text:span text:style-name="T58">git rm file1.txt </text:span></text:p>
          <text:p text:style-name="P9"><text:span text:style-name="T41">$ </text:span><text:span text:style-name="T58">git status</text:span></text:p>
          <text:p><text:span text:style-name="T58"># </text:span><text:span text:style-name="T41">On branch master</text:span></text:p>
          <text:p><text:span text:style-name="T41"># Changes to be committed:</text:span></text:p>
          <text:p><text:span text:style-name="T41"># <text:s text:c="2"/>(use "git reset HEAD &lt;file&gt;..." to unstage)</text:span></text:p>
          <text:p><text:span text:style-name="T58">#</text:span></text:p>
          <text:p><text:span text:style-name="T58">#</text:span><text:span text:style-name="T58"><text:tab/></text:span><text:span text:style-name="T68">deleted: <text:s text:c="3"/>file1.txt</text:span></text:p>
          <text:p><text:span text:style-name="T58">#</text:span></text:p>
          <text:p><text:span text:style-name="T41">$ $ git commit -m “cancellato file1.txt”</text:span></text:p>
          <text:p><text:span text:style-name="T41">$</text:span></text:p>
          <text:p><text:span text:style-name="T41"/></text:p>
          <text:p><text:span text:style-name="T58"/></text:p>
          <text:p><text:span text:style-name="T58"/></text:p>
          <text:p><text:span text:style-name="T59"/></text:p>
          <text:p><text:span text:style-name="T59"/></text:p>
          <text:p text:style-name="P9"><text:span text:style-name="T41"/></text:p>
          <text:p text:style-name="P9"><text:span text:style-name="T41"/></text:p>
          <text:p text:style-name="P9"><text:span text:style-name="T4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38" presentation:class="page"/>
          <draw:frame presentation:style-name="pr3" draw:text-style-name="P2" draw:layer="layout" svg:width="17.259cm" svg:height="12.56cm" svg:x="2.16cm" svg:y="13.268cm" presentation:class="notes" presentation:placeholder="true">
            <draw:text-box/>
          </draw:frame>
        </presentation:notes>
      </draw:page>
      <draw:page draw:name="page39" draw:style-name="dp1" draw:master-page-name="Bticino">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3">Utilizzare i branches</text:span></text:p>
          </draw:text-box>
        </draw:frame>
        <draw:frame draw:style-name="gr60" draw:text-style-name="P27" draw:layer="layout" svg:width="23.114cm" svg:height="4.576cm" svg:x="2.032cm" svg:y="4.318cm">
          <draw:text-box>
            <text:p><text:span text:style-name="T69">Cos'è un branch?</text:span></text:p>
            <text:p><text:span text:style-name="T70">Un branch in Git è semplicemente un puntatore mobile ad una commit. Quando creo un nuovo branch, creo solo un puntatore ad una commit esistente. Se poi mi posiziono su quel puntatore, e lavorando creo nuove commit, creo un nuovo ramo di sviluppo.</text:span></text:p>
          </draw:text-box>
        </draw:frame>
        <draw:custom-shape draw:style-name="gr2" draw:text-style-name="P3" draw:layer="layout" svg:width="1.016cm" svg:height="1.016cm" svg:x="3.0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98" draw:id="id98" draw:layer="layout" svg:width="1.016cm" svg:height="1.016cm" svg:x="14.1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1.525cm" svg:x2="5.948cm" svg:y2="11.525cm">
          <text:p/>
        </draw:line>
        <draw:line draw:style-name="gr3" draw:text-style-name="P4" draw:layer="layout" svg:x1="6.864cm" svg:y1="11.525cm" svg:x2="8.748cm" svg:y2="11.525cm">
          <text:p/>
        </draw:line>
        <draw:line draw:style-name="gr31" draw:text-style-name="P4" draw:layer="layout" svg:x1="9.764cm" svg:y1="11.525cm" svg:x2="11.448cm" svg:y2="11.528cm">
          <text:p/>
        </draw:line>
        <draw:frame draw:style-name="gr7" draw:text-style-name="P7" xml:id="id100" draw:id="id100" draw:layer="layout" svg:width="3.302cm" svg:height="0.959cm" svg:x="17.556cm" svg:y="11.717cm">
          <draw:text-box>
            <text:p text:style-name="P6"><text:span text:style-name="T6">MASTER</text:span></text:p>
          </draw:text-box>
        </draw:frame>
        <draw:connector draw:style-name="gr8" draw:text-style-name="P4" draw:layer="layout" draw:type="curve" svg:x1="15.164cm" svg:y1="11.525cm" svg:x2="17.556cm" svg:y2="11.045cm" draw:start-shape="id98" draw:start-glue-point="10" draw:end-shape="id99" draw:end-glue-point="3" svg:d="m15164 11525c1852 0 657-480 2392-480" svg:viewBox="0 0 2393 481">
          <text:p/>
        </draw:connector>
        <draw:connector draw:style-name="gr9" draw:text-style-name="P4" draw:layer="layout" draw:type="curve" svg:x1="15.164cm" svg:y1="11.525cm" svg:x2="17.556cm" svg:y2="12.196cm" draw:start-shape="id98" draw:start-glue-point="10" draw:end-shape="id100" draw:end-glue-point="3" svg:d="m15164 11525c1852 0 657 671 2392 671" svg:viewBox="0 0 2393 672">
          <text:p/>
        </draw:connector>
        <draw:frame draw:style-name="gr5" draw:text-style-name="P5" draw:layer="layout" svg:width="5.588cm" svg:height="0.959cm" svg:x="21.082cm" svg:y="11.71cm">
          <draw:text-box>
            <text:p><text:span text:style-name="T5">Branch principale</text:span></text:p>
          </draw:text-box>
        </draw:frame>
        <draw:frame draw:style-name="gr6" draw:text-style-name="P7" xml:id="id99" draw:id="id99" draw:layer="layout" svg:width="3.272cm" svg:height="0.959cm" svg:x="17.556cm" svg:y="10.566cm">
          <draw:text-box>
            <text:p text:style-name="P6"><text:span text:style-name="T6">HEAD</text:span></text:p>
          </draw:text-box>
        </draw:frame>
        <draw:frame draw:style-name="gr32" draw:text-style-name="P5" draw:layer="layout" svg:width="5.08cm" svg:height="1.016cm" svg:x="21.082cm" svg:y="10.494cm">
          <draw:text-box>
            <text:p><text:span text:style-name="T5">Ultima commit</text:span></text:p>
          </draw:text-box>
        </draw:frame>
        <draw:frame draw:style-name="gr14" draw:text-style-name="P7" xml:id="id102" draw:id="id102" draw:layer="layout" svg:width="2.19cm" svg:height="0.959cm" svg:x="10.896cm" svg:y="9.154cm">
          <draw:text-box>
            <text:p text:style-name="P6"><text:span text:style-name="T6">V1.0</text:span></text:p>
          </draw:text-box>
        </draw:frame>
        <draw:connector draw:style-name="gr15" draw:text-style-name="P4" draw:layer="layout" draw:type="curve" svg:x1="11.956cm" svg:y1="11.017cm" svg:x2="11.991cm" svg:y2="10.113cm" draw:start-shape="id101" draw:start-glue-point="4" draw:end-shape="id102" draw:end-glue-point="2" svg:d="m11956 11017c0-735 35-283 35-904" svg:viewBox="0 0 36 905">
          <text:p/>
        </draw:connector>
        <draw:custom-shape draw:style-name="gr2" draw:text-style-name="P3" xml:id="id101" draw:id="id101" draw:layer="layout" svg:width="1.016cm" svg:height="1.016cm" svg:x="11.4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7" draw:text-style-name="P4" draw:layer="layout" svg:x1="12.464cm" svg:y1="11.526cm" svg:x2="14.148cm" svg:y2="11.529cm">
          <text:p/>
        </draw:line>
        <draw:frame draw:style-name="gr5" draw:text-style-name="P23" draw:layer="layout" svg:width="5.588cm" svg:height="0.84cm" svg:x="11.176cm" svg:y="13.384cm">
          <draw:text-box>
            <text:p><text:span text:style-name="T57">Sono qui; creo un branch</text:span></text:p>
          </draw:text-box>
        </draw:frame>
        <draw:line draw:style-name="gr59" draw:text-style-name="P4" draw:layer="layout" svg:x1="13.462cm" svg:y1="13.384cm" svg:x2="14.478cm" svg:y2="12.446cm">
          <text:p/>
        </draw:line>
        <draw:custom-shape draw:style-name="gr2" draw:text-style-name="P3"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103" draw:id="id103"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6.725cm" svg:x2="5.948cm" svg:y2="16.725cm">
          <text:p/>
        </draw:line>
        <draw:line draw:style-name="gr3" draw:text-style-name="P4" draw:layer="layout" svg:x1="6.864cm" svg:y1="16.725cm" svg:x2="8.748cm" svg:y2="16.725cm">
          <text:p/>
        </draw:line>
        <draw:line draw:style-name="gr31" draw:text-style-name="P4" draw:layer="layout" svg:x1="9.764cm" svg:y1="16.725cm" svg:x2="11.448cm" svg:y2="16.728cm">
          <text:p/>
        </draw:line>
        <draw:frame draw:style-name="gr7" draw:text-style-name="P7" xml:id="id105" draw:id="id105" draw:layer="layout" svg:width="3.302cm" svg:height="0.959cm" svg:x="17.556cm" svg:y="16.917cm">
          <draw:text-box>
            <text:p text:style-name="P6"><text:span text:style-name="T6">MASTER</text:span></text:p>
          </draw:text-box>
        </draw:frame>
        <draw:connector draw:style-name="gr8" draw:text-style-name="P4" draw:layer="layout" draw:type="curve" svg:x1="15.164cm" svg:y1="16.725cm" svg:x2="17.556cm" svg:y2="16.245cm" draw:start-shape="id103" draw:start-glue-point="10" draw:end-shape="id104" draw:end-glue-point="3" svg:d="m15164 16725c1852 0 657-480 2392-480" svg:viewBox="0 0 2393 481">
          <text:p/>
        </draw:connector>
        <draw:connector draw:style-name="gr9" draw:text-style-name="P4" draw:layer="layout" draw:type="curve" svg:x1="15.164cm" svg:y1="16.725cm" svg:x2="17.556cm" svg:y2="17.396cm" draw:start-shape="id103" draw:start-glue-point="10" draw:end-shape="id105" draw:end-glue-point="3" svg:d="m15164 16725c1852 0 657 671 2392 671" svg:viewBox="0 0 2393 672">
          <text:p/>
        </draw:connector>
        <draw:frame draw:style-name="gr6" draw:text-style-name="P7" xml:id="id104" draw:id="id104" draw:layer="layout" svg:width="3.272cm" svg:height="0.959cm" svg:x="17.556cm" svg:y="15.766cm">
          <draw:text-box>
            <text:p text:style-name="P6"><text:span text:style-name="T6">HEAD</text:span></text:p>
          </draw:text-box>
        </draw:frame>
        <draw:frame draw:style-name="gr32" draw:text-style-name="P5" draw:layer="layout" svg:width="5.08cm" svg:height="1.016cm" svg:x="21.082cm" svg:y="15.694cm">
          <draw:text-box>
            <text:p><text:span text:style-name="T5">Ultima commit</text:span></text:p>
          </draw:text-box>
        </draw:frame>
        <draw:frame draw:style-name="gr14" draw:text-style-name="P7" xml:id="id107" draw:id="id107" draw:layer="layout" svg:width="2.19cm" svg:height="0.959cm" svg:x="10.896cm" svg:y="14.354cm">
          <draw:text-box>
            <text:p text:style-name="P6"><text:span text:style-name="T6">V1.0</text:span></text:p>
          </draw:text-box>
        </draw:frame>
        <draw:connector draw:style-name="gr15" draw:text-style-name="P4" draw:layer="layout" draw:type="curve" svg:x1="11.956cm" svg:y1="16.217cm" svg:x2="11.991cm" svg:y2="15.313cm" draw:start-shape="id106" draw:start-glue-point="4" draw:end-shape="id107" draw:end-glue-point="2" svg:d="m11956 16217c0-735 35-283 35-904" svg:viewBox="0 0 36 905">
          <text:p/>
        </draw:connector>
        <draw:custom-shape draw:style-name="gr2" draw:text-style-name="P3" xml:id="id106" draw:id="id106" draw:layer="layout" svg:width="1.016cm" svg:height="1.016cm" svg:x="11.4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7" draw:text-style-name="P4" draw:layer="layout" svg:x1="12.464cm" svg:y1="16.726cm" svg:x2="14.148cm" svg:y2="16.729cm">
          <text:p/>
        </draw:line>
        <draw:frame draw:style-name="gr5" draw:text-style-name="P5" draw:layer="layout" svg:width="5.588cm" svg:height="0.959cm" svg:x="21.082cm" svg:y="16.911cm">
          <draw:text-box>
            <text:p><text:span text:style-name="T5">Branch principale</text:span></text:p>
          </draw:text-box>
        </draw:frame>
        <draw:frame draw:style-name="gr12" draw:text-style-name="P7" xml:id="id108" draw:id="id108" draw:layer="layout" svg:width="3.302cm" svg:height="0.959cm" svg:x="17.556cm" svg:y="18.118cm">
          <draw:text-box>
            <text:p text:style-name="P6"><text:span text:style-name="T6">DEVEL</text:span></text:p>
          </draw:text-box>
        </draw:frame>
        <draw:connector draw:style-name="gr13" draw:text-style-name="P4" draw:layer="layout" draw:type="curve" svg:x1="15.164cm" svg:y1="16.725cm" svg:x2="17.556cm" svg:y2="18.597cm" draw:start-shape="id103" draw:start-glue-point="10" draw:end-shape="id108" draw:end-glue-point="3" svg:d="m15164 16725c1852 0 657 1872 2392 1872" svg:viewBox="0 0 2393 1873">
          <text:p/>
        </draw:connector>
        <presentation:notes draw:style-name="dp2">
          <draw:page-thumbnail draw:style-name="gr1" draw:layer="layout" svg:width="13.957cm" svg:height="10.465cm" svg:x="3.809cm" svg:y="2.121cm" draw:page-number="39" presentation:class="page"/>
          <draw:frame presentation:style-name="pr3" draw:text-style-name="P2" draw:layer="layout" svg:width="17.259cm" svg:height="12.56cm" svg:x="2.16cm" svg:y="13.268cm" presentation:class="notes" presentation:placeholder="true">
            <draw:text-box/>
          </draw:frame>
        </presentation:notes>
      </draw:page>
      <draw:page draw:name="page40" draw:style-name="dp1" draw:master-page-name="Bticino">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3">Utilizzare i branches</text:span></text:p>
          </draw:text-box>
        </draw:frame>
        <draw:custom-shape draw:style-name="gr2" draw:text-style-name="P3" draw:layer="layout" svg:width="1.016cm" svg:height="1.016cm" svg:x="3.0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9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7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111" draw:id="id111" draw:layer="layout" svg:width="1.016cm" svg:height="1.016cm" svg:x="14.1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8.625cm" svg:x2="5.948cm" svg:y2="8.625cm">
          <text:p/>
        </draw:line>
        <draw:line draw:style-name="gr3" draw:text-style-name="P4" draw:layer="layout" svg:x1="6.864cm" svg:y1="8.625cm" svg:x2="8.748cm" svg:y2="8.625cm">
          <text:p/>
        </draw:line>
        <draw:line draw:style-name="gr31" draw:text-style-name="P4" draw:layer="layout" svg:x1="9.764cm" svg:y1="8.625cm" svg:x2="11.448cm" svg:y2="8.628cm">
          <text:p/>
        </draw:line>
        <draw:frame draw:style-name="gr7" draw:text-style-name="P7" xml:id="id112" draw:id="id112" draw:layer="layout" svg:width="3.302cm" svg:height="0.959cm" svg:x="17.556cm" svg:y="8.817cm">
          <draw:text-box>
            <text:p text:style-name="P6"><text:span text:style-name="T6">MASTER</text:span></text:p>
          </draw:text-box>
        </draw:frame>
        <draw:connector draw:style-name="gr8" draw:text-style-name="P4" draw:layer="layout" draw:type="curve" svg:x1="16.664cm" svg:y1="16.025cm" svg:x2="19.256cm" svg:y2="15.445cm" draw:start-shape="id109" draw:start-glue-point="10" draw:end-shape="id110" draw:end-glue-point="3" svg:d="m16664 16025c2002 0 707-580 2592-580" svg:viewBox="0 0 2593 581">
          <text:p/>
        </draw:connector>
        <draw:connector draw:style-name="gr9" draw:text-style-name="P4" draw:layer="layout" draw:type="curve" svg:x1="15.164cm" svg:y1="8.625cm" svg:x2="17.556cm" svg:y2="9.296cm" draw:start-shape="id111" draw:start-glue-point="10" draw:end-shape="id112" draw:end-glue-point="3" svg:d="m15164 8625c1852 0 657 671 2392 671" svg:viewBox="0 0 2393 672">
          <text:p/>
        </draw:connector>
        <draw:frame draw:style-name="gr6" draw:text-style-name="P7" xml:id="id110" draw:id="id110" draw:layer="layout" svg:width="3.35cm" svg:height="0.959cm" svg:x="19.256cm" svg:y="14.966cm">
          <draw:text-box>
            <text:p text:style-name="P6"><text:span text:style-name="T6">HEAD</text:span></text:p>
          </draw:text-box>
        </draw:frame>
        <draw:frame draw:style-name="gr32" draw:text-style-name="P5" draw:layer="layout" svg:width="5.08cm" svg:height="1.016cm" svg:x="22.606cm" svg:y="14.909cm">
          <draw:text-box>
            <text:p><text:span text:style-name="T5">Ultima commit</text:span></text:p>
          </draw:text-box>
        </draw:frame>
        <draw:frame draw:style-name="gr14" draw:text-style-name="P7" xml:id="id114" draw:id="id114" draw:layer="layout" svg:width="2.19cm" svg:height="0.959cm" svg:x="10.896cm" svg:y="6.254cm">
          <draw:text-box>
            <text:p text:style-name="P6"><text:span text:style-name="T6">V1.0</text:span></text:p>
          </draw:text-box>
        </draw:frame>
        <draw:connector draw:style-name="gr15" draw:text-style-name="P4" draw:layer="layout" draw:type="curve" svg:x1="11.956cm" svg:y1="8.117cm" svg:x2="11.991cm" svg:y2="7.213cm" draw:start-shape="id113" draw:start-glue-point="4" draw:end-shape="id114" draw:end-glue-point="2" svg:d="m11956 8117c0-735 35-283 35-904" svg:viewBox="0 0 36 905">
          <text:p/>
        </draw:connector>
        <draw:custom-shape draw:style-name="gr2" draw:text-style-name="P3" xml:id="id113" draw:id="id113" draw:layer="layout" svg:width="1.016cm" svg:height="1.016cm" svg:x="11.4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7" draw:text-style-name="P4" draw:layer="layout" svg:x1="12.464cm" svg:y1="8.626cm" svg:x2="14.148cm" svg:y2="8.629cm">
          <text:p/>
        </draw:line>
        <draw:frame draw:style-name="gr5" draw:text-style-name="P5" draw:layer="layout" svg:width="5.588cm" svg:height="0.959cm" svg:x="21.082cm" svg:y="8.811cm">
          <draw:text-box>
            <text:p><text:span text:style-name="T5">Branch principale</text:span></text:p>
          </draw:text-box>
        </draw:frame>
        <draw:frame draw:style-name="gr12" draw:text-style-name="P7" xml:id="id115" draw:id="id115" draw:layer="layout" svg:width="3.302cm" svg:height="0.959cm" svg:x="19.256cm" svg:y="16.118cm">
          <draw:text-box>
            <text:p text:style-name="P6"><text:span text:style-name="T6">DEVEL</text:span></text:p>
          </draw:text-box>
        </draw:frame>
        <draw:connector draw:style-name="gr13" draw:text-style-name="P4" draw:layer="layout" draw:type="curve" svg:x1="16.664cm" svg:y1="16.025cm" svg:x2="19.256cm" svg:y2="16.597cm" draw:start-shape="id109" draw:start-glue-point="10" draw:end-shape="id115" draw:end-glue-point="3" svg:d="m16664 16025c2002 0 707 572 2592 572" svg:viewBox="0 0 2593 573">
          <text:p/>
        </draw:connector>
        <draw:custom-shape draw:style-name="gr10" draw:text-style-name="P3" draw:layer="layout" svg:width="1.016cm" svg:height="1.016cm" svg:x="14.124cm" svg:y="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016cm" svg:height="1.016cm" svg:x="14.124cm" svg:y="12.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 xml:id="id109" draw:id="id109" draw:layer="layout" svg:width="1.016cm" svg:height="1.016cm" svg:x="15.648cm" svg:y="1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14.632cm" svg:y1="9.133cm" svg:x2="14.632cm" svg:y2="10.56cm">
          <text:p/>
        </draw:line>
        <draw:line draw:style-name="gr59" draw:text-style-name="P4" draw:layer="layout" svg:x1="14.732cm" svg:y1="13.962cm" svg:x2="16.002cm" svg:y2="15.517cm">
          <text:p/>
        </draw:line>
        <draw:line draw:style-name="gr11" draw:text-style-name="P4" draw:layer="layout" svg:x1="14.632cm" svg:y1="11.534cm" svg:x2="14.632cm" svg:y2="12.961cm">
          <text:p/>
        </draw:line>
        <draw:frame draw:style-name="gr61" draw:text-style-name="P27" draw:layer="layout" svg:width="10.668cm" svg:height="5.722cm" svg:x="3.048cm" svg:y="10.918cm">
          <draw:text-box>
            <text:p><text:span text:style-name="T69">Perchè usare i branches?</text:span></text:p>
            <text:p><text:span text:style-name="T70">Sono utilissimi e sono la base dei modelli di sviluppo citati nelle 'best practices'. Con Git sono semplici da utilizzare, rispetto a strumenti di versioning più vecchi.</text:span></text:p>
          </draw:text-box>
        </draw:frame>
        <presentation:notes draw:style-name="dp2">
          <draw:page-thumbnail draw:style-name="gr1" draw:layer="layout" svg:width="13.957cm" svg:height="10.465cm" svg:x="3.809cm" svg:y="2.121cm" draw:page-number="40" presentation:class="page"/>
          <draw:frame presentation:style-name="pr3" draw:text-style-name="P2" draw:layer="layout" svg:width="17.259cm" svg:height="12.56cm" svg:x="2.16cm" svg:y="13.268cm" presentation:class="notes" presentation:placeholder="true">
            <draw:text-box/>
          </draw:frame>
        </presentation:notes>
      </draw:page>
      <draw:page draw:name="page41" draw:style-name="dp1" draw:master-page-name="Bticino">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3">Utilizzare i branches</text:span></text:p>
          </draw:text-box>
        </draw:frame>
        <draw:frame draw:style-name="gr62" draw:text-style-name="P27" draw:layer="layout" svg:width="23.114cm" svg:height="5.334cm" svg:x="2.032cm" svg:y="4.318cm">
          <draw:text-box>
            <text:p><text:span text:style-name="T69">Flusso normale di sviluppo</text:span></text:p>
            <text:p><text:span text:style-name="T70">Un progetto software in fase di sviluppo mantiene sempre almeno due 'cantieri' aperti:</text:span></text:p>
            <text:p><text:span text:style-name="T70">PRODUZIONE <text:s/></text:span><text:span text:style-name="T70"><text:tab/></text:span><text:span text:style-name="T70">il ramo che genera le release da distribuire (master)</text:span></text:p>
            <text:p><text:span text:style-name="T70">DEVEL <text:s/></text:span><text:span text:style-name="T70"><text:tab/></text:span><text:span text:style-name="T70"><text:tab/></text:span><text:span text:style-name="T70"><text:tab/></text:span><text:span text:style-name="T70">Il ramo che contiene i nuovi sviluppi</text:span></text:p>
          </draw:text-box>
        </draw:frame>
        <draw:custom-shape draw:style-name="gr2" draw:text-style-name="P3" xml:id="id118" draw:id="id118" draw:layer="layout" svg:width="1.016cm" svg:height="1.016cm" svg:x="3.0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 xml:id="id116" draw:id="id116" draw:layer="layout" svg:width="1.016cm" svg:height="1.016cm" svg:x="14.1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3.233cm" svg:x2="5.948cm" svg:y2="15.116cm">
          <text:p/>
        </draw:line>
        <draw:frame draw:style-name="gr7" draw:text-style-name="P7" xml:id="id117" draw:id="id117" draw:layer="layout" svg:width="3.302cm" svg:height="0.959cm" svg:x="17.78cm" svg:y="10.601cm">
          <draw:text-box>
            <text:p text:style-name="P6"><text:span text:style-name="T6">MASTER</text:span></text:p>
          </draw:text-box>
        </draw:frame>
        <draw:connector draw:style-name="gr9" draw:text-style-name="P4" draw:layer="layout" draw:type="curve" svg:x1="15.164cm" svg:y1="12.725cm" svg:x2="17.78cm" svg:y2="11.08cm" draw:start-shape="id116" draw:start-glue-point="10" draw:end-shape="id117" draw:end-glue-point="3" svg:d="m15164 12725c2020 0 713-1645 2616-1645" svg:viewBox="0 0 2617 1646">
          <text:p/>
        </draw:connector>
        <draw:custom-shape draw:style-name="gr10" draw:text-style-name="P3" draw:layer="layout" svg:width="1.016cm" svg:height="1.016cm" svg:x="5.9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016cm" svg:height="1.016cm" svg:x="8.7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6.864cm" svg:y1="15.325cm" svg:x2="8.748cm" svg:y2="15.325cm">
          <text:p/>
        </draw:line>
        <draw:line draw:style-name="gr64" draw:text-style-name="P4" draw:layer="layout" svg:x1="9.764cm" svg:y1="15.325cm" svg:x2="11.448cm" svg:y2="15.328cm">
          <text:p/>
        </draw:line>
        <draw:frame draw:style-name="gr14" draw:text-style-name="P28" xml:id="id119" draw:id="id119" draw:layer="layout" svg:width="2.794cm" svg:height="0.959cm" svg:x="2.186cm" svg:y="10.255cm">
          <draw:text-box>
            <text:p text:style-name="P6"><text:span text:style-name="T6">Ver 1.0</text:span></text:p>
          </draw:text-box>
        </draw:frame>
        <draw:connector draw:style-name="gr15" draw:text-style-name="P4" draw:layer="layout" draw:type="curve" svg:x1="3.556cm" svg:y1="12.217cm" svg:x2="3.583cm" svg:y2="11.214cm" draw:start-shape="id118" draw:start-glue-point="4" draw:end-shape="id119" draw:end-glue-point="2" svg:d="m3556 12217c0-808 27-307 27-1003" svg:viewBox="0 0 28 1004">
          <text:p/>
        </draw:connector>
        <draw:custom-shape draw:style-name="gr10" draw:text-style-name="P3" xml:id="id120" draw:id="id120" draw:layer="layout" svg:width="1.016cm" svg:height="1.016cm" svg:x="11.4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4" draw:layer="layout" svg:x1="12.464cm" svg:y1="15.091cm" svg:x2="14.478cm" svg:y2="13.208cm">
          <text:p/>
        </draw:line>
        <draw:frame draw:style-name="gr12" draw:text-style-name="P7" xml:id="id121" draw:id="id121" draw:layer="layout" svg:width="3.302cm" svg:height="0.959cm" svg:x="17.556cm" svg:y="16.718cm">
          <draw:text-box>
            <text:p text:style-name="P6"><text:span text:style-name="T6">DEVEL</text:span></text:p>
          </draw:text-box>
        </draw:frame>
        <draw:connector draw:style-name="gr13" draw:text-style-name="P4" draw:layer="layout" draw:type="curve" svg:x1="12.464cm" svg:y1="15.325cm" svg:x2="17.556cm" svg:y2="17.197cm" draw:start-shape="id120" draw:start-glue-point="10" draw:end-shape="id121" draw:end-glue-point="3" svg:d="m12464 15325c3877 0 1332 1872 5092 1872" svg:viewBox="0 0 5093 1873">
          <text:p/>
        </draw:connector>
        <draw:line draw:style-name="gr3" draw:text-style-name="P4" draw:layer="layout" svg:x1="4.064cm" svg:y1="12.83cm" svg:x2="14.148cm" svg:y2="12.83cm">
          <text:p/>
        </draw:line>
        <draw:line draw:style-name="gr66" draw:text-style-name="P4" draw:layer="layout" svg:x1="15.164cm" svg:y1="12.73cm" svg:x2="23.114cm" svg:y2="12.73cm">
          <text:p/>
        </draw:line>
        <draw:line draw:style-name="gr67" draw:text-style-name="P4" draw:layer="layout" svg:x1="12.464cm" svg:y1="15.325cm" svg:x2="23.114cm" svg:y2="15.43cm">
          <text:p/>
        </draw:line>
        <draw:frame draw:style-name="gr14" draw:text-style-name="P28" xml:id="id122" draw:id="id122" draw:layer="layout" svg:width="2.794cm" svg:height="0.959cm" svg:x="13.286cm" svg:y="10.256cm">
          <draw:text-box>
            <text:p text:style-name="P6"><text:span text:style-name="T6">Ver 2.0</text:span></text:p>
          </draw:text-box>
        </draw:frame>
        <draw:connector draw:style-name="gr15" draw:text-style-name="P4" draw:layer="layout" draw:type="curve" svg:x1="14.656cm" svg:y1="12.217cm" svg:x2="14.683cm" svg:y2="11.215cm" draw:start-shape="id116" draw:start-glue-point="4" draw:end-shape="id122" draw:end-glue-point="2" svg:d="m14656 12217c0-808 27-308 27-1002" svg:viewBox="0 0 28 1003">
          <text:p/>
        </draw:connector>
        <presentation:notes draw:style-name="dp2">
          <draw:page-thumbnail draw:style-name="gr1" draw:layer="layout" svg:width="13.957cm" svg:height="10.465cm" svg:x="3.809cm" svg:y="2.121cm" draw:page-number="41" presentation:class="page"/>
          <draw:frame presentation:style-name="pr3" draw:text-style-name="P2" draw:layer="layout" svg:width="17.259cm" svg:height="12.56cm" svg:x="2.16cm" svg:y="13.268cm" presentation:class="notes" presentation:placeholder="true">
            <draw:text-box/>
          </draw:frame>
        </presentation:notes>
      </draw:page>
      <draw:page draw:name="page42" draw:style-name="dp1" draw:master-page-name="Bticino">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3">Utilizzare i branches</text:span></text:p>
          </draw:text-box>
        </draw:frame>
        <draw:frame draw:style-name="gr68" draw:text-style-name="P27" draw:layer="layout" svg:width="23.114cm" svg:height="3.711cm" svg:x="2.032cm" svg:y="4.318cm">
          <draw:text-box>
            <text:p><text:span text:style-name="T69">Feature branch</text:span></text:p>
            <text:list text:style-name="L2">
              <text:list-item>
                <text:list>
                  <text:list-item>
                    <text:p><text:span text:style-name="T70">Branch di sviluppo di una nuova funzionalità</text:span></text:p>
                  </text:list-item>
                  <text:list-item>
                    <text:p><text:span text:style-name="T70">Ramifica a partire da </text:span><text:span text:style-name="T71">devel</text:span><text:span text:style-name="T70"> e si innesta su </text:span><text:span text:style-name="T71">devel</text:span></text:p>
                  </text:list-item>
                  <text:list-item>
                    <text:p><text:span text:style-name="T70">a fine sviluppo viene cancellato </text:span></text:p>
                  </text:list-item>
                </text:list>
              </text:list-item>
            </text:list>
          </draw:text-box>
        </draw:frame>
        <draw:custom-shape draw:style-name="gr10" draw:text-style-name="P3"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5.464cm" svg:y1="10.725cm" svg:x2="11.748cm" svg:y2="10.76cm">
          <text:p/>
        </draw:line>
        <draw:line draw:style-name="gr64" draw:text-style-name="P4" draw:layer="layout" svg:x1="12.764cm" svg:y1="10.725cm" svg:x2="16.948cm" svg:y2="10.668cm">
          <text:p/>
        </draw:line>
        <draw:custom-shape draw:style-name="gr10" draw:text-style-name="P3" xml:id="id123" draw:id="id123"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29" draw:layer="layout" svg:width="2.794cm" svg:height="0.84cm" svg:x="2.408cm" svg:y="12.317cm">
          <draw:text-box>
            <text:p><text:span text:style-name="T72">feature/a</text:span></text:p>
          </draw:text-box>
        </draw:frame>
        <draw:frame draw:style-name="gr12" draw:text-style-name="P7" xml:id="id124" draw:id="id124" draw:layer="layout" svg:width="3.302cm" svg:height="0.959cm" svg:x="20.442cm" svg:y="10.252cm">
          <draw:text-box>
            <text:p text:style-name="P6"><text:span text:style-name="T6">DEVEL</text:span></text:p>
          </draw:text-box>
        </draw:frame>
        <draw:connector draw:style-name="gr13" draw:text-style-name="P4" draw:layer="layout" draw:type="curve" svg:x1="17.964cm" svg:y1="10.725cm" svg:x2="20.442cm" svg:y2="10.731cm" draw:start-shape="id123" draw:start-glue-point="10" draw:end-shape="id124" draw:end-glue-point="3" svg:d="m17964 10725c1917 0 678 6 2478 6" svg:viewBox="0 0 2479 7">
          <text:p/>
        </draw:connector>
        <draw:custom-shape draw:style-name="gr70" draw:text-style-name="P3"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2" draw:text-style-name="P4" draw:layer="layout" svg:x1="5.202cm" svg:y1="11.233cm" svg:x2="6.218cm" svg:y2="12.317cm">
          <text:p/>
        </draw:line>
        <draw:line draw:style-name="gr73" draw:text-style-name="P4" draw:layer="layout" svg:x1="5.202cm" svg:y1="11.233cm" svg:x2="6.048cm" svg:y2="14.57cm">
          <text:p/>
        </draw:line>
        <draw:frame draw:style-name="gr74" draw:text-style-name="P29" draw:layer="layout" svg:width="2.794cm" svg:height="0.84cm" svg:x="2.408cm" svg:y="14.117cm">
          <draw:text-box>
            <text:p><text:span text:style-name="T72">feature/b</text:span></text:p>
          </draw:text-box>
        </draw:frame>
        <draw:custom-shape draw:style-name="gr70" draw:text-style-name="P3"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2" draw:text-style-name="P4" draw:layer="layout" svg:x1="11.164cm" svg:y1="12.317cm" svg:x2="12.314cm" svg:y2="11.233cm">
          <text:p/>
        </draw:line>
        <draw:line draw:style-name="gr72" draw:text-style-name="P4" draw:layer="layout" svg:x1="7.064cm" svg:y1="12.792cm" svg:x2="8.048cm" svg:y2="12.792cm">
          <text:p/>
        </draw:line>
        <draw:line draw:style-name="gr72" draw:text-style-name="P4" draw:layer="layout" svg:x1="9.064cm" svg:y1="12.792cm" svg:x2="10.148cm" svg:y2="12.792cm">
          <text:p/>
        </draw:line>
        <draw:line draw:style-name="gr73" draw:text-style-name="P4" draw:layer="layout" svg:x1="7.064cm" svg:y1="14.57cm" svg:x2="8.048cm" svg:y2="14.57cm">
          <text:p/>
        </draw:line>
        <draw:line draw:style-name="gr73" draw:text-style-name="P4" draw:layer="layout" svg:x1="9.064cm" svg:y1="14.57cm" svg:x2="10.148cm" svg:y2="14.57cm">
          <text:p/>
        </draw:line>
        <draw:line draw:style-name="gr73" draw:text-style-name="P4" draw:layer="layout" svg:x1="11.164cm" svg:y1="14.57cm" svg:x2="12.148cm" svg:y2="14.57cm">
          <text:p/>
        </draw:line>
        <draw:line draw:style-name="gr73" draw:text-style-name="P4" draw:layer="layout" svg:x1="13.164cm" svg:y1="14.57cm" svg:x2="14.346cm" svg:y2="14.57cm">
          <text:p/>
        </draw:line>
        <draw:line draw:style-name="gr73" draw:text-style-name="P4" draw:layer="layout" svg:x1="15cm" svg:y1="14.117cm" svg:x2="17.54cm" svg:y2="11.268cm">
          <text:p/>
        </draw:line>
        <draw:custom-shape draw:style-name="gr75" draw:text-style-name="P3" draw:layer="layout" svg:width="5.588cm" svg:height="1.778cm" svg:x="19.812cm" svg:y="13.208cm">
          <text:p text:style-name="P6"><text:span text:style-name="T3">Potenziale conflitto!!</text:span></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57cm" svg:height="10.465cm" svg:x="3.809cm" svg:y="2.121cm" draw:page-number="42" presentation:class="page"/>
          <draw:frame presentation:style-name="pr3" draw:text-style-name="P2" draw:layer="layout" svg:width="17.259cm" svg:height="12.56cm" svg:x="2.16cm" svg:y="13.268cm" presentation:class="notes" presentation:placeholder="true">
            <draw:text-box/>
          </draw:frame>
        </presentation:notes>
      </draw:page>
      <draw:page draw:name="page43" draw:style-name="dp1" draw:master-page-name="Bticino">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3">Utilizzare i branches</text:span></text:p>
          </draw:text-box>
        </draw:frame>
        <draw:frame draw:style-name="gr68" draw:text-style-name="P27" draw:layer="layout" svg:width="23.114cm" svg:height="4.576cm" svg:x="2.032cm" svg:y="4.318cm">
          <draw:text-box>
            <text:p><text:span text:style-name="T69">Hotfix branch</text:span></text:p>
            <text:list text:style-name="L2">
              <text:list-item>
                <text:list>
                  <text:list-item>
                    <text:p><text:span text:style-name="T70">branch di fix per un bug in produzione</text:span></text:p>
                  </text:list-item>
                  <text:list-item>
                    <text:p><text:span text:style-name="T70">ramifica da master (produzione) e si innesta su master</text:span></text:p>
                  </text:list-item>
                  <text:list-item>
                    <text:p><text:span text:style-name="T70">a fine sviluppo viene cancellato (può essere necessario un merge su devel)</text:span></text:p>
                  </text:list-item>
                </text:list>
              </text:list-item>
            </text:list>
          </draw:text-box>
        </draw:frame>
        <draw:line draw:style-name="gr11" draw:text-style-name="P4" draw:layer="layout" svg:x1="4.002cm" svg:y1="16.178cm" svg:x2="14.548cm" svg:y2="16.178cm">
          <text:p/>
        </draw:line>
        <draw:custom-shape draw:style-name="gr10" draw:text-style-name="P3" xml:id="id125" draw:id="id125"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29" draw:layer="layout" svg:width="2.794cm" svg:height="0.84cm" svg:x="4.208cm" svg:y="14.317cm">
          <draw:text-box>
            <text:p><text:span text:style-name="T72">hotfix/a</text:span></text:p>
          </draw:text-box>
        </draw:frame>
        <draw:frame draw:style-name="gr12" draw:text-style-name="P7" xml:id="id126" draw:id="id126" draw:layer="layout" svg:width="3.302cm" svg:height="0.959cm" svg:x="18.288cm" svg:y="17.272cm">
          <draw:text-box>
            <text:p text:style-name="P6"><text:span text:style-name="T6">DEVEL</text:span></text:p>
          </draw:text-box>
        </draw:frame>
        <draw:connector draw:style-name="gr13" draw:text-style-name="P4" draw:layer="layout" draw:type="curve" svg:x1="15.564cm" svg:y1="16.225cm" svg:x2="18.288cm" svg:y2="17.751cm" draw:start-shape="id125" draw:start-glue-point="10" draw:end-shape="id126" draw:end-glue-point="3" svg:d="m15564 16225c2101 0 740 1526 2724 1526" svg:viewBox="0 0 2725 1527">
          <text:p/>
        </draw:connector>
        <draw:custom-shape draw:style-name="gr70" draw:text-style-name="P3" xml:id="id128" draw:id="id128" draw:layer="layout" svg:width="1.016cm" svg:height="1.016cm" svg:x="8.3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2" draw:text-style-name="P4" draw:layer="layout" svg:x1="4.132cm" svg:y1="13.384cm" svg:x2="8.348cm" svg:y2="14.4cm">
          <text:p/>
        </draw:line>
        <draw:custom-shape draw:style-name="gr2" draw:text-style-name="P3"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 xml:id="id127" draw:id="id127" draw:layer="layout" svg:width="1.016cm" svg:height="1.016cm" svg:x="14.5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3.302cm" svg:height="0.959cm" svg:x="18.18cm" svg:y="10.801cm">
          <draw:text-box>
            <text:p text:style-name="P6"><text:span text:style-name="T6">MASTER</text:span></text:p>
          </draw:text-box>
        </draw:frame>
        <draw:connector draw:style-name="gr9" draw:text-style-name="P4" draw:layer="layout" draw:type="curve" svg:x1="15.564cm" svg:y1="13.025cm" svg:x2="18.18cm" svg:y2="11.28cm" draw:start-shape="id127" draw:start-glue-point="10" svg:d="m15564 13025c2395 0 1088-1745 2616-1745" svg:viewBox="0 0 2617 1746">
          <text:p/>
        </draw:connector>
        <draw:line draw:style-name="gr3" draw:text-style-name="P4" draw:layer="layout" svg:x1="4.464cm" svg:y1="13.13cm" svg:x2="14.548cm" svg:y2="13.13cm">
          <text:p/>
        </draw:line>
        <draw:line draw:style-name="gr66" draw:text-style-name="P4" draw:layer="layout" svg:x1="15.564cm" svg:y1="13.03cm" svg:x2="23.514cm" svg:y2="13.03cm">
          <text:p/>
        </draw:line>
        <draw:frame draw:style-name="gr14" draw:text-style-name="P28" draw:layer="layout" svg:width="2.794cm" svg:height="0.959cm" svg:x="2.686cm" svg:y="9.956cm">
          <draw:text-box>
            <text:p text:style-name="P6"><text:span text:style-name="T6">Ver 1.0</text:span></text:p>
          </draw:text-box>
        </draw:frame>
        <draw:frame draw:style-name="gr14" draw:text-style-name="P28" draw:layer="layout" svg:width="2.794cm" svg:height="0.959cm" svg:x="13.586cm" svg:y="9.957cm">
          <draw:text-box>
            <text:p text:style-name="P6"><text:span text:style-name="T6">Ver 1.1</text:span></text:p>
          </draw:text-box>
        </draw:frame>
        <draw:line draw:style-name="gr67" draw:text-style-name="P4" draw:layer="layout" svg:x1="15.564cm" svg:y1="16.23cm" svg:x2="23.514cm" svg:y2="16.23cm">
          <text:p/>
        </draw:line>
        <draw:connector draw:style-name="gr72" draw:text-style-name="P4" draw:layer="layout" draw:type="curve" svg:x1="9.364cm" svg:y1="14.625cm" svg:x2="15.056cm" svg:y2="13.533cm" draw:start-shape="id128" draw:start-glue-point="10" draw:end-shape="id127" draw:end-glue-point="8" svg:d="m9364 14625c3795 0 5692-364 5692-1092" svg:viewBox="0 0 5693 1093">
          <text:p/>
        </draw:connector>
        <draw:connector draw:style-name="gr72" draw:text-style-name="P4" draw:layer="layout" draw:type="curve" svg:x1="9.364cm" svg:y1="14.625cm" svg:x2="15.056cm" svg:y2="15.717cm" draw:start-shape="id128" draw:start-glue-point="10" draw:end-shape="id125" draw:end-glue-point="4" svg:d="m9364 14625c3795 0 5692 364 5692 1092" svg:viewBox="0 0 5693 1093">
          <text:p/>
        </draw:connector>
        <draw:line draw:style-name="gr76" draw:text-style-name="P4" draw:layer="layout" svg:x1="4.064cm" svg:y1="12.517cm" svg:x2="4.064cm" svg:y2="10.915cm">
          <text:p/>
        </draw:line>
        <draw:line draw:style-name="gr76" draw:text-style-name="P4" draw:layer="layout" svg:x1="15.086cm" svg:y1="12.517cm" svg:x2="15.086cm" svg:y2="10.916cm">
          <text:p/>
        </draw:line>
        <draw:custom-shape draw:style-name="gr75" draw:text-style-name="P3" draw:layer="layout" svg:width="5.588cm" svg:height="1.778cm" svg:x="8.636cm" svg:y="18.542cm">
          <text:p text:style-name="P6"><text:span text:style-name="T3">Merge in devel</text:span></text:p>
          <draw:enhanced-geometry svg:viewBox="0 0 21600 21600" draw:text-areas="800 800 20800 20800" draw:type="round-rectangular-callout" draw:modifiers="23462.8019323672 -17738.9544688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57cm" svg:height="10.465cm" svg:x="3.809cm" svg:y="2.121cm" draw:page-number="43" presentation:class="page"/>
          <draw:frame presentation:style-name="pr3" draw:text-style-name="P2" draw:layer="layout" svg:width="17.259cm" svg:height="12.56cm" svg:x="2.16cm" svg:y="13.268cm" presentation:class="notes" presentation:placeholder="true">
            <draw:text-box/>
          </draw:frame>
        </presentation:notes>
      </draw:page>
      <draw:page draw:name="page44" draw:style-name="dp1" draw:master-page-name="Bticino">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3">Utilizzare i branches</text:span></text:p>
          </draw:text-box>
        </draw:frame>
        <draw:frame draw:style-name="gr68" draw:text-style-name="P27" draw:layer="layout" svg:width="23.114cm" svg:height="3.711cm" svg:x="2.032cm" svg:y="4.318cm">
          <draw:text-box>
            <text:p><text:span text:style-name="T69">Release branch</text:span></text:p>
            <text:list text:style-name="L2">
              <text:list-item>
                <text:list>
                  <text:list-item>
                    <text:p><text:span text:style-name="T70">candidata in test per la prossima versione di produzione</text:span></text:p>
                  </text:list-item>
                  <text:list-item>
                    <text:p><text:span text:style-name="T70">ramifica da devel e si innesta su master</text:span></text:p>
                  </text:list-item>
                  <text:list-item>
                    <text:p><text:span text:style-name="T70">viene generalmente “taggata” con un numero di versione</text:span></text:p>
                  </text:list-item>
                </text:list>
              </text:list-item>
            </text:list>
          </draw:text-box>
        </draw:frame>
        <draw:line draw:style-name="gr11" draw:text-style-name="P4" draw:layer="layout" svg:x1="4.564cm" svg:y1="16.178cm" svg:x2="14.448cm" svg:y2="16.178cm">
          <text:p/>
        </draw:line>
        <draw:custom-shape draw:style-name="gr10" draw:text-style-name="P3" xml:id="id129" draw:id="id129"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29" draw:layer="layout" svg:width="2.794cm" svg:height="0.84cm" svg:x="3.208cm" svg:y="14.217cm">
          <draw:text-box>
            <text:p><text:span text:style-name="T72">RC2.0</text:span></text:p>
          </draw:text-box>
        </draw:frame>
        <draw:frame draw:style-name="gr12" draw:text-style-name="P7" xml:id="id130" draw:id="id130" draw:layer="layout" svg:width="3.302cm" svg:height="0.959cm" svg:x="19.588cm" svg:y="17.272cm">
          <draw:text-box>
            <text:p text:style-name="P6"><text:span text:style-name="T6">DEVEL</text:span></text:p>
          </draw:text-box>
        </draw:frame>
        <draw:connector draw:style-name="gr13" draw:text-style-name="P4" draw:layer="layout" draw:type="curve" svg:x1="15.564cm" svg:y1="16.225cm" svg:x2="19.588cm" svg:y2="17.751cm" draw:start-shape="id129" draw:start-glue-point="10" draw:end-shape="id130" draw:end-glue-point="3" svg:d="m15564 16225c3076 0 1065 1526 4024 1526" svg:viewBox="0 0 4025 1527">
          <text:p/>
        </draw:connector>
        <draw:custom-shape draw:style-name="gr70" draw:text-style-name="P3" xml:id="id132" draw:id="id132" draw:layer="layout" svg:width="1.016cm" svg:height="1.016cm" svg:x="11.5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2" draw:text-style-name="P4" draw:layer="layout" svg:x1="4.564cm" svg:y1="16.178cm" svg:x2="7.448cm" svg:y2="14.478cm">
          <text:p/>
        </draw:line>
        <draw:custom-shape draw:style-name="gr2" draw:text-style-name="P3"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 xml:id="id131" draw:id="id131" draw:layer="layout" svg:width="1.016cm" svg:height="1.016cm" svg:x="15.9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3.302cm" svg:height="0.959cm" svg:x="19.58cm" svg:y="10.801cm">
          <draw:text-box>
            <text:p text:style-name="P6"><text:span text:style-name="T6">MASTER</text:span></text:p>
          </draw:text-box>
        </draw:frame>
        <draw:connector draw:style-name="gr9" draw:text-style-name="P4" draw:layer="layout" draw:type="curve" svg:x1="16.964cm" svg:y1="13.025cm" svg:x2="19.58cm" svg:y2="11.28cm" draw:start-shape="id131" draw:start-glue-point="10" svg:d="m16964 13025c2395 0 1088-1745 2616-1745" svg:viewBox="0 0 2617 1746">
          <text:p/>
        </draw:connector>
        <draw:line draw:style-name="gr3" draw:text-style-name="P4" draw:layer="layout" svg:x1="4.464cm" svg:y1="13.13cm" svg:x2="15.948cm" svg:y2="12.954cm">
          <text:p/>
        </draw:line>
        <draw:line draw:style-name="gr66" draw:text-style-name="P4" draw:layer="layout" svg:x1="16.964cm" svg:y1="13.03cm" svg:x2="23.622cm" svg:y2="13.03cm">
          <text:p/>
        </draw:line>
        <draw:frame draw:style-name="gr14" draw:text-style-name="P28" draw:layer="layout" svg:width="2.794cm" svg:height="0.959cm" svg:x="2.686cm" svg:y="9.956cm">
          <draw:text-box>
            <text:p text:style-name="P6"><text:span text:style-name="T6">Ver 1.1</text:span></text:p>
          </draw:text-box>
        </draw:frame>
        <draw:frame draw:style-name="gr14" draw:text-style-name="P28" draw:layer="layout" svg:width="2.794cm" svg:height="0.959cm" svg:x="14.986cm" svg:y="9.957cm">
          <draw:text-box>
            <text:p text:style-name="P6"><text:span text:style-name="T6">Ver 2.0</text:span></text:p>
          </draw:text-box>
        </draw:frame>
        <draw:line draw:style-name="gr67" draw:text-style-name="P4" draw:layer="layout" svg:x1="15.564cm" svg:y1="16.23cm" svg:x2="23.514cm" svg:y2="16.23cm">
          <text:p/>
        </draw:line>
        <draw:connector draw:style-name="gr72" draw:text-style-name="P4" draw:layer="layout" draw:type="curve" svg:x1="12.564cm" svg:y1="14.625cm" svg:x2="16.456cm" svg:y2="13.533cm" draw:start-shape="id132" draw:start-glue-point="10" draw:end-shape="id131" draw:end-glue-point="8" svg:d="m12564 14625c2595 0 3892-364 3892-1092" svg:viewBox="0 0 3893 1093">
          <text:p/>
        </draw:connector>
        <draw:connector draw:style-name="gr72" draw:text-style-name="P4" draw:layer="layout" draw:type="curve" svg:x1="12.564cm" svg:y1="14.625cm" svg:x2="15.056cm" svg:y2="15.717cm" draw:start-shape="id132" draw:start-glue-point="10" draw:end-shape="id129" draw:end-glue-point="4" svg:d="m12564 14625c1662 0 2492 364 2492 1092" svg:viewBox="0 0 2493 1093">
          <text:p/>
        </draw:connector>
        <draw:line draw:style-name="gr76" draw:text-style-name="P4" draw:layer="layout" svg:x1="4.064cm" svg:y1="12.517cm" svg:x2="4.064cm" svg:y2="10.915cm">
          <text:p/>
        </draw:line>
        <draw:line draw:style-name="gr76" draw:text-style-name="P4" draw:layer="layout" svg:x1="16.486cm" svg:y1="12.517cm" svg:x2="16.486cm" svg:y2="10.916cm">
          <text:p/>
        </draw:line>
        <draw:custom-shape draw:style-name="gr10" draw:text-style-name="P3" draw:layer="layout" svg:width="1.016cm" svg:height="1.016cm" svg:x="3.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 draw:layer="layout" svg:width="1.016cm" svg:height="1.016cm" svg:x="9.4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2" draw:text-style-name="P4" draw:layer="layout" svg:x1="10.464cm" svg:y1="14.632cm" svg:x2="11.512cm" svg:y2="14.632cm">
          <text:p/>
        </draw:line>
        <draw:custom-shape draw:style-name="gr70" draw:text-style-name="P3" draw:layer="layout" svg:width="1.016cm" svg:height="1.016cm" svg:x="7.4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72" draw:text-style-name="P4" draw:layer="layout" svg:x1="8.464cm" svg:y1="14.632cm" svg:x2="9.512cm" svg:y2="14.632cm">
          <text:p/>
        </draw:line>
        <presentation:notes draw:style-name="dp2">
          <draw:page-thumbnail draw:style-name="gr1" draw:layer="layout" svg:width="13.957cm" svg:height="10.465cm" svg:x="3.809cm" svg:y="2.121cm" draw:page-number="44" presentation:class="page"/>
          <draw:frame presentation:style-name="pr3" draw:text-style-name="P2" draw:layer="layout" svg:width="17.259cm" svg:height="12.56cm" svg:x="2.16cm" svg:y="13.268cm" presentation:class="notes" presentation:placeholder="true">
            <draw:text-box/>
          </draw:frame>
        </presentation:notes>
      </draw:page>
      <draw:page draw:name="page45" draw:style-name="dp1" draw:master-page-name="Bticino">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794cm">
          <draw:text-box>
            <text:p><text:span text:style-name="T43">Creare un <text:s/>branch</text:span></text:p>
          </draw:text-box>
        </draw:frame>
        <draw:frame draw:style-name="gr77" draw:text-style-name="P27" draw:layer="layout" svg:width="23.114cm" svg:height="2.846cm" svg:x="2.032cm" svg:y="4.419cm">
          <draw:text-box>
            <text:p><text:span text:style-name="T70">Supponiamo di partire dal branch MASTER, ultima commit (HEAD)</text:span></text:p>
            <text:p><text:span text:style-name="T73">$</text:span><text:span text:style-name="T74"> </text:span><text:span text:style-name="T73">git branch DEVEL</text:span></text:p>
            <text:p><text:span text:style-name="T73">$ git checkout DEVEL</text:span></text:p>
          </draw:text-box>
        </draw:frame>
        <draw:frame draw:style-name="gr78" draw:text-style-name="P27" draw:layer="layout" svg:width="23.114cm" svg:height="1.981cm" svg:x="2.032cm" svg:y="7.219cm">
          <draw:text-box>
            <text:p><text:span text:style-name="T70">Più brevemente:</text:span></text:p>
            <text:p><text:span text:style-name="T73">$</text:span><text:span text:style-name="T74"> </text:span><text:span text:style-name="T73">git checkout -b DEVEL</text:span></text:p>
          </draw:text-box>
        </draw:frame>
        <draw:custom-shape draw:style-name="gr22" draw:text-style-name="P15" draw:layer="layout" svg:width="24.384cm" svg:height="10.394cm" svg:x="2.032cm" svg:y="9.418cm">
          <text:p text:style-name="P9"><text:span text:style-name="T41">$ git checkout -b DEVEL</text:span></text:p>
          <text:p text:style-name="P9"><text:span text:style-name="T41">Switched to a new branch 'DEVEL'</text:span></text:p>
          <text:p text:style-name="P9"><text:span text:style-name="T41">$ git branch</text:span></text:p>
          <text:p text:style-name="P9"><text:span text:style-name="T42">* DEVEL</text:span></text:p>
          <text:p text:style-name="P9"><text:span text:style-name="T41"><text:s text:c="2"/></text:span><text:span text:style-name="T41">master</text:span></text:p>
          <text:p text:style-name="P9"><text:span text:style-name="T41">$ git hist</text:span></text:p>
          <text:p text:style-name="P9"><text:span text:style-name="T41">* b94d813 2013-09-01 | added a new dir (HEAD, </text:span><text:span text:style-name="T42">master</text:span><text:span text:style-name="T41">, </text:span><text:span text:style-name="T42">DEVEL</text:span><text:span text:style-name="T41">) [Luigi Talamona]</text:span></text:p>
          <text:p text:style-name="P9"><text:span text:style-name="T41">* f11f541 2013-09-01 | Added user role to comment line [Luigi Talamona]</text:span></text:p>
          <text:p text:style-name="P9"><text:span text:style-name="T41">* 89289a4 2013-08-30 | User variable changed to uppercase (bug fixing) (tag: V1.0)..</text:span></text:p>
          <text:p text:style-name="P9"><text:span text:style-name="T41">* bcc814e 2013-08-30 | Modified default comment [Luigi Talamona]</text:span></text:p>
          <text:p text:style-name="P9"><text:span text:style-name="T41">* 385d2d8 2013-08-30 | Added a default comment [Luigi Talamona]</text:span></text:p>
          <text:p text:style-name="P9"><text:span text:style-name="T41">* 10e8fc4 2013-08-30 | First Commit [Luigi Talamona]</text:span></text:p>
          <text:p text:style-name="P9"><text:span text:style-name="T41"/></text:p>
          <text:p><text:span text:style-name="T41"/></text:p>
          <text:p><text:span text:style-name="T58"/></text:p>
          <text:p><text:span text:style-name="T58"/></text:p>
          <text:p><text:span text:style-name="T59"/></text:p>
          <text:p><text:span text:style-name="T59"/></text:p>
          <text:p text:style-name="P9"><text:span text:style-name="T41"/></text:p>
          <text:p text:style-name="P9"><text:span text:style-name="T41"/></text:p>
          <text:p text:style-name="P9"><text:span text:style-name="T41"/></text:p>
          <draw:enhanced-geometry svg:viewBox="0 0 21600 21600" draw:type="rectangle" draw:enhanced-path="M 0 0 L 21600 0 21600 21600 0 21600 0 0 Z N"/>
        </draw:custom-shape>
        <presentation:notes draw:style-name="dp2">
          <draw:page-thumbnail draw:style-name="gr1" draw:layer="layout" svg:width="13.957cm" svg:height="10.465cm" svg:x="3.809cm" svg:y="2.121cm" draw:page-number="45" presentation:class="page"/>
          <draw:frame presentation:style-name="pr3" draw:text-style-name="P2" draw:layer="layout" svg:width="17.259cm" svg:height="12.56cm" svg:x="2.16cm" svg:y="13.268cm" presentation:class="notes" presentation:placeholder="true">
            <draw:text-box/>
          </draw:frame>
        </presentation:notes>
      </draw:page>
      <draw:page draw:name="page46" draw:style-name="dp1" draw:master-page-name="Bticino">
        <draw:frame presentation:style-name="pr1" draw:layer="layout" svg:width="25.184cm" svg:height="1.732cm" svg:x="1.398cm" svg:y="0.823cm" presentation:class="title">
          <draw:text-box>
            <text:p>Corso Git</text:p>
          </draw:text-box>
        </draw:frame>
        <draw:frame draw:style-name="gr26" draw:text-style-name="P13" draw:layer="layout" svg:width="24.892cm" svg:height="1.524cm" svg:x="1.778cm" svg:y="2.394cm">
          <draw:text-box>
            <text:p><text:span text:style-name="T43">Navighiamo tra i branches</text:span></text:p>
          </draw:text-box>
        </draw:frame>
        <draw:frame draw:style-name="gr77" draw:text-style-name="P27" draw:layer="layout" svg:width="23.114cm" svg:height="2.693cm" svg:x="2.032cm" svg:y="3.719cm">
          <draw:text-box>
            <text:p><text:span text:style-name="T70">Siamo nel branch DEVEL e vogliamo passare al branch master:</text:span></text:p>
            <text:p><text:span text:style-name="T73">$</text:span><text:span text:style-name="T74"> </text:span><text:span text:style-name="T73">git checkout master</text:span></text:p>
          </draw:text-box>
        </draw:frame>
        <draw:frame draw:style-name="gr78" draw:text-style-name="P27" draw:layer="layout" svg:width="23.114cm" svg:height="1.981cm" svg:x="2.032cm" svg:y="5.719cm">
          <draw:text-box>
            <text:p><text:span text:style-name="T70">Di nuovo da master a DEVEL</text:span></text:p>
            <text:p><text:span text:style-name="T73">$</text:span><text:span text:style-name="T74"> </text:span><text:span text:style-name="T73">git checkout DEVEL</text:span></text:p>
          </draw:text-box>
        </draw:frame>
        <draw:custom-shape draw:style-name="gr2" draw:text-style-name="P3" draw:layer="layout" svg:width="1.016cm" svg:height="1.016cm" svg:x="2.4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3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1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133" draw:id="id133" draw:layer="layout" svg:width="1.016cm" svg:height="1.016cm" svg:x="13.5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3.464cm" svg:y1="9.826cm" svg:x2="5.348cm" svg:y2="9.826cm">
          <text:p/>
        </draw:line>
        <draw:line draw:style-name="gr3" draw:text-style-name="P4" draw:layer="layout" svg:x1="6.264cm" svg:y1="9.826cm" svg:x2="8.148cm" svg:y2="9.826cm">
          <text:p/>
        </draw:line>
        <draw:line draw:style-name="gr31" draw:text-style-name="P4" draw:layer="layout" svg:x1="9.164cm" svg:y1="9.826cm" svg:x2="10.848cm" svg:y2="9.829cm">
          <text:p/>
        </draw:line>
        <draw:frame draw:style-name="gr7" draw:text-style-name="P7" xml:id="id135" draw:id="id135" draw:layer="layout" svg:width="3.302cm" svg:height="0.959cm" svg:x="16.956cm" svg:y="10.018cm">
          <draw:text-box>
            <text:p text:style-name="P6"><text:span text:style-name="T6">master</text:span></text:p>
          </draw:text-box>
        </draw:frame>
        <draw:connector draw:style-name="gr8" draw:text-style-name="P4" draw:layer="layout" draw:type="curve" svg:x1="14.564cm" svg:y1="9.826cm" svg:x2="16.956cm" svg:y2="9.339cm" draw:start-shape="id133" draw:start-glue-point="10" draw:end-shape="id134" draw:end-glue-point="3" svg:d="m14564 9826c1852 0 657-487 2392-487" svg:viewBox="0 0 2393 488">
          <text:p/>
        </draw:connector>
        <draw:connector draw:style-name="gr9" draw:text-style-name="P4" draw:layer="layout" draw:type="curve" svg:x1="14.564cm" svg:y1="9.826cm" svg:x2="16.956cm" svg:y2="10.497cm" draw:start-shape="id133" draw:start-glue-point="10" draw:end-shape="id135" draw:end-glue-point="3" svg:d="m14564 9826c1852 0 657 671 2392 671" svg:viewBox="0 0 2393 672">
          <text:p/>
        </draw:connector>
        <draw:frame draw:style-name="gr6" draw:text-style-name="P7" xml:id="id134" draw:id="id134" draw:layer="layout" svg:width="3.35cm" svg:height="0.959cm" svg:x="16.956cm" svg:y="8.86cm">
          <draw:text-box>
            <text:p text:style-name="P6"><text:span text:style-name="T6">HEAD</text:span></text:p>
          </draw:text-box>
        </draw:frame>
        <draw:frame draw:style-name="gr14" draw:text-style-name="P7" xml:id="id137" draw:id="id137" draw:layer="layout" svg:width="2.19cm" svg:height="0.959cm" svg:x="10.296cm" svg:y="7.455cm">
          <draw:text-box>
            <text:p text:style-name="P6"><text:span text:style-name="T6">V1.0</text:span></text:p>
          </draw:text-box>
        </draw:frame>
        <draw:connector draw:style-name="gr15" draw:text-style-name="P4" draw:layer="layout" draw:type="curve" svg:x1="11.356cm" svg:y1="9.318cm" svg:x2="11.391cm" svg:y2="8.414cm" draw:start-shape="id136" draw:start-glue-point="4" draw:end-shape="id137" draw:end-glue-point="2" svg:d="m11356 9318c0-735 35-283 35-904" svg:viewBox="0 0 36 905">
          <text:p/>
        </draw:connector>
        <draw:custom-shape draw:style-name="gr2" draw:text-style-name="P3" xml:id="id136" draw:id="id136" draw:layer="layout" svg:width="1.016cm" svg:height="1.016cm" svg:x="10.8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7" draw:text-style-name="P4" draw:layer="layout" svg:x1="11.864cm" svg:y1="9.827cm" svg:x2="13.548cm" svg:y2="9.83cm">
          <text:p/>
        </draw:line>
        <draw:frame draw:style-name="gr5" draw:text-style-name="P5" draw:layer="layout" svg:width="5.588cm" svg:height="0.959cm" svg:x="20.482cm" svg:y="10.012cm">
          <draw:text-box>
            <text:p><text:span text:style-name="T5">Branch principale</text:span></text:p>
          </draw:text-box>
        </draw:frame>
        <draw:frame draw:style-name="gr12" draw:text-style-name="P7" xml:id="id139" draw:id="id139" draw:layer="layout" svg:width="3.302cm" svg:height="0.959cm" svg:x="17.018cm" svg:y="11.819cm">
          <draw:text-box>
            <text:p text:style-name="P6"><text:span text:style-name="T6">DEVEL</text:span></text:p>
          </draw:text-box>
        </draw:frame>
        <draw:connector draw:style-name="gr13" draw:text-style-name="P4" draw:layer="layout" draw:type="curve" svg:x1="14.54cm" svg:y1="12.269cm" svg:x2="17.018cm" svg:y2="12.298cm" draw:start-shape="id138" draw:start-glue-point="10" draw:end-shape="id139" draw:end-glue-point="3" svg:d="m14540 12269c1917 0 678 29 2478 29" svg:viewBox="0 0 2479 30">
          <text:p/>
        </draw:connector>
        <draw:custom-shape draw:style-name="gr10" draw:text-style-name="P3" xml:id="id138" draw:id="id138" draw:layer="layout" svg:width="1.016cm" svg:height="1.016cm" svg:x="13.524cm" svg:y="11.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14.032cm" svg:y1="10.334cm" svg:x2="14.032cm" svg:y2="11.761cm">
          <text:p/>
        </draw:line>
        <draw:frame draw:style-name="gr79" draw:text-style-name="P13" draw:layer="layout" svg:width="7.914cm" svg:height="1.117cm" svg:x="18.756cm" svg:y="7.327cm">
          <draw:text-box>
            <text:p><text:span text:style-name="T73">$</text:span><text:span text:style-name="T74"> </text:span><text:span text:style-name="T73">git checkout master</text:span></text:p>
          </draw:text-box>
        </draw:frame>
        <draw:custom-shape draw:style-name="gr2" draw:text-style-name="P3" draw:layer="layout" svg:width="1.016cm" svg:height="1.016cm" svg:x="2.4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5.3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016cm" svg:height="1.016cm" svg:x="8.1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xml:id="id140" draw:id="id140" draw:layer="layout" svg:width="1.016cm" svg:height="1.016cm" svg:x="13.5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3.464cm" svg:y1="16.926cm" svg:x2="5.348cm" svg:y2="16.926cm">
          <text:p/>
        </draw:line>
        <draw:line draw:style-name="gr3" draw:text-style-name="P4" draw:layer="layout" svg:x1="6.264cm" svg:y1="16.926cm" svg:x2="8.148cm" svg:y2="16.926cm">
          <text:p/>
        </draw:line>
        <draw:line draw:style-name="gr31" draw:text-style-name="P4" draw:layer="layout" svg:x1="9.164cm" svg:y1="16.926cm" svg:x2="10.848cm" svg:y2="16.929cm">
          <text:p/>
        </draw:line>
        <draw:frame draw:style-name="gr7" draw:text-style-name="P7" xml:id="id141" draw:id="id141" draw:layer="layout" svg:width="3.302cm" svg:height="0.959cm" svg:x="16.956cm" svg:y="16.41cm">
          <draw:text-box>
            <text:p text:style-name="P6"><text:span text:style-name="T6">master</text:span></text:p>
          </draw:text-box>
        </draw:frame>
        <draw:connector draw:style-name="gr9" draw:text-style-name="P4" draw:layer="layout" draw:type="curve" svg:x1="14.564cm" svg:y1="16.926cm" svg:x2="16.956cm" svg:y2="16.889cm" draw:start-shape="id140" draw:start-glue-point="10" draw:end-shape="id141" draw:end-glue-point="3" svg:d="m14564 16926c1852 0 657-37 2392-37" svg:viewBox="0 0 2393 38">
          <text:p/>
        </draw:connector>
        <draw:frame draw:style-name="gr6" draw:text-style-name="P7" draw:layer="layout" svg:width="3.35cm" svg:height="0.959cm" svg:x="20.32cm" svg:y="18.919cm">
          <draw:text-box>
            <text:p text:style-name="P6"><text:span text:style-name="T6">HEAD</text:span></text:p>
          </draw:text-box>
        </draw:frame>
        <draw:connector draw:style-name="gr15" draw:text-style-name="P4" draw:layer="layout" draw:type="curve" svg:x1="11.356cm" svg:y1="16.418cm" svg:x2="11.391cm" svg:y2="15.514cm" draw:start-shape="id142" draw:start-glue-point="4" svg:d="m11356 16418c0-1110 35-658 35-904" svg:viewBox="0 0 36 905">
          <text:p/>
        </draw:connector>
        <draw:custom-shape draw:style-name="gr2" draw:text-style-name="P3" xml:id="id142" draw:id="id142" draw:layer="layout" svg:width="1.016cm" svg:height="1.016cm" svg:x="10.8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7" draw:text-style-name="P4" draw:layer="layout" svg:x1="11.864cm" svg:y1="16.927cm" svg:x2="13.548cm" svg:y2="16.93cm">
          <text:p/>
        </draw:line>
        <draw:frame draw:style-name="gr5" draw:text-style-name="P5" draw:layer="layout" svg:width="5.588cm" svg:height="0.959cm" svg:x="20.482cm" svg:y="16.412cm">
          <draw:text-box>
            <text:p><text:span text:style-name="T5">Branch principale</text:span></text:p>
          </draw:text-box>
        </draw:frame>
        <draw:frame draw:style-name="gr12" draw:text-style-name="P7" xml:id="id144" draw:id="id144" draw:layer="layout" svg:width="3.302cm" svg:height="0.959cm" svg:x="17.018cm" svg:y="18.919cm">
          <draw:text-box>
            <text:p text:style-name="P6"><text:span text:style-name="T6">DEVEL</text:span></text:p>
          </draw:text-box>
        </draw:frame>
        <draw:connector draw:style-name="gr13" draw:text-style-name="P4" draw:layer="layout" draw:type="curve" svg:x1="14.54cm" svg:y1="19.369cm" svg:x2="17.018cm" svg:y2="19.398cm" draw:start-shape="id143" draw:start-glue-point="10" draw:end-shape="id144" draw:end-glue-point="3" svg:d="m14540 19369c1917 0 678 29 2478 29" svg:viewBox="0 0 2479 30">
          <text:p/>
        </draw:connector>
        <draw:custom-shape draw:style-name="gr10" draw:text-style-name="P3" xml:id="id143" draw:id="id143" draw:layer="layout" svg:width="1.016cm" svg:height="1.016cm" svg:x="13.524cm" svg:y="18.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14.032cm" svg:y1="17.434cm" svg:x2="14.032cm" svg:y2="18.861cm">
          <text:p/>
        </draw:line>
        <draw:frame draw:style-name="gr79" draw:text-style-name="P13" draw:layer="layout" svg:width="7.724cm" svg:height="1.117cm" svg:x="18.574cm" svg:y="14.623cm">
          <draw:text-box>
            <text:p><text:span text:style-name="T73">$</text:span><text:span text:style-name="T74"> </text:span><text:span text:style-name="T73">git checkout DEVEL</text:span></text:p>
          </draw:text-box>
        </draw:frame>
        <draw:frame draw:style-name="gr14" draw:text-style-name="P7" draw:layer="layout" svg:width="2.19cm" svg:height="0.959cm" svg:x="10.296cm" svg:y="14.556cm">
          <draw:text-box>
            <text:p text:style-name="P6"><text:span text:style-name="T6">V1.0</text:span></text:p>
          </draw:text-box>
        </draw:frame>
        <draw:line draw:style-name="gr80" draw:text-style-name="P4" draw:layer="layout" svg:x1="1.524cm" svg:y1="13.716cm" svg:x2="26.416cm" svg:y2="13.716cm">
          <text:p/>
        </draw:line>
        <presentation:notes draw:style-name="dp2">
          <draw:page-thumbnail draw:style-name="gr1" draw:layer="layout" svg:width="13.957cm" svg:height="10.465cm" svg:x="3.809cm" svg:y="2.121cm" draw:page-number="46" presentation:class="page"/>
          <draw:frame presentation:style-name="pr3" draw:text-style-name="P2" draw:layer="layout" svg:width="17.259cm" svg:height="12.56cm" svg:x="2.16cm" svg:y="13.268cm" presentation:class="notes" presentation:placeholder="true">
            <draw:text-box/>
          </draw:frame>
        </presentation:notes>
      </draw:page>
      <draw:page draw:name="page47" draw:style-name="dp1" draw:master-page-name="Bticino">
        <draw:frame presentation:style-name="pr1" draw:layer="layout" svg:width="25.184cm" svg:height="1.732cm" svg:x="1.398cm" svg:y="0.823cm" presentation:class="title" presentation:user-transformed="true">
          <draw:text-box>
            <text:p>Corso Git</text:p>
          </draw:text-box>
        </draw:frame>
        <draw:frame draw:style-name="gr81" draw:text-style-name="P27" draw:layer="layout" svg:width="24.954cm" svg:height="3.24cm" svg:x="1.398cm" svg:y="2.294cm">
          <draw:text-box>
            <text:p><text:span text:style-name="T75">Merging</text:span></text:p>
            <text:p><text:span text:style-name="T70">Siamo al punto di far passare il lavoro svolto da un ramo ad un altro</text:span></text:p>
            <text:p><text:span text:style-name="T73">$</text:span><text:span text:style-name="T74"> </text:span><text:span text:style-name="T73">git checkout master</text:span></text:p>
          </draw:text-box>
        </draw:frame>
        <draw:custom-shape draw:style-name="gr2" draw:text-style-name="P3" xml:id="id147" draw:id="id147" draw:layer="layout" svg:width="1.016cm" svg:height="1.016cm" svg:x="3.0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 xml:id="id145" draw:id="id145" draw:layer="layout" svg:width="1.016cm" svg:height="1.016cm" svg:x="14.1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8.733cm" svg:x2="5.948cm" svg:y2="10.616cm">
          <text:p/>
        </draw:line>
        <draw:frame draw:style-name="gr7" draw:text-style-name="P30" xml:id="id146" draw:id="id146" draw:layer="layout" svg:width="3.302cm" svg:height="0.959cm" svg:x="17.78cm" svg:y="6.101cm">
          <draw:text-box>
            <text:p text:style-name="P6"><text:span text:style-name="T76">master</text:span></text:p>
          </draw:text-box>
        </draw:frame>
        <draw:connector draw:style-name="gr9" draw:text-style-name="P4" draw:layer="layout" draw:type="curve" svg:x1="15.164cm" svg:y1="8.225cm" svg:x2="17.78cm" svg:y2="6.58cm" draw:start-shape="id145" draw:start-glue-point="10" draw:end-shape="id146" draw:end-glue-point="3" svg:d="m15164 8225c2020 0 713-1645 2616-1645" svg:viewBox="0 0 2617 1646">
          <text:p/>
        </draw:connector>
        <draw:custom-shape draw:style-name="gr10" draw:text-style-name="P3" draw:layer="layout" svg:width="1.016cm" svg:height="1.016cm" svg:x="5.9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016cm" svg:height="1.016cm" svg:x="8.7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6.864cm" svg:y1="10.825cm" svg:x2="8.748cm" svg:y2="10.825cm">
          <text:p/>
        </draw:line>
        <draw:line draw:style-name="gr64" draw:text-style-name="P4" draw:layer="layout" svg:x1="9.764cm" svg:y1="10.825cm" svg:x2="11.448cm" svg:y2="10.828cm">
          <text:p/>
        </draw:line>
        <draw:frame draw:style-name="gr14" draw:text-style-name="P31" xml:id="id148" draw:id="id148" draw:layer="layout" svg:width="2.794cm" svg:height="0.959cm" svg:x="2.186cm" svg:y="5.755cm">
          <draw:text-box>
            <text:p text:style-name="P6"><text:span text:style-name="T76">Ver 1.0</text:span></text:p>
          </draw:text-box>
        </draw:frame>
        <draw:connector draw:style-name="gr15" draw:text-style-name="P4" draw:layer="layout" draw:type="curve" svg:x1="3.556cm" svg:y1="7.717cm" svg:x2="3.583cm" svg:y2="6.714cm" draw:start-shape="id147" draw:start-glue-point="4" draw:end-shape="id148" draw:end-glue-point="2" svg:d="m3556 7717c0-808 27-307 27-1003" svg:viewBox="0 0 28 1004">
          <text:p/>
        </draw:connector>
        <draw:custom-shape draw:style-name="gr10" draw:text-style-name="P3" xml:id="id149" draw:id="id149" draw:layer="layout" svg:width="1.016cm" svg:height="1.016cm" svg:x="11.4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30" xml:id="id150" draw:id="id150" draw:layer="layout" svg:width="3.302cm" svg:height="0.959cm" svg:x="17.556cm" svg:y="12.218cm">
          <draw:text-box>
            <text:p text:style-name="P6"><text:span text:style-name="T76">DEVEL</text:span></text:p>
          </draw:text-box>
        </draw:frame>
        <draw:connector draw:style-name="gr13" draw:text-style-name="P4" draw:layer="layout" draw:type="curve" svg:x1="12.464cm" svg:y1="10.825cm" svg:x2="17.556cm" svg:y2="12.697cm" draw:start-shape="id149" draw:start-glue-point="10" draw:end-shape="id150" draw:end-glue-point="3" svg:d="m12464 10825c3877 0 1332 1872 5092 1872" svg:viewBox="0 0 5093 1873">
          <text:p/>
        </draw:connector>
        <draw:line draw:style-name="gr3" draw:text-style-name="P4" draw:layer="layout" svg:x1="4.064cm" svg:y1="8.33cm" svg:x2="14.148cm" svg:y2="8.33cm">
          <text:p/>
        </draw:line>
        <draw:line draw:style-name="gr66" draw:text-style-name="P4" draw:layer="layout" svg:x1="15.164cm" svg:y1="8.23cm" svg:x2="23.114cm" svg:y2="8.23cm">
          <text:p/>
        </draw:line>
        <draw:line draw:style-name="gr67" draw:text-style-name="P4" draw:layer="layout" svg:x1="12.464cm" svg:y1="10.825cm" svg:x2="23.114cm" svg:y2="10.93cm">
          <text:p/>
        </draw:line>
        <draw:frame draw:style-name="gr14" draw:text-style-name="P31" xml:id="id151" draw:id="id151" draw:layer="layout" svg:width="2.794cm" svg:height="0.959cm" svg:x="13.286cm" svg:y="5.756cm">
          <draw:text-box>
            <text:p text:style-name="P6"><text:span text:style-name="T76">Ver 2.0</text:span></text:p>
          </draw:text-box>
        </draw:frame>
        <draw:connector draw:style-name="gr15" draw:text-style-name="P4" draw:layer="layout" draw:type="curve" svg:x1="14.656cm" svg:y1="7.717cm" svg:x2="14.683cm" svg:y2="6.715cm" draw:start-shape="id145" draw:start-glue-point="4" draw:end-shape="id151" draw:end-glue-point="2" svg:d="m14656 7717c0-808 27-308 27-1002" svg:viewBox="0 0 28 1003">
          <text:p/>
        </draw:connector>
        <draw:frame draw:style-name="gr6" draw:text-style-name="P30" draw:layer="layout" svg:width="3.35cm" svg:height="0.959cm" svg:x="21.082cm" svg:y="6.101cm">
          <draw:text-box>
            <text:p text:style-name="P6"><text:span text:style-name="T76">HEAD</text:span></text:p>
          </draw:text-box>
        </draw:frame>
        <draw:custom-shape draw:style-name="gr2" draw:text-style-name="P3" xml:id="id154" draw:id="id154"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 xml:id="id152" draw:id="id152"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4.064cm" svg:y1="17.233cm" svg:x2="5.948cm" svg:y2="19.116cm">
          <text:p/>
        </draw:line>
        <draw:frame draw:style-name="gr7" draw:text-style-name="P30" xml:id="id153" draw:id="id153" draw:layer="layout" svg:width="3.302cm" svg:height="0.959cm" svg:x="17.78cm" svg:y="14.601cm">
          <draw:text-box>
            <text:p text:style-name="P6"><text:span text:style-name="T76">master</text:span></text:p>
          </draw:text-box>
        </draw:frame>
        <draw:connector draw:style-name="gr9" draw:text-style-name="P4" draw:layer="layout" draw:type="curve" svg:x1="15.164cm" svg:y1="16.725cm" svg:x2="17.78cm" svg:y2="15.08cm" draw:start-shape="id152" draw:start-glue-point="10" draw:end-shape="id153" draw:end-glue-point="3" svg:d="m15164 16725c2020 0 713-1645 2616-1645" svg:viewBox="0 0 2617 1646">
          <text:p/>
        </draw:connector>
        <draw:custom-shape draw:style-name="gr10" draw:text-style-name="P3" draw:layer="layout" svg:width="1.016cm" svg:height="1.016cm" svg:x="5.9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016cm" svg:height="1.016cm" svg:x="8.7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6.864cm" svg:y1="19.325cm" svg:x2="8.748cm" svg:y2="19.325cm">
          <text:p/>
        </draw:line>
        <draw:line draw:style-name="gr64" draw:text-style-name="P4" draw:layer="layout" svg:x1="9.764cm" svg:y1="19.325cm" svg:x2="11.448cm" svg:y2="19.328cm">
          <text:p/>
        </draw:line>
        <draw:frame draw:style-name="gr14" draw:text-style-name="P31" xml:id="id155" draw:id="id155" draw:layer="layout" svg:width="2.794cm" svg:height="0.959cm" svg:x="2.186cm" svg:y="14.255cm">
          <draw:text-box>
            <text:p text:style-name="P6"><text:span text:style-name="T76">Ver 1.0</text:span></text:p>
          </draw:text-box>
        </draw:frame>
        <draw:connector draw:style-name="gr15" draw:text-style-name="P4" draw:layer="layout" draw:type="curve" svg:x1="3.556cm" svg:y1="16.217cm" svg:x2="3.583cm" svg:y2="15.214cm" draw:start-shape="id154" draw:start-glue-point="4" draw:end-shape="id155" draw:end-glue-point="2" svg:d="m3556 16217c0-808 27-307 27-1003" svg:viewBox="0 0 28 1004">
          <text:p/>
        </draw:connector>
        <draw:custom-shape draw:style-name="gr10" draw:text-style-name="P3" xml:id="id156" draw:id="id156" draw:layer="layout" svg:width="1.016cm" svg:height="1.016cm" svg:x="11.4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30" xml:id="id157" draw:id="id157" draw:layer="layout" svg:width="3.302cm" svg:height="0.959cm" svg:x="17.526cm" svg:y="18.837cm">
          <draw:text-box>
            <text:p text:style-name="P6"><text:span text:style-name="T76">DEVEL</text:span></text:p>
          </draw:text-box>
        </draw:frame>
        <draw:connector draw:style-name="gr13" draw:text-style-name="P4" draw:layer="layout" draw:type="curve" svg:x1="12.464cm" svg:y1="19.325cm" svg:x2="17.526cm" svg:y2="19.316cm" draw:start-shape="id156" draw:start-glue-point="10" draw:end-shape="id157" draw:end-glue-point="3" svg:d="m12464 19325c3855 0 1324-9 5062-9" svg:viewBox="0 0 5063 10">
          <text:p/>
        </draw:connector>
        <draw:line draw:style-name="gr3" draw:text-style-name="P4" draw:layer="layout" svg:x1="4.064cm" svg:y1="16.83cm" svg:x2="14.148cm" svg:y2="16.83cm">
          <text:p/>
        </draw:line>
        <draw:line draw:style-name="gr66" draw:text-style-name="P4" draw:layer="layout" svg:x1="15.164cm" svg:y1="16.73cm" svg:x2="23.114cm" svg:y2="16.73cm">
          <text:p/>
        </draw:line>
        <draw:line draw:style-name="gr82" draw:text-style-name="P4" draw:layer="layout" svg:x1="12.464cm" svg:y1="19.325cm" svg:x2="14.732cm" svg:y2="17.233cm">
          <text:p/>
        </draw:line>
        <draw:frame draw:style-name="gr14" draw:text-style-name="P31" xml:id="id158" draw:id="id158" draw:layer="layout" svg:width="2.794cm" svg:height="0.959cm" svg:x="13.286cm" svg:y="14.256cm">
          <draw:text-box>
            <text:p text:style-name="P6"><text:span text:style-name="T76">Ver 2.0</text:span></text:p>
          </draw:text-box>
        </draw:frame>
        <draw:connector draw:style-name="gr15" draw:text-style-name="P4" draw:layer="layout" draw:type="curve" svg:x1="14.656cm" svg:y1="16.217cm" svg:x2="14.683cm" svg:y2="15.215cm" draw:start-shape="id152" draw:start-glue-point="4" draw:end-shape="id158" draw:end-glue-point="2" svg:d="m14656 16217c0-808 27-308 27-1002" svg:viewBox="0 0 28 1003">
          <text:p/>
        </draw:connector>
        <draw:frame draw:style-name="gr6" draw:text-style-name="P30" draw:layer="layout" svg:width="3.35cm" svg:height="0.959cm" svg:x="21.082cm" svg:y="14.601cm">
          <draw:text-box>
            <text:p text:style-name="P6"><text:span text:style-name="T76">HEAD</text:span></text:p>
          </draw:text-box>
        </draw:frame>
        <draw:frame draw:style-name="gr79" draw:text-style-name="P13" draw:layer="layout" svg:width="7.914cm" svg:height="1.117cm" svg:x="1.479cm" svg:y="12.971cm">
          <draw:text-box>
            <text:p><text:span text:style-name="T73">$</text:span><text:span text:style-name="T74"> </text:span><text:span text:style-name="T73">git merge DEVEL</text:span></text:p>
          </draw:text-box>
        </draw:frame>
        <presentation:notes draw:style-name="dp2">
          <draw:page-thumbnail draw:style-name="gr1" draw:layer="layout" svg:width="13.957cm" svg:height="10.465cm" svg:x="3.809cm" svg:y="2.121cm" draw:page-number="47" presentation:class="page"/>
          <draw:frame presentation:style-name="pr3" draw:text-style-name="P2" draw:layer="layout" svg:width="17.259cm" svg:height="12.56cm" svg:x="2.16cm" svg:y="13.268cm" presentation:class="notes" presentation:placeholder="true">
            <draw:text-box/>
          </draw:frame>
        </presentation:notes>
      </draw:page>
      <draw:page draw:name="page48" draw:style-name="dp1" draw:master-page-name="Bticino">
        <draw:frame presentation:style-name="pr1" draw:layer="layout" svg:width="25.184cm" svg:height="1.732cm" svg:x="1.398cm" svg:y="0.823cm" presentation:class="title" presentation:user-transformed="true">
          <draw:text-box>
            <text:p>Corso Git</text:p>
          </draw:text-box>
        </draw:frame>
        <draw:frame draw:style-name="gr83" draw:text-style-name="P27" draw:layer="layout" svg:width="24.954cm" svg:height="3.24cm" svg:x="1.398cm" svg:y="2.294cm">
          <draw:text-box>
            <text:p><text:span text:style-name="T75">Merging</text:span></text:p>
            <text:p><text:span text:style-name="T70">E se ci fossero dei conflitti? Per esempio, se un file <text:s/></text:span></text:p>
            <text:p><text:span text:style-name="T77">venisse modificato in entrambi i branches?</text:span></text:p>
          </draw:text-box>
        </draw:frame>
        <draw:frame draw:style-name="gr79" draw:text-style-name="P13" draw:layer="layout" svg:width="7.914cm" svg:height="1.117cm" svg:x="1.479cm" svg:y="6.271cm">
          <draw:text-box>
            <text:p><text:span text:style-name="T73">$</text:span><text:span text:style-name="T74"> </text:span><text:span text:style-name="T73">git merge DEVEL</text:span></text:p>
          </draw:text-box>
        </draw:frame>
        <draw:custom-shape draw:style-name="gr10" draw:text-style-name="P3"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5.464cm" svg:y1="10.725cm" svg:x2="11.748cm" svg:y2="10.76cm">
          <text:p/>
        </draw:line>
        <draw:line draw:style-name="gr64" draw:text-style-name="P4" draw:layer="layout" svg:x1="12.764cm" svg:y1="10.725cm" svg:x2="16.948cm" svg:y2="10.668cm">
          <text:p/>
        </draw:line>
        <draw:custom-shape draw:style-name="gr10" draw:text-style-name="P3" xml:id="id159" draw:id="id159"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29" draw:layer="layout" svg:width="2.794cm" svg:height="0.84cm" svg:x="2.408cm" svg:y="12.317cm">
          <draw:text-box>
            <text:p><text:span text:style-name="T72">feature/a</text:span></text:p>
          </draw:text-box>
        </draw:frame>
        <draw:frame draw:style-name="gr12" draw:text-style-name="P7" xml:id="id160" draw:id="id160" draw:layer="layout" svg:width="3.302cm" svg:height="0.959cm" svg:x="20.442cm" svg:y="10.252cm">
          <draw:text-box>
            <text:p text:style-name="P6"><text:span text:style-name="T6">DEVEL</text:span></text:p>
          </draw:text-box>
        </draw:frame>
        <draw:connector draw:style-name="gr13" draw:text-style-name="P4" draw:layer="layout" draw:type="curve" svg:x1="17.964cm" svg:y1="10.725cm" svg:x2="20.442cm" svg:y2="10.731cm" draw:start-shape="id159" draw:start-glue-point="10" draw:end-shape="id160" draw:end-glue-point="3" svg:d="m17964 10725c1917 0 678 6 2478 6" svg:viewBox="0 0 2479 7">
          <text:p/>
        </draw:connector>
        <draw:custom-shape draw:style-name="gr70" draw:text-style-name="P3"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2" draw:text-style-name="P4" draw:layer="layout" svg:x1="5.202cm" svg:y1="11.233cm" svg:x2="6.218cm" svg:y2="12.317cm">
          <text:p/>
        </draw:line>
        <draw:line draw:style-name="gr73" draw:text-style-name="P4" draw:layer="layout" svg:x1="5.202cm" svg:y1="11.233cm" svg:x2="6.048cm" svg:y2="14.57cm">
          <text:p/>
        </draw:line>
        <draw:frame draw:style-name="gr74" draw:text-style-name="P29" draw:layer="layout" svg:width="2.794cm" svg:height="0.84cm" svg:x="2.408cm" svg:y="14.117cm">
          <draw:text-box>
            <text:p><text:span text:style-name="T72">feature/b</text:span></text:p>
          </draw:text-box>
        </draw:frame>
        <draw:custom-shape draw:style-name="gr70" draw:text-style-name="P3"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xml:id="id162" draw:id="id162"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2" draw:text-style-name="P4" draw:layer="layout" svg:x1="11.164cm" svg:y1="12.317cm" svg:x2="12.314cm" svg:y2="11.233cm">
          <text:p/>
        </draw:line>
        <draw:line draw:style-name="gr72" draw:text-style-name="P4" draw:layer="layout" svg:x1="7.064cm" svg:y1="12.792cm" svg:x2="8.048cm" svg:y2="12.792cm">
          <text:p/>
        </draw:line>
        <draw:line draw:style-name="gr72" draw:text-style-name="P4" draw:layer="layout" svg:x1="9.064cm" svg:y1="12.792cm" svg:x2="10.148cm" svg:y2="12.792cm">
          <text:p/>
        </draw:line>
        <draw:line draw:style-name="gr73" draw:text-style-name="P4" draw:layer="layout" svg:x1="7.064cm" svg:y1="14.57cm" svg:x2="8.048cm" svg:y2="14.57cm">
          <text:p/>
        </draw:line>
        <draw:line draw:style-name="gr73" draw:text-style-name="P4" draw:layer="layout" svg:x1="9.064cm" svg:y1="14.57cm" svg:x2="10.148cm" svg:y2="14.57cm">
          <text:p/>
        </draw:line>
        <draw:line draw:style-name="gr73" draw:text-style-name="P4" draw:layer="layout" svg:x1="11.164cm" svg:y1="14.57cm" svg:x2="12.148cm" svg:y2="14.57cm">
          <text:p/>
        </draw:line>
        <draw:line draw:style-name="gr73" draw:text-style-name="P4" draw:layer="layout" svg:x1="13.164cm" svg:y1="14.57cm" svg:x2="14.346cm" svg:y2="14.57cm">
          <text:p/>
        </draw:line>
        <draw:line draw:style-name="gr73" draw:text-style-name="P4" draw:layer="layout" svg:x1="15cm" svg:y1="14.117cm" svg:x2="17.54cm" svg:y2="11.268cm">
          <text:p/>
        </draw:line>
        <draw:custom-shape draw:style-name="gr75" draw:text-style-name="P3" draw:layer="layout" svg:width="5.588cm" svg:height="1.778cm" svg:x="19.812cm" svg:y="13.208cm">
          <text:p text:style-name="P6"><text:span text:style-name="T3">Conflitto!!</text:span></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16" xml:id="id161" draw:id="id161" draw:layer="layout" svg:width="5.08cm" svg:height="3.556cm" svg:x="18.288cm" svg:y="4.572cm">
          <text:p text:style-name="P6"><text:span text:style-name="T44"># “Created by $USER”</text:span></text:p>
          <text:p text:style-name="P9"><text:span text:style-name="T44">Ciao Mondo</text:span></text:p>
          <text:p text:style-name="P6"><text:span text:style-name="T44">added row to use </text:span><text:span text:style-name="T45">tagging</text:span></text:p>
          <text:p text:style-name="P9"><text:span text:style-name="T49">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text-style-name="P14" draw:layer="layout" svg:width="3.054cm" svg:height="0.959cm" svg:x="20.574cm" svg:y="3.665cm">
          <draw:text-box>
            <text:p><text:span text:style-name="T47">hello.txt</text:span></text:p>
          </draw:text-box>
        </draw:frame>
        <draw:connector draw:style-name="gr84" draw:layer="layout" draw:type="curve" svg:x1="11.518cm" svg:y1="12.918cm" svg:x2="18.288cm" svg:y2="6.35cm" draw:end-shape="id161" draw:end-glue-point="5" svg:d="m11518 12918c4702 0 1318-6568 6770-6568" svg:viewBox="0 0 6771 6569">
          <text:p/>
        </draw:connector>
        <draw:connector draw:style-name="gr85" draw:layer="layout" draw:type="curve" draw:line-skew="-0.581cm" svg:x1="13.016cm" svg:y1="14.265cm" svg:x2="18.288cm" svg:y2="6.35cm" draw:start-shape="id162" draw:start-glue-point="11" draw:end-shape="id161" draw:end-glue-point="5" svg:d="m13016 14265c3252 0 616-7915 5272-7915" svg:viewBox="0 0 5273 7916">
          <text:p/>
        </draw:connector>
        <draw:frame draw:style-name="gr83" draw:text-style-name="P27" draw:layer="layout" svg:width="24.954cm" svg:height="3.24cm" svg:x="1.398cm" svg:y="16.094cm">
          <draw:text-box>
            <text:p><text:span text:style-name="T77">In questo caso dobbiamo risolvere manualmente il conflitto e poi fare una commit. Questo succede con qualsiasi sistema di versioning. </text:span></text:p>
          </draw:text-box>
        </draw:frame>
        <presentation:notes draw:style-name="dp2">
          <draw:page-thumbnail draw:style-name="gr1" draw:layer="layout" svg:width="13.957cm" svg:height="10.465cm" svg:x="3.809cm" svg:y="2.121cm" draw:page-number="48" presentation:class="page"/>
          <draw:frame presentation:style-name="pr3" draw:text-style-name="P2" draw:layer="layout" svg:width="17.259cm" svg:height="12.56cm" svg:x="2.16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3" draw:display-name="Arrowheads 3" svg:viewBox="0 0 1131 2256" svg:d="m1127 2120-449-2006-9-42-25-39-38-25-38-8-43 8-38 25-25 39-9 42-449 2006v13l-4 9 9 42 25 38 38 25 42 9h903l42-9 38-25 26-38 8-42v-9z"/>
    <draw:stroke-dash draw:name="Dash_20_3" draw:display-name="Dash 3"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ticino-background" style:family="presentation">
      <style:graphic-properties draw:stroke="none" draw:fill="solid" draw:fill-color="#ffffff" draw:textarea-horizontal-align="center" draw:textarea-vertical-align="middle"/>
      <style:paragraph-properties fo:text-align="center"/>
    </style:style>
    <style:style style:name="Bticino-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Bticin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font-relief="none"/>
    </style:style>
    <style:style style:name="Bticino-notes" style:family="presentation">
      <style:graphic-properties draw:stroke="none" draw:fill="none">
        <text:list-style style:name="Bticin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ticino-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Bticin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outline2" style:family="presentation" style:parent-style-name="Bticin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Bticino-outline3" style:family="presentation" style:parent-style-name="Bticin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Bticino-outline4" style:family="presentation" style:parent-style-name="Bticin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5" style:family="presentation" style:parent-style-name="Bticin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6" style:family="presentation" style:parent-style-name="Bticin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7" style:family="presentation" style:parent-style-name="Bticin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8" style:family="presentation" style:parent-style-name="Bticin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9" style:family="presentation" style:parent-style-name="Bticin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subtitle" style:family="presentation">
      <style:graphic-properties draw:stroke="none" draw:fill="none" draw:textarea-vertical-align="middle">
        <text:list-style style:name="Bticin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title" style:family="presentation">
      <style:graphic-properties draw:stroke="none" draw:fill="none" draw:textarea-horizontal-align="justify" draw:textarea-vertical-align="middle" fo:padding-top="0cm" fo:padding-bottom="0cm" fo:padding-left="0cm" fo:padding-right="0cm">
        <text:list-style style:name="Bticin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Ubuntu" style:font-pitch="variable" fo:font-size="44pt" fo:font-style="normal" fo:text-shadow="none" style:text-underline-style="none" fo:font-weight="bold" style:font-family-asian="'WenQuanYi Zen Hei'" style:font-pitch-asian="variable" style:font-size-asian="44pt" style:font-style-asian="normal" style:font-weight-asian="bold" style:font-family-complex="'WenQuanYi Zen Hei'"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Bticino-backgroundobjects">
      <style:graphic-properties draw:stroke="none" draw:fill="none" draw:fill-color="#ffffff" draw:auto-grow-height="false" draw:auto-grow-width="false" fo:min-height="1.436cm" fo:min-width="0cm" fo:wrap-option="wrap"/>
    </style:style>
    <style:style style:name="Mpr2"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3"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4"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r5"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color="#000000" fo:font-family="'Times New Roman'" style:font-family-generic="roman" style:font-pitch="variable" fo:font-size="14pt" fo:language="it" fo:country="IT" style:font-family-asian="'DejaVu Sans'" style:font-pitch-asian="variable" style:font-size-asian="14pt" style:font-family-complex="'DejaVu 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ticino" style:page-layout-name="PM1" draw:style-name="Mdp1">
      <draw:frame presentation:style-name="Bticino-title" draw:layer="backgroundobjects" svg:width="25.184cm" svg:height="1.702cm" svg:x="1.398cm" svg:y="0.838cm" presentation:class="title" presentation:placeholder="true">
        <draw:text-box/>
      </draw:frame>
      <draw:frame presentation:style-name="Bticino-outline1" draw:layer="backgroundobjects" svg:width="25.018cm" svg:height="12.179cm" svg:x="1.398cm" svg:y="3.048cm" presentation:class="outline" presentation:placeholder="true">
        <draw:text-box/>
      </draw:frame>
      <draw:frame presentation:style-name="Mpr1" draw:layer="backgroundobjects" svg:width="6.509cm" svg:height="1.435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3cm" svg:height="1.435cm" svg:x="9.577cm" svg:y="19.129cm" presentation:class="footer">
        <draw:text-box>
          <text:list text:style-name="ML1">
            <text:list-header>
              <text:p><text:span text:style-name="MT2"><presentation:footer/></text:span></text:p>
            </text:list-header>
          </text:list>
        </draw:text-box>
      </draw:frame>
      <draw:frame presentation:style-name="Mpr1" draw:layer="backgroundobjects" svg:width="6.509cm" svg:height="1.435cm" svg:x="20.072cm" svg:y="19.129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4.144cm" svg:height="0.921cm" svg:x="22.182cm" svg:y="1.111cm">
        <draw:image xlink:href="Pictures/10000000000004A3000001088E4B0FD4.jpg" xlink:type="simple" xlink:show="embed" xlink:actuate="onLoad">
          <text:p/>
        </draw:image>
      </draw:frame>
      <presentation:notes style:page-layout-name="PM0">
        <draw:rect draw:style-name="Mgr4" draw:text-style-name="MP3" draw:layer="backgroundobjects" svg:width="21.59cm" svg:height="27.94cm" svg:x="0cm" svg:y="0cm">
          <text:p/>
        </draw:rect>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Bticino-title" draw:layer="backgroundobjects" svg:width="13.957cm" svg:height="10.465cm" svg:x="3.809cm" svg:y="2.121cm" presentation:class="page"/>
        <draw:frame presentation:style-name="Bticino-notes" draw:layer="backgroundobjects" svg:width="17.259cm" svg:height="12.56cm" svg:x="2.16cm" svg:y="13.268cm" presentation:class="notes" presentation:placeholder="true">
          <draw:text-box/>
        </draw:frame>
        <draw:frame presentation:style-name="Mpr2" draw:text-style-name="MP6" draw:layer="backgroundobjects" svg:width="9.357cm" svg:height="1.386cm" svg:x="-0.001cm" svg:y="-0.001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9.358cm" svg:height="1.386cm" svg:x="12.219cm" svg:y="-0.001cm" presentation:class="date-time">
          <draw:text-box>
            <text:list text:style-name="ML1">
              <text:list-header>
                <text:p text:style-name="MP7"><text:span text:style-name="MT3"><presentation:date-time/></text:span></text:p>
              </text:list-header>
            </text:list>
          </draw:text-box>
        </draw:frame>
        <draw:frame presentation:style-name="Mpr4" draw:text-style-name="MP6" draw:layer="backgroundobjects" svg:width="9.357cm" svg:height="1.386cm" svg:x="-0.001cm" svg:y="26.5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9.358cm" svg:height="1.386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igi talamona</meta:initial-creator>
    <meta:creation-date>2013-01-28T11:37:07</meta:creation-date>
    <meta:editing-cycles>122</meta:editing-cycles>
    <meta:editing-duration>P26DT21H54M6S</meta:editing-duration>
    <dc:date>2013-10-14T17:16:52</dc:date>
    <dc:creator>luigi talamona</dc:creator>
    <meta:generator>LibreOffice/3.6$Linux_x86 LibreOffice_project/2ef5aff-a6fb0ff-166bdff-cf087ad-0f1389</meta:generator>
    <meta:document-statistic meta:object-count="959"/>
  </office:meta>
</office:document-meta>
</file>